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9c3510" draw:fill="none"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4"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5"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8"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9"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30"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2"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5"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6"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1" style:family="paragraph">
      <loext:graphic-properties draw:fill="none" draw:fill-color="#ffffff"/>
      <style:paragraph-properties fo:text-align="start" style:font-independent-line-spacing="true"/>
      <style:text-properties fo:font-size="26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0pt"/>
    </style:style>
    <style:style style:name="P4" style:family="paragraph">
      <loext:graphic-properties draw:fill="solid"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6pt"/>
    </style:style>
    <style:style style:name="P11" style:family="paragraph">
      <style:paragraph-properties fo:margin-top="0cm" fo:margin-bottom="0cm" fo:line-height="120%" fo:text-align="start" style:writing-mode="lr-tb"/>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4"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5"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19" style:family="paragraph">
      <loext:graphic-properties draw:fill-color="#ffffff"/>
    </style:style>
    <style:style style:name="P2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top="0cm" fo:margin-bottom="0cm" fo:line-height="100%" fo:text-align="end" style:writing-mode="rl-tb"/>
    </style:style>
    <style:style style:name="P23" style:family="paragraph">
      <style:paragraph-properties fo:margin-top="0cm" fo:margin-bottom="0cm" fo:line-height="100%" fo:text-align="center" style:writing-mode="rl-tb"/>
    </style:style>
    <style:style style:name="P24" style:family="paragraph">
      <loext:graphic-properties draw:fill="solid" draw:fill-color="#d34817"/>
      <style:paragraph-properties fo:text-align="start" style:font-independent-line-spacing="true"/>
      <style:text-properties fo:font-size="24pt"/>
    </style:style>
    <style:style style:name="P25" style:family="paragraph">
      <style:paragraph-properties fo:margin-top="0.155cm" fo:margin-bottom="0cm" fo:line-height="100%" fo:text-align="center" style:writing-mode="rl-tb"/>
    </style:style>
    <style:style style:name="P26" style:family="paragraph">
      <loext:graphic-properties draw:fill="none"/>
      <style:paragraph-properties fo:text-align="start"/>
      <style:text-properties fo:font-size="18pt"/>
    </style:style>
    <style:style style:name="P27"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8"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top="0cm" fo:margin-bottom="0cm" fo:text-align="start"/>
    </style:style>
    <style:style style:name="P33" style:family="paragraph">
      <style:paragraph-properties fo:margin-top="0cm" fo:margin-bottom="0cm" fo:line-height="100%" fo:text-align="end" style:punctuation-wrap="simple" style:writing-mode="rl-tb"/>
      <style:text-properties fo:font-size="13pt" style:font-size-asian="14pt" style:font-size-complex="14pt"/>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top="0cm" fo:margin-bottom="0cm" fo:line-height="120%" fo:text-align="start" style:writing-mode="rl-tb"/>
    </style:style>
    <style:style style:name="P37" style:family="paragraph">
      <style:paragraph-properties fo:margin-top="0cm" fo:margin-bottom="0cm" fo:line-height="100%" fo:text-align="start" style:writing-mode="rl-tb"/>
    </style:style>
    <style:style style:name="P38" style:family="paragraph">
      <loext:graphic-properties draw:fill="solid" draw:fill-color="#92d050"/>
      <style:paragraph-properties fo:text-align="start" style:font-independent-line-spacing="true"/>
      <style:text-properties fo:font-size="24pt"/>
    </style:style>
    <style:style style:name="P39" style:family="paragraph">
      <style:paragraph-properties fo:margin-top="0cm" fo:margin-bottom="0cm" fo:line-height="100%" fo:text-align="start" style:writing-mode="lr-tb"/>
    </style:style>
    <style:style style:name="P40"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loext:graphic-properties draw:fill="solid" draw:fill-color="#9b2d1f"/>
      <style:paragraph-properties fo:text-align="start" style:font-independent-line-spacing="true"/>
      <style:text-properties fo:font-size="24pt"/>
    </style:style>
    <style:style style:name="P43" style:family="paragraph">
      <loext:graphic-properties draw:fill="solid" draw:fill-color="#cc9900"/>
      <style:paragraph-properties fo:text-align="start" style:font-independent-line-spacing="true"/>
      <style:text-properties fo:font-size="24pt"/>
    </style:style>
    <style:style style:name="P44"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2"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7"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2"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3"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6"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8"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9"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8000" style:text-line-through-style="none" style:text-line-through-type="none" style:text-position="0% 100%" style:font-name="Consolas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63"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7"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72"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3"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75"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7"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0"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82"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3"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4"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2"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3"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4"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5"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8"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Wingdings 2'" style:font-charset="x-symbo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Subtitle 1" presentation:style-name="pr1" draw:text-style-name="P1" draw:layer="layout" svg:width="17.779cm" svg:height="4.444cm" svg:x="3.598cm" svg:y="8.89cm" presentation:class="subtitle" presentation:placeholder="true" presentation:user-transformed="true">
          <draw:text-box/>
        </draw:frame>
        <draw:frame draw:name="Rectangle 1" presentation:style-name="pr2" draw:text-style-name="P3" draw:layer="layout" svg:width="22.859cm" svg:height="4.082cm" svg:x="1.27cm" svg:y="4.183cm" presentation:class="title" presentation:user-transformed="true">
          <draw:text-box>
            <text:p text:style-name="P2"><text:span text:style-name="T1">S</text:span><text:span text:style-name="T1">t</text:span><text:span text:style-name="T1">r</text:span><text:span text:style-name="T1">u</text:span><text:span text:style-name="T1">c</text:span><text:span text:style-name="T1">t</text:span><text:span text:style-name="T1">s</text:span><text:span text:style-name="T1"> </text:span><text:span text:style-name="T1">(</text:span><text:span text:style-name="T1">C</text:span><text:span text:style-name="T1">,</text:span><text:span text:style-name="T1">C</text:span><text:span text:style-name="T1">+</text:span><text:span text:style-name="T1">+</text:span><text:span text:style-name="T1">)</text:span></text:p>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4"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5"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draw:frame draw:name="Rectangle 1" presentation:style-name="pr4" draw:text-style-name="P3" draw:layer="layout" svg:width="23.706cm" svg:height="1.776cm" svg:x="0.847cm" svg:y="0.763cm" presentation:class="title" presentation:user-transformed="true">
          <draw:text-box>
            <text:p text:style-name="P6"><text:span text:style-name="T2">S</text:span><text:span text:style-name="T2">t</text:span><text:span text:style-name="T2">r</text:span><text:span text:style-name="T2">u</text:span><text:span text:style-name="T2">c</text:span><text:span text:style-name="T2">t</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10" draw:layer="layout" svg:width="24.129cm" svg:height="15.662cm" svg:x="0.635cm" svg:y="2.752cm" presentation:class="outline" presentation:user-transformed="true">
          <draw:text-box>
            <text:list text:style-name="L3">
              <text:list-item>
                <text:list>
                  <text:list-item>
                    <text:p text:style-name="P9"><text:span text:style-name="T4">Contiguously-allocated region of memory</text:span></text:p>
                  </text:list-item>
                  <text:list-item>
                    <text:p text:style-name="P9"><text:span text:style-name="T4">Members may be of different types</text:span></text:p>
                  </text:list-item>
                  <text:list-item>
                    <text:p text:style-name="P9"><text:span text:style-name="T4">No methods</text:span></text:p>
                  </text:list-item>
                  <text:list-item>
                    <text:p text:style-name="P9"><text:span text:style-name="T4">Example:</text:span></text:p>
                  </text:list-item>
                </text:list>
              </text:list-item>
            </text:list>
          </draw:text-box>
        </draw:frame>
        <draw:custom-shape draw:name="Rectangle 3" draw:style-name="gr2" draw:text-style-name="P12" draw:layer="layout" svg:width="8.254cm" svg:height="8.542cm" svg:x="2.328cm" svg:y="9.737cm">
          <text:p text:style-name="P11"><text:span text:style-name="T5">struct</text:span><text:span text:style-name="T6"> rec </text:span><text:span text:style-name="T6"><text:line-break/></text:span><text:span text:style-name="T6">{ </text:span><text:span text:style-name="T6"><text:line-break/></text:span><text:span text:style-name="T6">   </text:span><text:span text:style-name="T5">int</text:span><text:span text:style-name="T6"> i; </text:span><text:span text:style-name="T6"><text:line-break/></text:span><text:span text:style-name="T6">   </text:span><text:span text:style-name="T5">int</text:span><text:span text:style-name="T6"> a[</text:span><text:span text:style-name="T7">3</text:span><text:span text:style-name="T6">]; </text:span><text:span text:style-name="T6"><text:line-break/></text:span><text:span text:style-name="T6">   </text:span><text:span text:style-name="T5">int</text:span><text:span text:style-name="T6"> *p; </text:span><text:span text:style-name="T6"><text:line-break/></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2" draw:layer="layout" svg:width="8.254cm" svg:height="1.146cm" svg:x="13.335cm" svg:y="9.313cm">
          <text:p text:style-name="P13"><text:span text:style-name="T8">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4" draw:layer="layout" svg:width="1.198cm" svg:height="1.198cm" svg:x="14.257cm" svg:y="10.583cm">
            <text:p text:style-name="P14"><text:span text:style-name="T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4" draw:layer="layout" svg:width="3.738cm" svg:height="1.198cm" svg:x="15.527cm" svg:y="10.583cm">
            <text:p text:style-name="P14"><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4" draw:layer="layout" svg:width="1.198cm" svg:height="1.198cm" svg:x="19.337cm" svg:y="10.583cm">
            <text:p text:style-name="P14"><text:span text:style-name="T9">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2" draw:layer="layout" svg:width="1.009cm" svg:height="1.263cm" svg:x="13.642cm" svg:y="11.739cm">
            <text:p text:style-name="P15"><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2" draw:layer="layout" svg:width="1.009cm" svg:height="1.263cm" svg:x="14.912cm" svg:y="11.739cm">
            <text:p text:style-name="P15"><text:span text:style-name="T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2" draw:layer="layout" svg:width="1.517cm" svg:height="1.263cm" svg:x="18.611cm" svg:y="11.739cm">
            <text:p text:style-name="P15"><text:span text:style-name="T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2"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4"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5"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draw:frame draw:name="Rectangle 1" presentation:style-name="pr4" draw:text-style-name="P3" draw:layer="layout" svg:width="23.706cm" svg:height="1.776cm" svg:x="0.847cm" svg:y="0.763cm" presentation:class="title" presentation:user-transformed="true">
          <draw:text-box>
            <text:p text:style-name="P6"><text:span text:style-name="T2">C</text:span><text:span text:style-name="T2">+</text:span><text:span text:style-name="T2">+</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10" draw:layer="layout" svg:width="24.129cm" svg:height="15.662cm" svg:x="0.635cm" svg:y="2.752cm" presentation:class="outline" presentation:user-transformed="true">
          <draw:text-box>
            <text:list text:style-name="L4">
              <text:list-item>
                <text:p xml:id="id4" text:id="id4" text:style-name="P16"><text:span text:style-name="T4"><text:s/></text:span><text:span text:style-name="T4">No need to write “struct Complex” each time even if we don’t use a typedef</text:span><text:span text:style-name="T10"><text:line-break/></text:span><text:span text:style-name="T10"/></text:p>
              </text:list-item>
            </text:list>
            <text:p text:style-name="P17"><text:span text:style-name="T11"><text:line-break/></text:span><text:span text:style-name="T11"/></text:p>
          </draw:text-box>
        </draw:frame>
        <draw:g draw:name="Group 3">
          <draw:custom-shape draw:name="AutoShape 4" draw:style-name="gr7" draw:text-style-name="P18" draw:layer="layout" svg:width="19.472cm" svg:height="9.278cm" svg:x="2.964cm" svg:y="8.713cm">
            <text:p text:style-name="P11"><text:span text:style-name="T12">struct</text:span><text:span text:style-name="T13"> Complex </text:span><text:span text:style-name="T13"><text:line-break/></text:span><text:span text:style-name="T13">{ </text:span><text:span text:style-name="T13"><text:line-break/></text:span><text:span text:style-name="T13">   </text:span><text:span text:style-name="T12">double</text:span><text:span text:style-name="T13"> _real, _imag; </text:span><text:span text:style-name="T13"><text:line-break/></text:span><text:span text:style-name="T13">}; </text:span></text:p>
            <text:p text:style-name="P11"><text:span text:style-name="T13"><text:line-break/></text:span><text:span text:style-name="T13">Complex addComplex(Complex, Complex); </text:span><text:span text:style-name="T13"><text:line-break/></text:span><text:span text:style-name="T13">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2" draw:layer="layout" svg:width="5.062cm" svg:height="1.779cm" svg:x="16.401cm" svg:y="8.678cm">
            <text:p text:style-name="P15"><text:span text:style-name="T14">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4"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5"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draw:frame draw:name="כותרת משנה 3" presentation:style-name="pr1" draw:text-style-name="P1" draw:layer="layout" svg:width="17.779cm" svg:height="4.444cm" svg:x="3.598cm" svg:y="8.89cm" presentation:class="subtitle" presentation:placeholder="true" presentation:user-transformed="true">
          <draw:text-box/>
        </draw:frame>
        <draw:frame draw:name="Rectangle 2" presentation:style-name="pr2" draw:text-style-name="P3" draw:layer="layout" svg:width="22.859cm" svg:height="4.082cm" svg:x="1.27cm" svg:y="4.183cm" presentation:class="title" presentation:user-transformed="true">
          <draw:text-box>
            <text:p text:style-name="P2"><text:span text:style-name="T1">C</text:span><text:span text:style-name="T1">l</text:span><text:span text:style-name="T1">a</text:span><text:span text:style-name="T1">s</text:span><text:span text:style-name="T1">s</text:span><text:span text:style-name="T1">e</text:span><text:span text:style-name="T1">s</text:span><text:span text:style-name="T1"> </text:span><text:span text:style-name="T1">(</text:span><text:span text:style-name="T1">C</text:span><text:span text:style-name="T1">+</text:span><text:span text:style-name="T1">+</text:span><text:span text:style-name="T1">)</text:span></text:p>
          </draw:text-box>
        </draw:frame>
        <anim:par presentation:node-type="timing-root">
          <anim:par smil:begin="id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 presentation:class="page"/>
          <draw:frame presentation:style-name="pr9" draw:text-style-name="P19"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0.423cm" svg:y="0.507cm" presentation:class="title" presentation:user-transformed="true">
          <draw:text-box>
            <text:p text:style-name="P6"><text:span text:style-name="T2">A</text:span><text:span text:style-name="T2">b</text:span><text:span text:style-name="T2">s</text:span><text:span text:style-name="T2">t</text:span><text:span text:style-name="T2">r</text:span><text:span text:style-name="T2">a</text:span><text:span text:style-name="T2">c</text:span><text:span text:style-name="T2">t </text:span><text:span text:style-name="T2">D</text:span><text:span text:style-name="T2">a</text:span><text:span text:style-name="T2">t</text:span><text:span text:style-name="T2">a</text:span><text:span text:style-name="T2"> </text:span><text:span text:style-name="T2">T</text:span><text:span text:style-name="T2">y</text:span><text:span text:style-name="T2">p</text:span><text:span text:style-name="T2">e</text:span><text:span text:style-name="T2"> </text:span><text:span text:style-name="T2">(</text:span><text:span text:style-name="T2">A</text:span><text:span text:style-name="T2">D</text:span><text:span text:style-name="T2">T</text:span><text:span text:style-name="T2">)</text:span></text:p>
          </draw:text-box>
        </draw:frame>
        <draw:custom-shape draw:name="Text Box 6" draw:style-name="gr10" draw:text-style-name="P12" xml:id="id9" draw:id="id9" draw:layer="layout" svg:width="13.757cm" svg:height="3.806cm" svg:x="1.499cm" svg:y="12.114cm">
          <text:p text:style-name="P20"><text:span text:style-name="T15">Attributes</text:span><text:span text:style-name="T16">: </text:span><text:span text:style-name="T16"><text:tab/></text:span></text:p>
          <text:list text:style-name="L6">
            <text:list-item>
              <text:p text:style-name="P21"><text:span text:style-name="T16">4 bytes.</text:span></text:p>
            </text:list-item>
            <text:list-item>
              <text:p text:style-name="P21"><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2" xml:id="id11" draw:id="id11" draw:layer="layout" svg:width="6.764cm" svg:height="1.267cm" svg:x="7.505cm" svg:y="5.309cm">
          <text:p text:style-name="P22"><text:span text:style-name="T17">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2" xml:id="id7" draw:id="id7" draw:layer="layout" svg:width="0cm" svg:height="3.002cm" svg:x="3.496cm" svg:y="8.912cm" svg:viewBox="0 0 1 3003" draw:points="0,0 1,3003">
          <text:p text:style-name="P22"><text:span text:style-name="T17"/></text:p>
        </draw:polyline>
        <draw:custom-shape draw:name="Text Box 9" draw:style-name="gr11" draw:text-style-name="P12" xml:id="id8" draw:id="id8" draw:layer="layout" svg:width="3.987cm" svg:height="1.267cm" svg:x="4.104cm" svg:y="9.512cm">
          <text:p text:style-name="P22"><text:span text:style-name="T17">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2" xml:id="id12" draw:id="id12" draw:layer="layout" svg:width="10.012cm" svg:height="6.176cm" svg:x="14.792cm" svg:y="5.711cm">
          <text:p text:style-name="P20"><text:span text:style-name="T15">Operations</text:span><text:span text:style-name="T16">: </text:span></text:p>
          <text:list text:style-name="L6">
            <text:list-item>
              <text:p text:style-name="P21"><text:span text:style-name="T16">numerical operators</text:span></text:p>
            </text:list-item>
            <text:list-item>
              <text:p text:style-name="P21"><text:span text:style-name="T16">logical operations</text:span></text:p>
            </text:list-item>
            <text:list-item>
              <text:p text:style-name="P21"><text:span text:style-name="T16">bit operations</text:span></text:p>
            </text:list-item>
            <text:list-item>
              <text:p text:style-name="P21"><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4" draw:layer="layout" svg:width="6.001cm" svg:height="3.597cm" svg:x="0.9cm" svg:y="5.111cm">
          <text:p text:style-name="P23"><text:span text:style-name="T18">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2" xml:id="id10" draw:id="id10" draw:layer="layout" svg:width="8.201cm" svg:height="0cm" svg:x="6.698cm" svg:y="6.91cm" svg:viewBox="0 0 8202 1" draw:points="0,0 8202,1">
          <text:p text:style-name="P22"><text:span text:style-name="T17"/></text:p>
        </draw:polyline>
        <draw:custom-shape draw:name="AutoShape 12" draw:style-name="gr14" draw:text-style-name="P24" xml:id="id13" draw:id="id13" draw:layer="layout" svg:width="13.903cm" svg:height="5.494cm" svg:x="11.399cm" svg:y="12.228cm">
          <text:p text:style-name="P25"><text:span text:style-name="T19">Data Types define the way you use storage (memory) in the programs you write</text:span><text:span text:style-name="T19">.</text:span></text:p>
          <text:p text:style-name="P23"><text:span text:style-name="T19"/></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19"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1.589cm" svg:height="11.429cm" svg:x="1.901cm" svg:y="2.522cm" presentation:class="outline" presentation:placeholder="true" presentation:user-transformed="true">
          <draw:text-box/>
        </draw:frame>
        <draw:custom-shape draw:name="Text Box 5" draw:style-name="gr10" draw:text-style-name="P12" draw:layer="layout" svg:width="5.079cm" svg:height="1.267cm" svg:x="20.32cm" svg:y="8.78cm">
          <text:p text:style-name="P22"><text:span text:style-name="T20">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6"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2" draw:layer="layout" svg:width="5.079cm" svg:height="1.267cm" svg:x="2.117cm" svg:y="12.166cm">
          <text:p text:style-name="P22"><text:span text:style-name="T20">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2" draw:layer="layout" svg:x1="15.663cm" svg:y1="12.801cm" svg:x2="22.013cm" svg:y2="10.049cm">
          <text:p/>
        </draw:line>
        <draw:line draw:name="Line 9" draw:style-name="gr16" draw:text-style-name="P12" draw:layer="layout" svg:x1="8.466cm" svg:y1="14.918cm" svg:x2="4.868cm" svg:y2="13.436cm">
          <text:p/>
        </draw:line>
        <draw:line draw:name="Line 10" draw:style-name="gr16" draw:text-style-name="P12" draw:layer="layout" svg:x1="8.89cm" svg:y1="12.378cm" svg:x2="8.043cm" svg:y2="10.473cm">
          <text:p/>
        </draw:line>
        <draw:custom-shape draw:name="Text Box 11" draw:style-name="gr10" draw:text-style-name="P12" draw:layer="layout" svg:width="5.079cm" svg:height="1.267cm" svg:x="5.08cm" svg:y="9.203cm">
          <text:p text:style-name="P22"><text:span text:style-name="T20">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2" draw:layer="layout" svg:width="5.079cm" svg:height="1.267cm" svg:x="3.387cm" svg:y="17.458cm">
          <text:p text:style-name="P22"><text:span text:style-name="T20">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2" draw:layer="layout" svg:x1="12.065cm" svg:y1="17.669cm" svg:x2="7.62cm" svg:y2="17.881cm">
          <text:p/>
        </draw:line>
        <draw:custom-shape draw:name="Text Box 14" draw:style-name="gr11" draw:text-style-name="P12" xml:id="id15" draw:id="id15" draw:layer="layout" svg:width="4.639cm" svg:height="1.267cm" svg:x="7.502cm" svg:y="4.524cm">
          <text:p text:style-name="P22"><text:span text:style-name="T21">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2" xml:id="id16" draw:id="id16" draw:layer="layout" svg:width="4.686cm" svg:height="1.267cm" svg:x="7.505cm" svg:y="6.125cm">
          <text:p text:style-name="P22"><text:span text:style-name="T21">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7" xml:id="id17" draw:id="id17" draw:layer="layout" svg:width="3.403cm" svg:height="1cm" svg:x="3.894cm" svg:y="4.723cm">
          <text:p text:style-name="P22"><text:span text:style-name="T17"/></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8" xml:id="id18" draw:id="id18" draw:layer="layout" svg:width="3.403cm" svg:height="1cm" svg:x="3.898cm" svg:y="6.324cm">
          <text:p text:style-name="P22"><text:span text:style-name="T17"/></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3" draw:layer="layout" svg:width="23.706cm" svg:height="1.776cm" svg:x="0.847cm" svg:y="0.763cm" presentation:class="title" presentation:user-transformed="true">
          <draw:text-box>
            <text:p text:style-name="P6"><text:span text:style-name="T22">H</text:span><text:span text:style-name="T22">o</text:span><text:span text:style-name="T22">w</text:span><text:span text:style-name="T22"> </text:span><text:span text:style-name="T22">s</text:span><text:span text:style-name="T22">h</text:span><text:span text:style-name="T22">o</text:span><text:span text:style-name="T22">u</text:span><text:span text:style-name="T22">l</text:span><text:span text:style-name="T22">d</text:span><text:span text:style-name="T22"> </text:span><text:span text:style-name="T22">w</text:span><text:span text:style-name="T22">e</text:span><text:span text:style-name="T22"> </text:span><text:span text:style-name="T22">d</text:span><text:span text:style-name="T22">e</text:span><text:span text:style-name="T22">s</text:span><text:span text:style-name="T22">c</text:span><text:span text:style-name="T22">r</text:span><text:span text:style-name="T22">i</text:span><text:span text:style-name="T22">b</text:span><text:span text:style-name="T22">e</text:span><text:span text:style-name="T22"> </text:span><text:span text:style-name="T22">a</text:span><text:span text:style-name="T22"> </text:span><text:span text:style-name="T22">c</text:span><text:span text:style-name="T22">a</text:span><text:span text:style-name="T22">r</text:span><text:span text:style-name="T22">?</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19"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1.482cm" svg:y="0.847cm" presentation:class="title" presentation:user-transformed="true">
          <draw:text-box>
            <text:p text:style-name="P6"><text:span text:style-name="T23">C</text:span><text:span text:style-name="T23">l</text:span><text:span text:style-name="T23">a</text:span><text:span text:style-name="T23">s</text:span><text:span text:style-name="T23">s</text:span><text:span text:style-name="T23">e</text:span><text:span text:style-name="T23">s</text:span></text:p>
          </draw:text-box>
        </draw:frame>
        <draw:frame draw:name="Rectangle 3" presentation:style-name="pr6" draw:text-style-name="P10" draw:layer="layout" svg:width="23.459cm" svg:height="15.349cm" svg:x="0.881cm" svg:y="4.022cm" presentation:class="outline" presentation:user-transformed="true">
          <draw:text-box>
            <text:p xml:id="id20" text:id="id20" text:style-name="P29"><text:span text:style-name="T24">In C++ we use </text:span><text:span text:style-name="T25">classes</text:span><text:span text:style-name="T24"> for defining ADTs.</text:span></text:p>
            <text:p xml:id="id21" text:id="id21" text:style-name="P29"><text:span text:style-name="T24">The syntax:</text:span></text:p>
            <text:p xml:id="id22" text:id="id22" text:style-name="P29"><text:span text:style-name="T24"><text:line-break/></text:span><text:span text:style-name="T26"><text:tab/></text:span><text:span text:style-name="T27">class</text:span><text:span text:style-name="T28"> ClassName</text:span><text:span text:style-name="T28"><text:line-break/></text:span><text:span text:style-name="T28"><text:tab/></text:span><text:span text:style-name="T28">{</text:span><text:span text:style-name="T28"><text:line-break/></text:span><text:span text:style-name="T28"><text:tab/></text:span><text:span text:style-name="T28"><text:tab/></text:span><text:span text:style-name="T29">//attributes and operations</text:span><text:span text:style-name="T29"><text:line-break/></text:span><text:span text:style-name="T28"><text:tab/></text:span><text:span text:style-name="T28">};</text:span></text:p>
            <text:p text:style-name="P29"><text:span text:style-name="T30"/></text:p>
            <text:p xml:id="id23" text:id="id23" text:style-name="P29"><text:span text:style-name="T30">Objects</text:span><text:span text:style-name="T31"> are instances of classes. That is, objects are to classes what variables are to types.</text:span></text:p>
            <text:p xml:id="id24" text:id="id24" text:style-name="P30"><text:span text:style-name="T31">A class definition </text:span><text:span text:style-name="T32">does not allocate storage</text:span><text:span text:style-name="T31">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19"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1.482cm" svg:y="0.847cm" presentation:class="title" presentation:user-transformed="true">
          <draw:text-box>
            <text:p text:style-name="P6"><text:span text:style-name="T23">C</text:span><text:span text:style-name="T23">l</text:span><text:span text:style-name="T23">a</text:span><text:span text:style-name="T23">s</text:span><text:span text:style-name="T23">s</text:span><text:span text:style-name="T23">e</text:span><text:span text:style-name="T23">s</text:span></text:p>
          </draw:text-box>
        </draw:frame>
        <draw:frame draw:name="Rectangle 3" presentation:style-name="pr6" draw:text-style-name="P10" draw:layer="layout" svg:width="23.459cm" svg:height="15.349cm" svg:x="0.881cm" svg:y="4.022cm" presentation:class="outline" presentation:user-transformed="true">
          <draw:text-box>
            <text:p text:style-name="P29"><text:span text:style-name="T24"/></text:p>
            <text:p xml:id="id26" text:id="id26" text:style-name="P29"><text:span text:style-name="T24">You </text:span><text:span text:style-name="T33">can</text:span><text:span text:style-name="T24"> write a C++ class such that its objects can be used like </text:span><text:span text:style-name="T33">primitives</text:span><text:span text:style-name="T24"> both in term of </text:span><text:span text:style-name="T33">usage</text:span><text:span text:style-name="T24"> (e.g., a+b) and in terms of </text:span><text:span text:style-name="T33">efficiency</text:span></text:p>
            <text:p text:style-name="P29"><text:span text:style-name="T33"/></text:p>
            <text:p xml:id="id27" text:id="id27" text:style-name="P29"><text:span text:style-name="T24">This is different from Java where objects are restricted pointers</text:span></text:p>
          </draw:text-box>
        </draw:frame>
        <anim:par presentation:node-type="timing-root">
          <anim:par smil:begin="id2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6" anim:sub-item="text" smil:attributeName="visibility" smil:to="visible"/>
                  <anim:transitionFilter smil:dur="0.5s" smil:targetElement="id26"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seq>
        </anim:par>
        <presentation:notes draw:style-name="dp4">
          <draw:page-thumbnail draw:style-name="gr9" draw:layer="layout" svg:width="14.212cm" svg:height="10.659cm" svg:x="2.753cm" svg:y="2.16cm" draw:page-number="8" presentation:class="page"/>
          <draw:frame presentation:style-name="pr13" draw:text-style-name="P19" draw:layer="layout" svg:width="15.775cm" svg:height="12.792cm" svg:x="1.972cm" svg:y="13.503cm" presentation:class="notes" presentation:placeholder="true">
            <draw:text-box/>
          </draw:frame>
        </presentation:notes>
      </draw:page>
      <draw:page draw:name="Motivating Example" draw:style-name="dp1" draw:master-page-name="כותרת_20_ותוכן" presentation:presentation-page-layout-name="AL2T11" xml:id="id28" draw:id="id28">
        <draw:frame draw:name="Rectangle 2" presentation:style-name="pr4" draw:text-style-name="P3" draw:layer="layout" svg:width="23.706cm" svg:height="1.776cm" svg:x="0.847cm" svg:y="0.763cm" presentation:class="title" presentation:user-transformed="true">
          <draw:text-box>
            <text:p text:style-name="P6"><text:span text:style-name="T2">M</text:span><text:span text:style-name="T2">o</text:span><text:span text:style-name="T2">t</text:span><text:span text:style-name="T2">i</text:span><text:span text:style-name="T2">v</text:span><text:span text:style-name="T2">a</text:span><text:span text:style-name="T2">t</text:span><text:span text:style-name="T2">i</text:span><text:span text:style-name="T2">n</text:span><text:span text:style-name="T2">g</text:span><text:span text:style-name="T2"> </text:span><text:span text:style-name="T2">E</text:span><text:span text:style-name="T2">x</text:span><text:span text:style-name="T2">a</text:span><text:span text:style-name="T2">m</text:span><text:span text:style-name="T2">p</text:span><text:span text:style-name="T2">l</text:span><text:span text:style-name="T2">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10" draw:layer="layout" svg:width="24.129cm" svg:height="15.662cm" svg:x="0.635cm" svg:y="2.752cm" presentation:class="outline" presentation:user-transformed="true">
          <draw:text-box>
            <text:p text:style-name="P31"><text:span text:style-name="T34">Goal: </text:span></text:p>
            <text:list text:style-name="L7">
              <text:list-item>
                <text:p text:style-name="P31"><text:span text:style-name="T34">Graphics package</text:span></text:p>
              </text:list-item>
              <text:list-item>
                <text:p text:style-name="P31"><text:span text:style-name="T34">Handle drawing of different shapes</text:span></text:p>
              </text:list-item>
              <text:list-item>
                <text:p text:style-name="P31"><text:span text:style-name="T34">Maintain list of shapes</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9" presentation:class="page"/>
          <draw:frame presentation:style-name="pr13" draw:text-style-name="P19" draw:layer="layout" svg:width="15.775cm" svg:height="12.792cm" svg:x="1.972cm" svg:y="13.503cm" presentation:class="notes" presentation:placeholder="true">
            <draw:text-box/>
          </draw:frame>
        </presentation:notes>
      </draw:page>
      <draw:page draw:name="Solution #1" draw:style-name="dp1" draw:master-page-name="כותרת_20_ותוכן" presentation:presentation-page-layout-name="AL2T11" xml:id="id29" draw:id="id29">
        <draw:frame draw:name="Rectangle 2" presentation:style-name="pr4" draw:text-style-name="P3" draw:layer="layout" svg:width="23.706cm" svg:height="1.776cm" svg:x="0.847cm" svg:y="0.763cm" presentation:class="title" presentation:user-transformed="true">
          <draw:text-box>
            <text:p text:style-name="P6"><text:span text:style-name="T2">S</text:span><text:span text:style-name="T2">o</text:span><text:span text:style-name="T2">l</text:span><text:span text:style-name="T2">u</text:span><text:span text:style-name="T2">t</text:span><text:span text:style-name="T2">i</text:span><text:span text:style-name="T2">o</text:span><text:span text:style-name="T2">n</text:span><text:span text:style-name="T2"> </text:span><text:span text:style-name="T2">#</text:span><text:span text:style-name="T2">1</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35">struct</text:span><text:span text:style-name="T36"> shape </text:span><text:span text:style-name="T36"><text:line-break/></text:span><text:span text:style-name="T36">{ </text:span><text:span text:style-name="T36"><text:line-break/></text:span><text:span text:style-name="T36">   </text:span><text:span text:style-name="T35">enum</text:span><text:span text:style-name="T36"> </text:span><text:span text:style-name="T36"><text:line-break/></text:span><text:span text:style-name="T36">   { </text:span><text:span text:style-name="T36"><text:line-break/></text:span><text:span text:style-name="T36">      RECTANGLE, CIRCLE, TRIANGLE </text:span><text:span text:style-name="T36"><text:line-break/></text:span><text:span text:style-name="T36">   } _type; </text:span><text:span text:style-name="T36"><text:line-break/></text:span><text:span text:style-name="T36">   </text:span><text:span text:style-name="T35">double</text:span><text:span text:style-name="T36"> _x, _y; </text:span><text:span text:style-name="T36"><text:line-break/></text:span><text:span text:style-name="T36">   </text:span><text:span text:style-name="T35">double</text:span><text:span text:style-name="T36"> _height, _width; </text:span><text:span text:style-name="T36"><text:line-break/></text:span><text:span text:style-name="T36">}; </text:span><text:span text:style-name="T36"><text:line-break/></text:span><text:span text:style-name="T35">void</text:span><text:span text:style-name="T36"> Draw( shape </text:span><text:span text:style-name="T35">const</text:span><text:span text:style-name="T36">* Shape ) </text:span><text:span text:style-name="T36"><text:line-break/></text:span><text:span text:style-name="T36">{ </text:span><text:span text:style-name="T36"><text:line-break/></text:span><text:span text:style-name="T36">   </text:span><text:span text:style-name="T35">switch</text:span><text:span text:style-name="T36">( Shape-&gt;type ) </text:span><text:span text:style-name="T36"><text:line-break/></text:span><text:span text:style-name="T36">   { </text:span><text:span text:style-name="T36"><text:line-break/></text:span><text:span text:style-name="T36">      </text:span><text:span text:style-name="T35">case</text:span><text:span text:style-name="T36"> RECTANGLE: </text:span><text:span text:style-name="T36"><text:line-break/></text:span><text:span text:style-name="T36">      ...</text:span><text:span text:style-name="T36"><text:line-break/></text:span><text:span text:style-name="T36">      </text:span><text:span text:style-name="T35">case</text:span><text:span text:style-name="T36"> CIRCLE:</text:span></text:p>
            <text:p text:style-name="P31"><text:span text:style-name="T36"><text:s text:c="6"/></text:span><text:span text:style-name="T36">... </text:span></text:p>
          </draw:text-box>
        </draw:frame>
        <anim:par presentation:node-type="timing-root">
          <anim:par smil:begin="id2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19" draw:layer="layout" svg:width="15.775cm" svg:height="12.792cm" svg:x="1.972cm" svg:y="13.503cm" presentation:class="notes" presentation:placeholder="true">
            <draw:text-box/>
          </draw:frame>
        </presentation:notes>
      </draw:page>
      <draw:page draw:name="Solution #1 - Discussion" draw:style-name="dp1" draw:master-page-name="כותרת_20_ותוכן" presentation:presentation-page-layout-name="AL2T11" xml:id="id30" draw:id="id30">
        <draw:frame draw:name="Rectangle 2" presentation:style-name="pr4" draw:text-style-name="P3" draw:layer="layout" svg:width="23.706cm" svg:height="1.776cm" svg:x="0.847cm" svg:y="0.763cm" presentation:class="title" presentation:user-transformed="true">
          <draw:text-box>
            <text:p text:style-name="P6"><text:span text:style-name="T2">S</text:span><text:span text:style-name="T2">o</text:span><text:span text:style-name="T2">l</text:span><text:span text:style-name="T2">u</text:span><text:span text:style-name="T2">t</text:span><text:span text:style-name="T2">i</text:span><text:span text:style-name="T2">o</text:span><text:span text:style-name="T2">n</text:span><text:span text:style-name="T2"> </text:span><text:span text:style-name="T2">#</text:span><text:span text:style-name="T2">1</text:span><text:span text:style-name="T2"> </text:span><text:span text:style-name="T2">- </text:span><text:span text:style-name="T2">D</text:span><text:span text:style-name="T2">i</text:span><text:span text:style-name="T2">s</text:span><text:span text:style-name="T2">c</text:span><text:span text:style-name="T2">u</text:span><text:span text:style-name="T2">s</text:span><text:span text:style-name="T2">s</text:span><text:span text:style-name="T2">i</text:span><text:span text:style-name="T2">o</text:span><text:span text:style-name="T2">n</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662cm" svg:x="0.635cm" svg:y="2.752cm" presentation:class="outline" presentation:user-transformed="true">
          <draw:text-box>
            <text:p text:style-name="P31"><text:span text:style-name="T37">Pros</text:span><text:span text:style-name="T4">:</text:span></text:p>
            <text:p text:style-name="P31"><text:span text:style-name="T4">Simple, direct</text:span></text:p>
            <text:p text:style-name="P31"><text:span text:style-name="T4"/></text:p>
            <text:p text:style-name="P31"><text:span text:style-name="T37">Cons</text:span><text:span text:style-name="T4">:</text:span></text:p>
            <text:list text:style-name="L8">
              <text:list-item>
                <text:p text:style-name="P31"><text:span text:style-name="T4">Lots of unrelated code together</text:span></text:p>
              </text:list-item>
              <text:list-item>
                <text:p text:style-name="P31"><text:span text:style-name="T4">Need to save all possible data for all types </text:span><text:span text:style-name="T4">(line needs two points, circle needs one </text:span><text:span text:style-name="T4">point and a radius)</text:span></text:p>
              </text:list-item>
              <text:list-item>
                <text:p text:style-name="P31"><text:span text:style-name="T4">Adding new shapes requires changing all </text:span><text:span text:style-name="T4">procedures that deal with shape </text:span></text:p>
              </text:list-item>
              <text:list-item>
                <text:p text:style-name="P31"><text:span text:style-name="T4">a lot of "if"/"switch" in runtime (partly true </text:span><text:span text:style-name="T4">also for inheritance)</text:span></text:p>
              </text:list-item>
            </text:list>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19" draw:layer="layout" svg:width="15.775cm" svg:height="12.792cm" svg:x="1.972cm" svg:y="13.503cm" presentation:class="notes" presentation:placeholder="true">
            <draw:text-box/>
          </draw:frame>
        </presentation:notes>
      </draw:page>
      <draw:page draw:name="Solution #2 – C++ classes" draw:style-name="dp1" draw:master-page-name="כותרת_20_ותוכן" presentation:presentation-page-layout-name="AL2T11" xml:id="id31" draw:id="id31">
        <draw:frame draw:name="Rectangle 2" presentation:style-name="pr4" draw:text-style-name="P3" draw:layer="layout" svg:width="23.706cm" svg:height="1.776cm" svg:x="0.847cm" svg:y="0.763cm" presentation:class="title" presentation:user-transformed="true">
          <draw:text-box>
            <text:p text:style-name="P6"><text:span text:style-name="T2">S</text:span><text:span text:style-name="T2">o</text:span><text:span text:style-name="T2">l</text:span><text:span text:style-name="T2">u</text:span><text:span text:style-name="T2">t</text:span><text:span text:style-name="T2">i</text:span><text:span text:style-name="T2">o</text:span><text:span text:style-name="T2">n</text:span><text:span text:style-name="T2"> </text:span><text:span text:style-name="T2">#</text:span><text:span text:style-name="T2">2</text:span><text:span text:style-name="T2"> </text:span><text:span text:style-name="T2">–</text:span><text:span text:style-name="T2"> </text:span><text:span text:style-name="T2">C</text:span><text:span text:style-name="T2">+</text:span><text:span text:style-name="T2">+</text:span><text:span text:style-name="T2"> </text:span><text:span text:style-name="T2">c</text:span><text:span text:style-name="T2">l</text:span><text:span text:style-name="T2">a</text:span><text:span text:style-name="T2">s</text:span><text:span text:style-name="T2">s</text:span><text:span text:style-name="T2">e</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10" draw:layer="layout" svg:width="24.129cm" svg:height="15.662cm" svg:x="0.635cm" svg:y="2.752cm" presentation:class="outline" presentation:user-transformed="true">
          <draw:text-box>
            <text:p text:style-name="P31"><text:span text:style-name="T34">Language provides tools for objects</text:span></text:p>
            <text:p text:style-name="P31"><text:span text:style-name="T34">Ideas similar to Java, but many </text:span><text:span text:style-name="T34">differences in details.</text:span></text:p>
            <text:p text:style-name="P31"><text:span text:style-name="T34"/></text:p>
            <text:p text:style-name="P31"><text:span text:style-name="T38">(We will not show this solution now, since we need yet to learn </text:span><text:span text:style-name="T38">these details…)</text:span></text:p>
          </draw:text-box>
        </draw:frame>
        <anim:par presentation:node-type="timing-root">
          <anim:par smil:begin="id31.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2" presentation:class="page"/>
          <draw:frame presentation:style-name="pr13" draw:text-style-name="P19" draw:layer="layout" svg:width="15.775cm" svg:height="12.792cm" svg:x="1.972cm" svg:y="13.503cm" presentation:class="notes" presentation:placeholder="true">
            <draw:text-box/>
          </draw:frame>
        </presentation:notes>
      </draw:page>
      <draw:page draw:name="page13" draw:style-name="dp1" draw:master-page-name="כותרת_20_ותוכן" presentation:presentation-page-layout-name="AL2T11" xml:id="id32" draw:id="id32">
        <draw:frame draw:name="Rectangle 2" presentation:style-name="pr10" draw:text-style-name="P3" draw:layer="layout" svg:width="23.706cm" svg:height="4.316cm" svg:x="0.847cm" svg:y="0.763cm" presentation:class="title" presentation:user-transformed="true">
          <draw:text-box>
            <text:p text:style-name="P6"><text:span text:style-name="T39">S</text:span><text:span text:style-name="T39">i</text:span><text:span text:style-name="T39">m</text:span><text:span text:style-name="T39">p</text:span><text:span text:style-name="T39">l</text:span><text:span text:style-name="T39">e </text:span><text:span text:style-name="T39">C</text:span><text:span text:style-name="T39">l</text:span><text:span text:style-name="T39">a</text:span><text:span text:style-name="T39">s</text:span><text:span text:style-name="T39">s </text:span><text:span text:style-name="T39">D</text:span><text:span text:style-name="T39">e</text:span><text:span text:style-name="T39">c</text:span><text:span text:style-name="T39">l</text:span><text:span text:style-name="T39">a</text:span><text:span text:style-name="T39">r</text:span><text:span text:style-name="T39">a</text:span><text:span text:style-name="T39">ti</text:span><text:span text:style-name="T39">o</text:span><text:span text:style-name="T39">n </text:span><text:span text:style-name="T39"><text:line-break/></text:span><text:span text:style-name="T39">F</text:span><text:span text:style-name="T39">il</text:span><text:span text:style-name="T39">e</text:span><text:span text:style-name="T39">: </text:span><text:span text:style-name="T39">C</text:span><text:span text:style-name="T39">o</text:span><text:span text:style-name="T39">u</text:span><text:span text:style-name="T39">n</text:span><text:span text:style-name="T39">t</text:span><text:span text:style-name="T39">e</text:span><text:span text:style-name="T39">r.</text:span><text:span text:style-name="T39">h</text:span><text:span text:style-name="T39">p</text:span><text:span text:style-name="T39">p</text:span><text:span text:style-name="T39"><text:line-break/></text:span><text:span text:style-name="T39">It </text:span><text:span text:style-name="T39">i</text:span><text:span text:style-name="T39">s </text:span><text:span text:style-name="T39">a</text:span><text:span text:style-name="T39">l</text:span><text:span text:style-name="T39">s</text:span><text:span text:style-name="T39">o </text:span><text:span text:style-name="T39">c</text:span><text:span text:style-name="T39">o</text:span><text:span text:style-name="T39">m</text:span><text:span text:style-name="T39">m</text:span><text:span text:style-name="T39">o</text:span><text:span text:style-name="T39">n </text:span><text:span text:style-name="T39">t</text:span><text:span text:style-name="T39">o </text:span><text:span text:style-name="T39">u</text:span><text:span text:style-name="T39">s</text:span><text:span text:style-name="T39">e </text:span><text:span text:style-name="T39">.</text:span><text:span text:style-name="T39">h </text:span><text:span text:style-name="T39">f</text:span><text:span text:style-name="T39">o</text:span><text:span text:style-name="T39">r </text:span><text:span text:style-name="T39">C</text:span><text:span text:style-name="T39">+</text:span><text:span text:style-name="T39">+ </text:span><text:span text:style-name="T39">h</text:span><text:span text:style-name="T39">e</text:span><text:span text:style-name="T39">a</text:span><text:span text:style-name="T39">d</text:span><text:span text:style-name="T39">e</text:span><text:span text:style-name="T39">r</text:span><text:span text:style-name="T39">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3.706cm" svg:height="13.546cm" svg:x="0.847cm" svg:y="4.868cm" presentation:class="outline" presentation:user-transformed="true">
          <draw:text-box>
            <text:p text:style-name="P17"><text:span text:style-name="T40">#pragma</text:span><text:span text:style-name="T41"> once</text:span><text:span text:style-name="T41"><text:line-break/></text:span><text:span text:style-name="T41"/></text:p>
            <text:p text:style-name="P17"><text:span text:style-name="T40">class</text:span><text:span text:style-name="T41"> Counter </text:span><text:span text:style-name="T41"><text:line-break/></text:span><text:span text:style-name="T41">{ </text:span><text:span text:style-name="T41"><text:line-break/></text:span><text:span text:style-name="T40">public</text:span><text:span text:style-name="T41">: </text:span><text:span text:style-name="T41"><text:line-break/></text:span><text:span text:style-name="T41">   Counter(); </text:span><text:span text:style-name="T42">// Constructor </text:span><text:span text:style-name="T42"><text:line-break/></text:span><text:span text:style-name="T42"> <text:s text:c="2"/></text:span><text:span text:style-name="T40">void</text:span><text:span text:style-name="T41"> increment(); </text:span><text:span text:style-name="T42">// A method </text:span><text:span text:style-name="T42"><text:line-break/></text:span><text:span text:style-name="T42"> <text:s text:c="2"/></text:span><text:span text:style-name="T40">int</text:span><text:span text:style-name="T41"> value(); </text:span><text:span text:style-name="T42">// Another one </text:span><text:span text:style-name="T42"><text:line-break/></text:span><text:span text:style-name="T40">private</text:span><text:span text:style-name="T41">: </text:span><text:span text:style-name="T41"><text:line-break/></text:span><text:span text:style-name="T41">   </text:span><text:span text:style-name="T40">int</text:span><text:span text:style-name="T41"> _count; </text:span><text:span text:style-name="T41"><text:line-break/></text:span><text:span text:style-name="T41">}; </text:span><text:span text:style-name="T41"><text:line-break/></text:span><text:span text:style-name="T41"/></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3">N</text:span><text:span text:style-name="T43">o</text:span><text:span text:style-name="T43">t</text:span><text:span text:style-name="T43">e</text:span><text:span text:style-name="T43">:</text:span><text:span text:style-name="T43"> </text:span><text:span text:style-name="T43">p</text:span><text:span text:style-name="T43">r</text:span><text:span text:style-name="T43">i</text:span><text:span text:style-name="T43">v</text:span><text:span text:style-name="T43">a</text:span><text:span text:style-name="T43">t</text:span><text:span text:style-name="T43">e</text:span><text:span text:style-name="T43"> </text:span><text:span text:style-name="T43">m</text:span><text:span text:style-name="T43">e</text:span><text:span text:style-name="T43">m</text:span><text:span text:style-name="T43">b</text:span><text:span text:style-name="T43">e</text:span><text:span text:style-name="T43">r</text:span><text:span text:style-name="T43">s</text:span><text:span text:style-name="T43"> </text:span><text:span text:style-name="T43">a</text:span><text:span text:style-name="T43">r</text:span><text:span text:style-name="T43">e</text:span><text:span text:style-name="T43"> </text:span><text:span text:style-name="T43">p</text:span><text:span text:style-name="T43">a</text:span><text:span text:style-name="T43">r</text:span><text:span text:style-name="T43">t</text:span><text:span text:style-name="T43"> </text:span><text:span text:style-name="T43">o</text:span><text:span text:style-name="T43">f</text:span><text:span text:style-name="T43"> </text:span><text:span text:style-name="T43">t</text:span><text:span text:style-name="T43">h</text:span><text:span text:style-name="T43">e</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span text:style-name="T43"> </text:span><text:span text:style-name="T43">f</text:span><text:span text:style-name="T43">i</text:span><text:span text:style-name="T43">l</text:span><text:span text:style-name="T43">e</text:span><text:span text:style-name="T43"> </text:span><text:span text:style-name="T43">(</text:span><text:span text:style-name="T43">b</text:span><text:span text:style-name="T43">e</text:span><text:span text:style-name="T43">c</text:span><text:span text:style-name="T43">a</text:span><text:span text:style-name="T43">u</text:span><text:span text:style-name="T43">s</text:span><text:span text:style-name="T43">e</text:span><text:span text:style-name="T43"> </text:span><text:span text:style-name="T43">t</text:span><text:span text:style-name="T43">h</text:span><text:span text:style-name="T43">e</text:span><text:span text:style-name="T43">y</text:span><text:span text:style-name="T43"> </text:span><text:span text:style-name="T43">a</text:span><text:span text:style-name="T43">p</text:span><text:span text:style-name="T43">p</text:span><text:span text:style-name="T43">e</text:span><text:span text:style-name="T43">a</text:span><text:span text:style-name="T43">r</text:span><text:span text:style-name="T43"> </text:span><text:span text:style-name="T43">a</text:span><text:span text:style-name="T43">t</text:span><text:span text:style-name="T43"> </text:span><text:span text:style-name="T43">t</text:span><text:span text:style-name="T43">h</text:span><text:span text:style-name="T43">e</text:span><text:span text:style-name="T43"> </text:span><text:span text:style-name="T43">h</text:span><text:span text:style-name="T43"> </text:span><text:span text:style-name="T43">f</text:span><text:span text:style-name="T43">i</text:span><text:span text:style-name="T43">l</text:span><text:span text:style-name="T43">e</text:span><text:span text:style-name="T43">,</text:span><text:span text:style-name="T43"> </text:span><text:span text:style-name="T43">n</text:span><text:span text:style-name="T43">o</text:span><text:span text:style-name="T43">t</text:span><text:span text:style-name="T43"> </text:span><text:span text:style-name="T43">o</text:span><text:span text:style-name="T43">n</text:span><text:span text:style-name="T43"> </text:span><text:span text:style-name="T43">p</text:span><text:span text:style-name="T43">u</text:span><text:span text:style-name="T43">r</text:span><text:span text:style-name="T43">p</text:span><text:span text:style-name="T43">o</text:span><text:span text:style-name="T43">s</text:span><text:span text:style-name="T43">e</text:span><text:span text:style-name="T43">)</text:span><text:span text:style-name="T43"> </text:span></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Using the class&#10;File: app.cpp" draw:style-name="dp1" draw:master-page-name="כותרת_20_ותוכן" presentation:presentation-page-layout-name="AL2T11" xml:id="id33" draw:id="id33">
        <draw:frame draw:name="Rectangle 2" presentation:style-name="pr4" draw:text-style-name="P3" draw:layer="layout" svg:width="23.706cm" svg:height="2.623cm" svg:x="0.847cm" svg:y="0.763cm" presentation:class="title" presentation:user-transformed="true">
          <draw:text-box>
            <text:p text:style-name="P6"><text:span text:style-name="T2">U</text:span><text:span text:style-name="T2">s</text:span><text:span text:style-name="T2">i</text:span><text:span text:style-name="T2">n</text:span><text:span text:style-name="T2">g</text:span><text:span text:style-name="T2"> </text:span><text:span text:style-name="T2">t</text:span><text:span text:style-name="T2">h</text:span><text:span text:style-name="T2">e</text:span><text:span text:style-name="T2"> </text:span><text:span text:style-name="T2">c</text:span><text:span text:style-name="T2">l</text:span><text:span text:style-name="T2">a</text:span><text:span text:style-name="T2">s</text:span><text:span text:style-name="T2">s</text:span><text:span text:style-name="T2"><text:line-break/></text:span><text:span text:style-name="T2">F</text:span><text:span text:style-name="T2">il</text:span><text:span text:style-name="T2">e</text:span><text:span text:style-name="T2">: </text:span><text:span text:style-name="T2">a</text:span><text:span text:style-name="T2">p</text:span><text:span text:style-name="T2">p</text:span><text:span text:style-name="T2">.</text:span><text:span text:style-name="T2">c</text:span><text:span text:style-name="T2">p</text:span><text:span text:style-name="T2">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10" draw:layer="layout" svg:width="24.129cm" svg:height="15.662cm" svg:x="0.635cm" svg:y="2.752cm" presentation:class="outline" presentation:user-transformed="true">
          <draw:text-box>
            <text:p text:style-name="P35"><text:span text:style-name="T45"/></text:p>
            <text:p text:style-name="P35"><text:span text:style-name="T45">#include</text:span><text:span text:style-name="T46"> </text:span><text:span text:style-name="T47">"Counter.hpp"</text:span><text:span text:style-name="T46"> </text:span><text:span text:style-name="T46"><text:line-break/></text:span><text:span text:style-name="T45">#include</text:span><text:span text:style-name="T46"> </text:span><text:span text:style-name="T47">&lt;cstdio&gt;</text:span><text:span text:style-name="T46"><text:line-break/></text:span><text:span text:style-name="T45">int</text:span><text:span text:style-name="T46"> main() </text:span><text:span text:style-name="T46"><text:line-break/></text:span><text:span text:style-name="T46">{ </text:span><text:span text:style-name="T46"><text:line-break/></text:span><text:span text:style-name="T46">   Counter cnt; </text:span><text:span text:style-name="T48">// Call to constructor! </text:span><text:span text:style-name="T48"><text:line-break/></text:span><text:span text:style-name="T48"> <text:s text:c="2"/></text:span><text:span text:style-name="T46">printf(</text:span><text:span text:style-name="T47">"Initial value= %d\n"</text:span><text:span text:style-name="T46">, cnt.value()); </text:span><text:span text:style-name="T46"><text:line-break/></text:span><text:span text:style-name="T46">   cnt.increment(); </text:span><text:span text:style-name="T46"><text:line-break/></text:span><text:span text:style-name="T46">   printf(</text:span><text:span text:style-name="T47">"New value = %d\n"</text:span><text:span text:style-name="T46">, cnt.value()); </text:span><text:span text:style-name="T46"><text:line-break/></text:span><text:span text:style-name="T46">} </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9">W</text:span><text:span text:style-name="T49">h</text:span><text:span text:style-name="T49">e</text:span><text:span text:style-name="T49">r</text:span><text:span text:style-name="T49">e</text:span><text:span text:style-name="T49"> </text:span><text:span text:style-name="T49">i</text:span><text:span text:style-name="T49">s</text:span><text:span text:style-name="T49"> </text:span><text:span text:style-name="T49">t</text:span><text:span text:style-name="T49">h</text:span><text:span text:style-name="T49">e</text:span><text:span text:style-name="T49"> </text:span><text:span text:style-name="T49">c</text:span><text:span text:style-name="T49">l</text:span><text:span text:style-name="T49">a</text:span><text:span text:style-name="T49">s</text:span><text:span text:style-name="T49">s</text:span><text:span text:style-name="T49"> </text:span><text:span text:style-name="T49">s</text:span><text:span text:style-name="T49">t</text:span><text:span text:style-name="T49">o</text:span><text:span text:style-name="T49">r</text:span><text:span text:style-name="T49">e</text:span><text:span text:style-name="T49">d</text:span><text:span text:style-name="T49">?</text:span></text:p>
              <text:p text:style-name="P32"><text:span text:style-name="T49">Li</text:span><text:span text:style-name="T49">k</text:span><text:span text:style-name="T49">e</text:span><text:span text:style-name="T49"> </text:span><text:span text:style-name="T49">a</text:span><text:span text:style-name="T49"> </text:span><text:span text:style-name="T49">c</text:span><text:span text:style-name="T49"> </text:span><text:span text:style-name="T49">s</text:span><text:span text:style-name="T49">t</text:span><text:span text:style-name="T49">r</text:span><text:span text:style-name="T49">u</text:span><text:span text:style-name="T49">c</text:span><text:span text:style-name="T49">t</text:span><text:span text:style-name="T49">,</text:span><text:span text:style-name="T49"> </text:span><text:span text:style-name="T49">o</text:span><text:span text:style-name="T49">n</text:span><text:span text:style-name="T49"> </text:span><text:span text:style-name="T49">t</text:span><text:span text:style-name="T49">h</text:span><text:span text:style-name="T49">e</text:span><text:span text:style-name="T49"> </text:span><text:span text:style-name="T49">s</text:span><text:span text:style-name="T49">t</text:span><text:span text:style-name="T49">a</text:span><text:span text:style-name="T49">c</text:span><text:span text:style-name="T49">k</text:span><text:span text:style-name="T49">!</text:span></text:p>
              <text:p text:style-name="P32"><text:span text:style-name="T49"/></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Class Implementation: Counter.cpp" draw:style-name="dp1" draw:master-page-name="כותרת_20_ותוכן" presentation:presentation-page-layout-name="AL2T11" xml:id="id34" draw:id="id34">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C</text:span><text:span text:style-name="T2">o</text:span><text:span text:style-name="T2">u</text:span><text:span text:style-name="T2">n</text:span><text:span text:style-name="T2">t</text:span><text:span text:style-name="T2">e</text:span><text:span text:style-name="T2">r</text:span><text:span text:style-name="T2">.</text:span><text:span text:style-name="T2">c</text:span><text:span text:style-name="T2">p</text:span><text:span text:style-name="T2">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50">#include</text:span><text:span text:style-name="T10"> </text:span><text:span text:style-name="T51">"Counter.hpp"</text:span><text:span text:style-name="T10"> </text:span></text:p>
            <text:p text:style-name="P17"><text:span text:style-name="T50"/></text:p>
            <text:p text:style-name="P17"><text:span text:style-name="T50">void</text:span><text:span text:style-name="T10"> Counter::increment() </text:span><text:span text:style-name="T10"><text:line-break/></text:span><text:span text:style-name="T10">{ </text:span><text:span text:style-name="T10"><text:line-break/></text:span><text:span text:style-name="T10">   _count++; </text:span><text:span text:style-name="T10"><text:line-break/></text:span><text:span text:style-name="T10">} </text:span></text:p>
            <text:p text:style-name="P17"><text:span text:style-name="T50"/></text:p>
            <text:p text:style-name="P17"><text:span text:style-name="T50">int</text:span><text:span text:style-name="T10"> Counter::value() </text:span><text:span text:style-name="T10"><text:line-break/></text:span><text:span text:style-name="T10">{ </text:span><text:span text:style-name="T10"><text:line-break/></text:span><text:span text:style-name="T10">   </text:span><text:span text:style-name="T50">return</text:span><text:span text:style-name="T10"> _count; </text:span><text:span text:style-name="T10"><text:line-break/></text:span><text:span text:style-name="T10">} </text:span></text:p>
          </draw:text-box>
        </draw:frame>
        <draw:custom-shape draw:name="Line Callout 1 1" draw:style-name="gr19" draw:text-style-name="P24" draw:layer="layout" svg:width="7.619cm" svg:height="3.597cm" svg:x="12.622cm" svg:y="8.89cm">
          <text:p text:style-name="P23"><text:span text:style-name="T52">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19"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35" draw:id="id35">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C</text:span><text:span text:style-name="T2">o</text:span><text:span text:style-name="T2">u</text:span><text:span text:style-name="T2">n</text:span><text:span text:style-name="T2">t</text:span><text:span text:style-name="T2">e</text:span><text:span text:style-name="T2">r</text:span><text:span text:style-name="T2">.</text:span><text:span text:style-name="T2">c</text:span><text:span text:style-name="T2">p</text:span><text:span text:style-name="T2">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4"/></text:p>
            <text:p text:style-name="P31"><text:span text:style-name="T4">Constructor - <text:s/>you implement it like a function, </text:span><text:span text:style-name="T4">no return type,</text:span></text:p>
            <text:p text:style-name="P31"><text:span text:style-name="T4">There might be “hidden” code inside it (more </text:span><text:span text:style-name="T4">later)</text:span></text:p>
            <text:p text:style-name="P17"><text:span text:style-name="T11"><text:line-break/></text:span><text:span text:style-name="T11">Counter::Counter() </text:span><text:span text:style-name="T11"><text:line-break/></text:span><text:span text:style-name="T11">{ </text:span><text:span text:style-name="T11"><text:line-break/></text:span><text:span text:style-name="T11">   _count = </text:span><text:span text:style-name="T53">0</text:span><text:span text:style-name="T11">; </text:span><text:span text:style-name="T11"><text:line-break/></text:span><text:span text:style-name="T11">} </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13" draw:text-style-name="P19" draw:layer="layout" svg:width="15.775cm" svg:height="12.792cm" svg:x="1.972cm" svg:y="13.503cm" presentation:class="notes" presentation:placeholder="true">
            <draw:text-box/>
          </draw:frame>
        </presentation:notes>
      </draw:page>
      <draw:page draw:name="How do we compile it?" draw:style-name="dp1" draw:master-page-name="כותרת_20_ותוכן" presentation:presentation-page-layout-name="AL2T11" xml:id="id36" draw:id="id36">
        <draw:frame draw:name="Rectangle 2" presentation:style-name="pr4" draw:text-style-name="P3" draw:layer="layout" svg:width="23.706cm" svg:height="1.776cm" svg:x="0.847cm" svg:y="0.763cm" presentation:class="title" presentation:user-transformed="true">
          <draw:text-box>
            <text:p text:style-name="P6"><text:span text:style-name="T2">H</text:span><text:span text:style-name="T2">o</text:span><text:span text:style-name="T2">w</text:span><text:span text:style-name="T2"> </text:span><text:span text:style-name="T2">d</text:span><text:span text:style-name="T2">o</text:span><text:span text:style-name="T2"> </text:span><text:span text:style-name="T2">w</text:span><text:span text:style-name="T2">e</text:span><text:span text:style-name="T2"> </text:span><text:span text:style-name="T2">c</text:span><text:span text:style-name="T2">o</text:span><text:span text:style-name="T2">m</text:span><text:span text:style-name="T2">p</text:span><text:span text:style-name="T2">il</text:span><text:span text:style-name="T2">e</text:span><text:span text:style-name="T2"> </text:span><text:span text:style-name="T2">i</text:span><text:span text:style-name="T2">t</text:span><text:span text:style-name="T2">?</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976cm" svg:height="15.874cm" svg:x="0cm" svg:y="2.54cm" presentation:class="outline" presentation:user-transformed="true">
          <draw:text-box>
            <text:p text:style-name="P31"><text:span text:style-name="T54"/></text:p>
            <text:p text:style-name="P31"><text:span text:style-name="T55">g++ -Wall -Wvla -Werror -g -D_GLIBCXX_DEBUG -std=c++11 </text:span><text:span text:style-name="T56">–c</text:span><text:span text:style-name="T55"> Counter.cpp –o Counter.o</text:span></text:p>
            <text:p text:style-name="P31"><text:span text:style-name="T55">g++ -Wall -Wvla -Werror -g -D_GLIBCXX_DEBUG -std=c++11 </text:span><text:span text:style-name="T56">–c</text:span><text:span text:style-name="T55"> app.cpp –o app.o</text:span></text:p>
            <text:p text:style-name="P31"><text:span text:style-name="T55"/></text:p>
            <text:p text:style-name="P31"><text:span text:style-name="T55">g++ -Wvla -Werror -g -D_GLIBCXX_DEBUG -std=c++11 -Wall Counter.o app.o –o app </text:span></text:p>
            <text:p text:style-name="P31"><text:span text:style-name="T57"/></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7"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Declaration + implementation" draw:style-name="dp1" draw:master-page-name="כותרת_20_ותוכן" presentation:presentation-page-layout-name="AL2T11" xml:id="id37" draw:id="id37">
        <draw:frame draw:name="Rectangle 2" presentation:style-name="pr4" draw:text-style-name="P3" draw:layer="layout" svg:width="23.706cm" svg:height="1.776cm" svg:x="0.847cm" svg:y="0.763cm" presentation:class="title" presentation:user-transformed="true">
          <draw:text-box>
            <text:p text:style-name="P6"><text:span text:style-name="T2">D</text:span><text:span text:style-name="T2">e</text:span><text:span text:style-name="T2">c</text:span><text:span text:style-name="T2">l</text:span><text:span text:style-name="T2">a</text:span><text:span text:style-name="T2">r</text:span><text:span text:style-name="T2">a</text:span><text:span text:style-name="T2">t</text:span><text:span text:style-name="T2">i</text:span><text:span text:style-name="T2">o</text:span><text:span text:style-name="T2">n</text:span><text:span text:style-name="T2"> </text:span><text:span text:style-name="T2">+</text:span><text:span text:style-name="T2"> </text:span><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40">#pragma </text:span><text:span text:style-name="T41">once</text:span><text:span text:style-name="T41"><text:line-break/></text:span><text:span text:style-name="T41"/></text:p>
            <text:p text:style-name="P17"><text:span text:style-name="T40">class</text:span><text:span text:style-name="T41"> Counter </text:span><text:span text:style-name="T41"><text:line-break/></text:span><text:span text:style-name="T41">{ </text:span><text:span text:style-name="T41"><text:line-break/></text:span><text:span text:style-name="T40">public</text:span><text:span text:style-name="T41">: </text:span><text:span text:style-name="T41"><text:line-break/></text:span><text:span text:style-name="T41">   Counter(); </text:span><text:span text:style-name="T42">// Constructor </text:span></text:p>
            <text:p text:style-name="P17"><text:span text:style-name="T42"><text:s text:c="3"/></text:span><text:span text:style-name="T42">// A method with </text:span><text:span text:style-name="T58">inline (we will learn about this </text:span><text:span text:style-name="T58">later) </text:span><text:span text:style-name="T42">implementation :</text:span><text:span text:style-name="T42"><text:line-break/></text:span><text:span text:style-name="T42"> <text:s text:c="2"/></text:span><text:span text:style-name="T40">void</text:span><text:span text:style-name="T41"> increment(){ _count++; }</text:span><text:span text:style-name="T42"><text:line-break/></text:span><text:span text:style-name="T40">private</text:span><text:span text:style-name="T41">: </text:span><text:span text:style-name="T41"><text:line-break/></text:span><text:span text:style-name="T41">   </text:span><text:span text:style-name="T40">int</text:span><text:span text:style-name="T41"> _count; </text:span><text:span text:style-name="T41"><text:line-break/></text:span><text:span text:style-name="T41">}; </text:span><text:span text:style-name="T41"><text:line-break/></text:span><text:span text:style-name="T41"/></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8"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Class Basics: Public/Private" draw:style-name="dp1" draw:master-page-name="כותרת_20_ותוכן" presentation:presentation-page-layout-name="AL2T11" xml:id="id38" draw:id="id38">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B</text:span><text:span text:style-name="T2">a</text:span><text:span text:style-name="T2">s</text:span><text:span text:style-name="T2">i</text:span><text:span text:style-name="T2">c</text:span><text:span text:style-name="T2">s</text:span><text:span text:style-name="T2">: </text:span><text:span text:style-name="T2">P</text:span><text:span text:style-name="T2">u</text:span><text:span text:style-name="T2">b</text:span><text:span text:style-name="T2">li</text:span><text:span text:style-name="T2">c</text:span><text:span text:style-name="T2">/</text:span><text:span text:style-name="T2">P</text:span><text:span text:style-name="T2">r</text:span><text:span text:style-name="T2">i</text:span><text:span text:style-name="T2">v</text:span><text:span text:style-name="T2">a</text:span><text:span text:style-name="T2">t</text:span><text:span text:style-name="T2">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874cm" svg:x="0.847cm" svg:y="2.54cm" presentation:class="outline" presentation:user-transformed="true">
          <draw:text-box>
            <text:p text:style-name="P31"><text:span text:style-name="T4">Declare which parts of the class are </text:span><text:span text:style-name="T4">accessible outside the class</text:span></text:p>
            <text:p text:style-name="P17"><text:span text:style-name="T59">class</text:span><text:span text:style-name="T11"> Foo </text:span><text:span text:style-name="T11"><text:line-break/></text:span><text:span text:style-name="T11">{ </text:span><text:span text:style-name="T11"><text:line-break/></text:span><text:span text:style-name="T59">public</text:span><text:span text:style-name="T11">: </text:span><text:span text:style-name="T11"><text:line-break/></text:span><text:span text:style-name="T11">    </text:span><text:span text:style-name="T60">// accessible from outside </text:span><text:span text:style-name="T60"><text:line-break/></text:span><text:span text:style-name="T59">private</text:span><text:span text:style-name="T11">: </text:span><text:span text:style-name="T11"><text:line-break/></text:span><text:span text:style-name="T60">// private - not accessible from outside // </text:span><text:span text:style-name="T60">(compilation error)</text:span></text:p>
            <text:p text:style-name="P17"><text:span text:style-name="T60">// </text:span><text:span text:style-name="T61">but visible to user!</text:span><text:span text:style-name="T60"><text:line-break/></text:span><text:span text:style-name="T11">}; </text:span></text:p>
          </draw:text-box>
        </draw:frame>
        <anim:par presentation:node-type="timing-root">
          <anim:par smil:begin="id3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9"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Public/Private" draw:style-name="dp1" draw:master-page-name="כותרת_20_ותוכן" presentation:presentation-page-layout-name="AL2T11" xml:id="id39" draw:id="id39">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B</text:span><text:span text:style-name="T2">a</text:span><text:span text:style-name="T2">s</text:span><text:span text:style-name="T2">i</text:span><text:span text:style-name="T2">c</text:span><text:span text:style-name="T2">s</text:span><text:span text:style-name="T2">: </text:span><text:span text:style-name="T2">P</text:span><text:span text:style-name="T2">u</text:span><text:span text:style-name="T2">b</text:span><text:span text:style-name="T2">li</text:span><text:span text:style-name="T2">c</text:span><text:span text:style-name="T2">/</text:span><text:span text:style-name="T2">P</text:span><text:span text:style-name="T2">r</text:span><text:span text:style-name="T2">i</text:span><text:span text:style-name="T2">v</text:span><text:span text:style-name="T2">a</text:span><text:span text:style-name="T2">t</text:span><text:span text:style-name="T2">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874cm" svg:x="0.847cm" svg:y="2.54cm" presentation:class="outline" presentation:user-transformed="true">
          <draw:text-box>
            <text:p text:style-name="P31"><text:span text:style-name="T4">Declare which parts of the class are </text:span><text:span text:style-name="T4">accessible outside the class</text:span></text:p>
            <text:p text:style-name="P17"><text:span text:style-name="T59">class</text:span><text:span text:style-name="T11"> Foo </text:span><text:span text:style-name="T11"><text:line-break/></text:span><text:span text:style-name="T11">{ </text:span><text:span text:style-name="T11"><text:line-break/></text:span><text:span text:style-name="T59">public</text:span><text:span text:style-name="T11">: </text:span><text:span text:style-name="T11"><text:line-break/></text:span><text:span text:style-name="T11">    </text:span><text:span text:style-name="T60">// accessible from outside </text:span><text:span text:style-name="T60"><text:line-break/></text:span><text:span text:style-name="T59">private</text:span><text:span text:style-name="T11">: </text:span><text:span text:style-name="T11"><text:line-break/></text:span><text:span text:style-name="T60">// private - </text:span><text:span text:style-name="T61">not accessible from </text:span><text:span text:style-name="T61">outside </text:span><text:span text:style-name="T60">// (compilation error)</text:span></text:p>
            <text:p text:style-name="P17"><text:span text:style-name="T60">// </text:span><text:span text:style-name="T61">but visible to user!</text:span><text:span text:style-name="T60"><text:line-break/></text:span><text:span text:style-name="T11">}; </text:span></text:p>
          </draw:text-box>
        </draw:frame>
        <draw:custom-shape draw:name="Oval 1" draw:style-name="gr20" draw:text-style-name="P12" draw:layer="layout" svg:width="16.721cm" svg:height="2.327cm" svg:x="8.467cm" svg:y="11.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wn Arrow 5" draw:style-name="gr21" draw:text-style-name="P24" draw:layer="layout" svg:width="1.269cm" svg:height="2.539cm" svg:x="20.108cm" svg:y="9.10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Oval 6" draw:style-name="gr20" draw:text-style-name="P12" draw:layer="layout" svg:width="18.626cm" svg:height="3.386cm" svg:x="6.562cm" svg:y="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22" draw:text-style-name="P10" draw:layer="layout" svg:width="21.06cm" svg:height="6.561cm" svg:x="6.773cm" svg:y="6.773cm">
          <text:p text:style-name="P31"><text:span text:style-name="T62">Without using “dirty”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0" presentation:class="page"/>
          <draw:frame presentation:style-name="pr13" draw:text-style-name="P19"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40" draw:id="id40">
        <draw:frame draw:name="Rectangle 2" presentation:style-name="pr17" draw:text-style-name="P3" draw:layer="layout" svg:width="24.129cm" svg:height="1.988cm" svg:x="0.635cm" svg:y="0.763cm" presentation:class="title" presentation:user-transformed="true">
          <draw:text-box>
            <text:p text:style-name="P6"><text:span text:style-name="T2">E</text:span><text:span text:style-name="T2">x</text:span><text:span text:style-name="T2">a</text:span><text:span text:style-name="T2">m</text:span><text:span text:style-name="T2">p</text:span><text:span text:style-name="T2">l</text:span><text:span text:style-name="T2">e</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9" draw:text-style-name="P10" draw:layer="layout" svg:width="24.129cm" svg:height="15.662cm" svg:x="0.635cm" svg:y="2.752cm" presentation:class="outline" presentation:user-transformed="true">
          <draw:text-box>
            <text:p text:style-name="P17"><text:span text:style-name="T59">class</text:span><text:span text:style-name="T11"> MyClass </text:span><text:span text:style-name="T11"><text:line-break/></text:span><text:span text:style-name="T11">{ </text:span><text:span text:style-name="T11"><text:line-break/></text:span><text:span text:style-name="T59">public</text:span><text:span text:style-name="T11">: </text:span><text:span text:style-name="T11"><text:line-break/></text:span><text:span text:style-name="T11">   </text:span><text:span text:style-name="T59">int</text:span><text:span text:style-name="T11"> a(); </text:span><text:span text:style-name="T11"><text:line-break/></text:span><text:span text:style-name="T11">   </text:span><text:span text:style-name="T59">double</text:span><text:span text:style-name="T11"> _x; </text:span><text:span text:style-name="T11"><text:line-break/></text:span><text:span text:style-name="T59">private</text:span><text:span text:style-name="T11">: </text:span><text:span text:style-name="T11"><text:line-break/></text:span><text:span text:style-name="T11">   </text:span><text:span text:style-name="T59">int</text:span><text:span text:style-name="T11"> b(); </text:span><text:span text:style-name="T11"><text:line-break/></text:span><text:span text:style-name="T11">   </text:span><text:span text:style-name="T59">double</text:span><text:span text:style-name="T11"> _y; </text:span><text:span text:style-name="T11"><text:line-break/></text:span><text:span text:style-name="T11">}; </text:span></text:p>
          </draw:text-box>
        </draw:frame>
        <draw:frame draw:name="Rectangle 4" presentation:style-name="pr19" draw:text-style-name="P10" draw:layer="layout" svg:width="24.129cm" svg:height="15.662cm" svg:x="0.635cm" svg:y="2.752cm" presentation:class="outline" presentation:user-transformed="true">
          <draw:text-box>
            <text:p text:style-name="P31"><text:span text:style-name="T59">int</text:span><text:span text:style-name="T11"> main() </text:span><text:span text:style-name="T11"><text:line-break/></text:span><text:span text:style-name="T11">{ </text:span><text:span text:style-name="T11"><text:line-break/></text:span><text:span text:style-name="T11">   MyClass foo; </text:span><text:span text:style-name="T11"><text:line-break/></text:span><text:span text:style-name="T11">   </text:span><text:span text:style-name="T60">// legal:</text:span><text:span text:style-name="T60"><text:line-break/></text:span><text:span text:style-name="T60"> <text:s text:c="2"/></text:span><text:span text:style-name="T11">foo._x = </text:span><text:span text:style-name="T53">1.0</text:span><text:span text:style-name="T11">; </text:span><text:span text:style-name="T11"><text:line-break/></text:span><text:span text:style-name="T11">   foo.a(); </text:span><text:span text:style-name="T11"><text:line-break/></text:span><text:span text:style-name="T63">   //compile error: </text:span><text:span text:style-name="T63"><text:line-break/></text:span><text:span text:style-name="T60"> <text:s text:c="2"/></text:span><text:span text:style-name="T11">foo._y = </text:span><text:span text:style-name="T53">2.0</text:span><text:span text:style-name="T11">; </text:span><text:span text:style-name="T11"><text:line-break/></text:span><text:span text:style-name="T11">   foo.b(); </text:span><text:span text:style-name="T11"><text:line-break/></text:span><text:span text:style-name="T11">} </text:span><text:span text:style-name="T11"><text:line-break/></text:span><text:span text:style-name="T11"><text:line-break/></text:span><text:span text:style-name="T11"/></text:p>
            <text:p text:style-name="P31"><text:span text:style-name="T11"><text:line-break/></text:span><text:span text:style-name="T11"/></text:p>
          </draw:text-box>
        </draw:frame>
        <draw:line draw:name="Line 5" draw:style-name="gr23" draw:text-style-name="P12" draw:layer="layout" svg:x1="11.337cm" svg:y1="3.069cm" svg:x2="11.338cm" svg:y2="17.846cm">
          <text:p/>
        </draw:line>
        <anim:par presentation:node-type="timing-root">
          <anim:par smil:begin="id4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1" presentation:class="page"/>
          <draw:frame presentation:style-name="pr20" draw:text-style-name="P19"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41" draw:id="id41">
        <draw:frame draw:name="Rectangle 2" presentation:style-name="pr17" draw:text-style-name="P3" draw:layer="layout" svg:width="24.129cm" svg:height="1.988cm" svg:x="0.635cm" svg:y="0.763cm" presentation:class="title" presentation:user-transformed="true">
          <draw:text-box>
            <text:p text:style-name="P6"><text:span text:style-name="T2">E</text:span><text:span text:style-name="T2">x</text:span><text:span text:style-name="T2">a</text:span><text:span text:style-name="T2">m</text:span><text:span text:style-name="T2">p</text:span><text:span text:style-name="T2">l</text:span><text:span text:style-name="T2">e</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10" draw:layer="layout" svg:width="24.129cm" svg:height="15.662cm" svg:x="0.635cm" svg:y="2.752cm" presentation:class="outline" presentation:user-transformed="true">
          <draw:text-box>
            <text:p text:style-name="P17"><text:span text:style-name="T59">class</text:span><text:span text:style-name="T11"> MyClass </text:span><text:span text:style-name="T11"><text:line-break/></text:span><text:span text:style-name="T11">{ </text:span><text:span text:style-name="T11"><text:line-break/></text:span><text:span text:style-name="T59">public</text:span><text:span text:style-name="T11">: </text:span><text:span text:style-name="T11"><text:line-break/></text:span><text:span text:style-name="T11">   </text:span><text:span text:style-name="T59">int</text:span><text:span text:style-name="T11"> a(); </text:span><text:span text:style-name="T11"><text:line-break/></text:span><text:span text:style-name="T11">   </text:span><text:span text:style-name="T59">double</text:span><text:span text:style-name="T11"> _x; </text:span><text:span text:style-name="T11"><text:line-break/></text:span><text:span text:style-name="T59">private</text:span><text:span text:style-name="T11">: </text:span><text:span text:style-name="T11"><text:line-break/></text:span><text:span text:style-name="T11">   </text:span><text:span text:style-name="T59">int</text:span><text:span text:style-name="T11"> b(); </text:span><text:span text:style-name="T11"><text:line-break/></text:span><text:span text:style-name="T11">   </text:span><text:span text:style-name="T59">double</text:span><text:span text:style-name="T11"> _y; </text:span><text:span text:style-name="T11"><text:line-break/></text:span><text:span text:style-name="T11">};</text:span></text:p>
          </draw:text-box>
        </draw:frame>
        <draw:frame draw:name="Rectangle 4" presentation:style-name="pr19" draw:text-style-name="P10" draw:layer="layout" svg:width="24.129cm" svg:height="15.662cm" svg:x="0.635cm" svg:y="2.752cm" presentation:class="outline" presentation:user-transformed="true">
          <draw:text-box>
            <text:p text:style-name="P17"><text:span text:style-name="T59">int</text:span><text:span text:style-name="T11"> MyClass::a() </text:span><text:span text:style-name="T11"><text:line-break/></text:span><text:span text:style-name="T11">{ </text:span><text:span text:style-name="T11"><text:line-break/></text:span><text:span text:style-name="T11">   </text:span><text:span text:style-name="T60">// legal </text:span><text:span text:style-name="T60"><text:line-break/></text:span><text:span text:style-name="T60"> <text:s text:c="2"/></text:span><text:span text:style-name="T11">_x = </text:span><text:span text:style-name="T53">1.0</text:span><text:span text:style-name="T11">; </text:span><text:span text:style-name="T11"><text:line-break/></text:span><text:span text:style-name="T11">   </text:span><text:span text:style-name="T60">// also legal </text:span><text:span text:style-name="T60"><text:line-break/></text:span><text:span text:style-name="T60"> <text:s text:c="2"/></text:span><text:span text:style-name="T11">_y = </text:span><text:span text:style-name="T53">2.0</text:span><text:span text:style-name="T11">; </text:span><text:span text:style-name="T11"><text:line-break/></text:span><text:span text:style-name="T11">   b(); </text:span><text:span text:style-name="T11"><text:line-break/></text:span><text:span text:style-name="T11">} </text:span></text:p>
          </draw:text-box>
        </draw:frame>
        <draw:line draw:name="Line 5" draw:style-name="gr23" draw:text-style-name="P12" draw:layer="layout" svg:x1="11.068cm" svg:y1="2.844cm" svg:x2="11.108cm" svg:y2="17.061cm">
          <text:p/>
        </draw:line>
        <anim:par presentation:node-type="timing-root">
          <anim:par smil:begin="id41.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2" presentation:class="page"/>
          <draw:frame presentation:style-name="pr20" draw:text-style-name="P19"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42" draw:id="id42">
        <draw:frame draw:name="כותרת 1" presentation:style-name="pr4" draw:text-style-name="P3" draw:layer="layout" svg:width="23.706cm" svg:height="1.776cm" svg:x="0.847cm" svg:y="0.763cm" presentation:class="title" presentation:user-transformed="true">
          <draw:text-box>
            <text:p text:style-name="P6"><text:span text:style-name="T2">E</text:span><text:span text:style-name="T2">x</text:span><text:span text:style-name="T2">a</text:span><text:span text:style-name="T2">m</text:span><text:span text:style-name="T2">p</text:span><text:span text:style-name="T2">l</text:span><text:span text:style-name="T2">e</text:span><text:span text:style-name="T2"> </text:span><text:span text:style-name="T2">–</text:span><text:span text:style-name="T2"> </text:span><text:span text:style-name="T2">P</text:span><text:span text:style-name="T2">o</text:span><text:span text:style-name="T2">i</text:span><text:span text:style-name="T2">n</text:span><text:span text:style-name="T2">t</text:span></text:p>
          </draw:text-box>
        </draw:frame>
        <draw:custom-shape draw:name="TextBox 3" draw:style-name="gr24" draw:text-style-name="P4" draw:layer="layout" svg:width="18.752cm" svg:height="11.019cm" svg:x="3.598cm" svg:y="4.154cm">
          <text:p text:style-name="P36"><text:span text:style-name="T12">class</text:span><text:span text:style-name="T13"> Point </text:span><text:span text:style-name="T13"><text:line-break/></text:span><text:span text:style-name="T13">{ </text:span><text:span text:style-name="T13"><text:line-break/></text:span><text:span text:style-name="T13"><text:tab/></text:span><text:span text:style-name="T12">public</text:span><text:span text:style-name="T13">: </text:span></text:p>
          <text:p text:style-name="P36"><text:span text:style-name="T13"><text:tab/></text:span><text:span text:style-name="T13"> <text:s/></text:span><text:span text:style-name="T13">Point(</text:span><text:span text:style-name="T12">int</text:span><text:span text:style-name="T13"> x, </text:span><text:span text:style-name="T12">int</text:span><text:span text:style-name="T13"> y)</text:span><text:span text:style-name="T13">;</text:span></text:p>
          <text:p text:style-name="P36"><text:span text:style-name="T13"><text:tab/></text:span><text:span text:style-name="T13"> <text:s/></text:span><text:span text:style-name="T12">int</text:span><text:span text:style-name="T13"> getX</text:span><text:span text:style-name="T13">();</text:span></text:p>
          <text:p text:style-name="P36"><text:span text:style-name="T13"><text:tab/></text:span><text:span text:style-name="T13"> <text:s/></text:span><text:span text:style-name="T12">int</text:span><text:span text:style-name="T13"> getY</text:span><text:span text:style-name="T13">();</text:span></text:p>
          <text:p text:style-name="P36"><text:span text:style-name="T12">private</text:span><text:span text:style-name="T13">: </text:span></text:p>
          <text:p text:style-name="P36"><text:span text:style-name="T13"><text:tab/></text:span><text:span text:style-name="T13"> <text:s/></text:span><text:span text:style-name="T12">int</text:span><text:span text:style-name="T13"> _x, _y</text:span><text:span text:style-name="T13">; </text:span><text:span text:style-name="T13"><text:line-break/></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42.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3"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43" draw:id="id43">
        <draw:frame draw:name="כותרת 1" presentation:style-name="pr4" draw:text-style-name="P3" draw:layer="layout" svg:width="23.706cm" svg:height="1.776cm" svg:x="0.847cm" svg:y="0.763cm" presentation:class="title" presentation:user-transformed="true">
          <draw:text-box>
            <text:p text:style-name="P6"><text:span text:style-name="T2">t</text:span><text:span text:style-name="T2">h</text:span><text:span text:style-name="T2">i</text:span><text:span text:style-name="T2">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1"><text:span text:style-name="T64">The address of the instance for which the member </text:span><text:span text:style-name="T64">method was invoked</text:span></text:p>
            <text:p text:style-name="P31"><text:span text:style-name="T64"/></text:p>
          </draw:text-box>
        </draw:fram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43.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4"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44" draw:id="id44">
        <draw:frame draw:name="כותרת 1" presentation:style-name="pr4" draw:text-style-name="P3" draw:layer="layout" svg:width="23.706cm" svg:height="1.776cm" svg:x="0.847cm" svg:y="0.763cm" presentation:class="title" presentation:user-transformed="true">
          <draw:text-box>
            <text:p text:style-name="P6"><text:span text:style-name="T2">t</text:span><text:span text:style-name="T2">h</text:span><text:span text:style-name="T2">i</text:span><text:span text:style-name="T2">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1"><text:span text:style-name="T64">The address of the instance for which the member </text:span><text:span text:style-name="T64">method was invoked</text:span></text:p>
            <text:p text:style-name="P31"><text:span text:style-name="T64"/></text:p>
          </draw:text-box>
        </draw:frame>
        <draw:custom-shape draw:name="TextBox 3" draw:style-name="gr24" draw:text-style-name="P4" draw:layer="layout" svg:width="21.589cm" svg:height="6.205cm" svg:x="1.693cm" svg:y="11.007cm">
          <text:p text:style-name="P36"><text:span text:style-name="T65">bool</text:span><text:span text:style-name="T66"> Node::isChild(</text:span><text:span text:style-name="T65">const</text:span><text:span text:style-name="T66"> Node* other)</text:span><text:span text:style-name="T66"><text:line-break/></text:span><text:span text:style-name="T66">{ </text:span><text:span text:style-name="T66"><text:line-break/></text:span><text:span text:style-name="T66">   </text:span><text:span text:style-name="T65">for</text:span><text:span text:style-name="T66"> (</text:span><text:span text:style-name="T65">const</text:span><text:span text:style-name="T66"> Node* curr=</text:span><text:span text:style-name="T65">this</text:span><text:span text:style-name="T66">; curr; curr=curr-&gt;next) </text:span><text:span text:style-name="T66"><text:line-break/></text:span><text:span text:style-name="T66">   { </text:span><text:span text:style-name="T66"><text:line-break/></text:span><text:span text:style-name="T66">      </text:span><text:span text:style-name="T65">if</text:span><text:span text:style-name="T66"> (curr==other) </text:span><text:span text:style-name="T65">return</text:span><text:span text:style-name="T66"> </text:span><text:span text:style-name="T65">true</text:span><text:span text:style-name="T66">; </text:span><text:span text:style-name="T66"><text:line-break/></text:span><text:span text:style-name="T66">   } </text:span><text:span text:style-name="T66"><text:line-break/></text:span><text:span text:style-name="T66">   </text:span><text:span text:style-name="T65">return</text:span><text:span text:style-name="T66"> </text:span><text:span text:style-name="T65">false</text:span><text:span text:style-name="T66">; </text:span><text:span text:style-name="T66"><text:line-break/></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 draw:text-style-name="P4" draw:layer="layout" svg:width="21.589cm" svg:height="4.689cm" svg:x="1.693cm" svg:y="5.927cm">
          <text:p text:style-name="P37"><text:span text:style-name="T65">class</text:span><text:span text:style-name="T66"> Node </text:span><text:span text:style-name="T66"><text:line-break/></text:span><text:span text:style-name="T66">{ </text:span><text:span text:style-name="T66"><text:line-break/></text:span><text:span text:style-name="T66">   Node* next; </text:span><text:span text:style-name="T66"><text:line-break/></text:span><text:span text:style-name="T65">public</text:span><text:span text:style-name="T66">: </text:span><text:span text:style-name="T66"><text:line-break/></text:span><text:span text:style-name="T66">   </text:span><text:span text:style-name="T65">bool</text:span><text:span text:style-name="T66"> isChild(</text:span><text:span text:style-name="T65">const</text:span><text:span text:style-name="T66"> Node*); </text:span><text:span text:style-name="T66"><text:line-break/></text:span><text:span text:style-name="T66">   </text:span><text:span text:style-name="T67">// ... </text:span><text:span text:style-name="T67"><text:line-break/></text:span><text:span text:style-name="T66">}</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45" draw:id="id45">
        <draw:frame draw:name="כותרת 1" presentation:style-name="pr4" draw:text-style-name="P3" draw:layer="layout" svg:width="23.706cm" svg:height="1.776cm" svg:x="0.847cm" svg:y="0.763cm" presentation:class="title" presentation:user-transformed="true">
          <draw:text-box>
            <text:p text:style-name="P6"><text:span text:style-name="T2">t</text:span><text:span text:style-name="T2">h</text:span><text:span text:style-name="T2">i</text:span><text:span text:style-name="T2">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1"><text:span text:style-name="T64">The address of the instance for which the member </text:span><text:span text:style-name="T64">method was invoked</text:span></text:p>
            <text:p text:style-name="P31"><text:span text:style-name="T64"/></text:p>
          </draw:text-box>
        </draw:frame>
        <draw:custom-shape draw:name="TextBox 3" draw:style-name="gr24" draw:text-style-name="P4" draw:layer="layout" svg:width="21.589cm" svg:height="6.205cm" svg:x="1.693cm" svg:y="11.007cm">
          <text:p text:style-name="P36"><text:span text:style-name="T65">bool</text:span><text:span text:style-name="T66"> Node::isChild(</text:span><text:span text:style-name="T65">const</text:span><text:span text:style-name="T66"> Node* other)</text:span><text:span text:style-name="T66"><text:line-break/></text:span><text:span text:style-name="T66">{ </text:span><text:span text:style-name="T66"><text:line-break/></text:span><text:span text:style-name="T66">   </text:span><text:span text:style-name="T65">for</text:span><text:span text:style-name="T66"> (</text:span><text:span text:style-name="T65">const</text:span><text:span text:style-name="T66"> Node* curr=</text:span><text:span text:style-name="T65">this</text:span><text:span text:style-name="T66">; curr; curr=curr-&gt;next) </text:span><text:span text:style-name="T66"><text:line-break/></text:span><text:span text:style-name="T66">   { </text:span><text:span text:style-name="T66"><text:line-break/></text:span><text:span text:style-name="T66">      </text:span><text:span text:style-name="T65">if</text:span><text:span text:style-name="T66"> (curr==other) </text:span><text:span text:style-name="T65">return</text:span><text:span text:style-name="T66"> </text:span><text:span text:style-name="T65">true</text:span><text:span text:style-name="T66">; </text:span><text:span text:style-name="T66"><text:line-break/></text:span><text:span text:style-name="T66">   } </text:span><text:span text:style-name="T66"><text:line-break/></text:span><text:span text:style-name="T66">   </text:span><text:span text:style-name="T65">return</text:span><text:span text:style-name="T66"> </text:span><text:span text:style-name="T65">false</text:span><text:span text:style-name="T66">; </text:span><text:span text:style-name="T66"><text:line-break/></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 draw:text-style-name="P4" draw:layer="layout" svg:width="21.589cm" svg:height="4.689cm" svg:x="1.693cm" svg:y="5.927cm">
          <text:p text:style-name="P37"><text:span text:style-name="T65">class</text:span><text:span text:style-name="T66"> Node </text:span><text:span text:style-name="T66"><text:line-break/></text:span><text:span text:style-name="T66">{ </text:span><text:span text:style-name="T66"><text:line-break/></text:span><text:span text:style-name="T66">   Node* next; </text:span><text:span text:style-name="T66"><text:line-break/></text:span><text:span text:style-name="T65">public</text:span><text:span text:style-name="T66">: </text:span><text:span text:style-name="T66"><text:line-break/></text:span><text:span text:style-name="T66">   </text:span><text:span text:style-name="T65">bool</text:span><text:span text:style-name="T66"> isChild(</text:span><text:span text:style-name="T65">const</text:span><text:span text:style-name="T66"> Node*); </text:span><text:span text:style-name="T66"><text:line-break/></text:span><text:span text:style-name="T66">   </text:span><text:span text:style-name="T67">// ... </text:span><text:span text:style-name="T67"><text:line-break/></text:span><text:span text:style-name="T66">}</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TextBox 6" draw:style-name="gr25" draw:text-style-name="P38" draw:layer="layout" svg:width="8.22cm" svg:height="1.267cm" svg:x="12.442cm" svg:y="14.047cm">
          <text:p text:style-name="P22"><text:span text:style-name="T17">Type of “this”: Node</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5.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6"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46" draw:id="id46">
        <draw:frame draw:name="כותרת 1" presentation:style-name="pr4" draw:text-style-name="P3" draw:layer="layout" svg:width="23.706cm" svg:height="1.776cm" svg:x="0.847cm" svg:y="0.763cm" presentation:class="title" presentation:user-transformed="true">
          <draw:text-box>
            <text:p text:style-name="P6"><text:span text:style-name="T2">t</text:span><text:span text:style-name="T2">h</text:span><text:span text:style-name="T2">i</text:span><text:span text:style-name="T2">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1"><text:span text:style-name="T64">The address of the instance for which the member </text:span><text:span text:style-name="T64">method was invoked</text:span></text:p>
            <text:p text:style-name="P31"><text:span text:style-name="T64"/></text:p>
          </draw:text-box>
        </draw:frame>
        <draw:custom-shape draw:name="TextBox 3" draw:style-name="gr24" draw:text-style-name="P4" draw:layer="layout" svg:width="21.589cm" svg:height="6.205cm" svg:x="1.693cm" svg:y="11.007cm">
          <text:p text:style-name="P36"><text:span text:style-name="T65">bool</text:span><text:span text:style-name="T66"> Node::isChild(</text:span><text:span text:style-name="T65">const</text:span><text:span text:style-name="T66"> Node* other)</text:span><text:span text:style-name="T66"><text:line-break/></text:span><text:span text:style-name="T66">{ </text:span><text:span text:style-name="T66"><text:line-break/></text:span><text:span text:style-name="T66">   </text:span><text:span text:style-name="T65">for</text:span><text:span text:style-name="T66"> (</text:span><text:span text:style-name="T65">const</text:span><text:span text:style-name="T66"> Node* curr=</text:span><text:span text:style-name="T65">this</text:span><text:span text:style-name="T66">; curr; curr=curr-&gt;next) </text:span><text:span text:style-name="T66"><text:line-break/></text:span><text:span text:style-name="T66">   { </text:span><text:span text:style-name="T66"><text:line-break/></text:span><text:span text:style-name="T66">      </text:span><text:span text:style-name="T65">if</text:span><text:span text:style-name="T66"> (curr==other) </text:span><text:span text:style-name="T65">return</text:span><text:span text:style-name="T66"> </text:span><text:span text:style-name="T65">true</text:span><text:span text:style-name="T66">; </text:span><text:span text:style-name="T66"><text:line-break/></text:span><text:span text:style-name="T66">   } </text:span><text:span text:style-name="T66"><text:line-break/></text:span><text:span text:style-name="T66">   </text:span><text:span text:style-name="T65">return</text:span><text:span text:style-name="T66"> </text:span><text:span text:style-name="T65">false</text:span><text:span text:style-name="T66">; </text:span><text:span text:style-name="T66"><text:line-break/></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 draw:text-style-name="P4" draw:layer="layout" svg:width="21.589cm" svg:height="4.689cm" svg:x="1.693cm" svg:y="5.927cm">
          <text:p text:style-name="P37"><text:span text:style-name="T65">class</text:span><text:span text:style-name="T66"> Node </text:span><text:span text:style-name="T66"><text:line-break/></text:span><text:span text:style-name="T66">{ </text:span><text:span text:style-name="T66"><text:line-break/></text:span><text:span text:style-name="T66">   Node* next; </text:span><text:span text:style-name="T66"><text:line-break/></text:span><text:span text:style-name="T65">public</text:span><text:span text:style-name="T66">: </text:span><text:span text:style-name="T66"><text:line-break/></text:span><text:span text:style-name="T66">   </text:span><text:span text:style-name="T65">bool</text:span><text:span text:style-name="T66"> isChild(</text:span><text:span text:style-name="T65">const</text:span><text:span text:style-name="T66"> Node*); </text:span><text:span text:style-name="T66"><text:line-break/></text:span><text:span text:style-name="T66">   </text:span><text:span text:style-name="T67">// ... </text:span><text:span text:style-name="T67"><text:line-break/></text:span><text:span text:style-name="T66">}</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TextBox 6" draw:style-name="gr25" draw:text-style-name="P38" draw:layer="layout" svg:width="8.22cm" svg:height="1.267cm" svg:x="12.442cm" svg:y="14.047cm">
          <text:p text:style-name="P22"><text:span text:style-name="T17">Type of “this”: Node</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5" draw:text-style-name="P38" draw:layer="layout" svg:width="16.484cm" svg:height="2.283cm" svg:x="6.804cm" svg:y="15.645cm">
          <text:p text:style-name="P39"><text:span text:style-name="T17">But it is rvalue so you cannot write this=… </text:span></text:p>
          <text:p text:style-name="P39"><text:span text:style-name="T17">(same as ‘1’ type is 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6.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7"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47" draw:id="id47">
        <draw:frame draw:name="כותרת 1" presentation:style-name="pr4" draw:text-style-name="P3" draw:layer="layout" svg:width="23.706cm" svg:height="1.776cm" svg:x="0.847cm" svg:y="0.763cm" presentation:class="title" presentation:user-transformed="true">
          <draw:text-box>
            <text:p text:style-name="P6"><text:span text:style-name="T2">t</text:span><text:span text:style-name="T2">h</text:span><text:span text:style-name="T2">i</text:span><text:span text:style-name="T2">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1"><text:span text:style-name="T64">The address of the instance for which the member </text:span><text:span text:style-name="T64">method was invoked</text:span></text:p>
            <text:p text:style-name="P31"><text:span text:style-name="T64"/></text:p>
          </draw:text-box>
        </draw:frame>
        <draw:custom-shape draw:name="TextBox 3" draw:style-name="gr24" draw:text-style-name="P4" draw:layer="layout" svg:width="21.589cm" svg:height="6.205cm" svg:x="1.693cm" svg:y="11.007cm">
          <text:p text:style-name="P36"><text:span text:style-name="T65">bool</text:span><text:span text:style-name="T66"> Node::isChild(</text:span><text:span text:style-name="T65">const</text:span><text:span text:style-name="T66"> Node* other) </text:span><text:span text:style-name="T65">const</text:span><text:span text:style-name="T66"> </text:span><text:span text:style-name="T66"><text:line-break/></text:span><text:span text:style-name="T66">{ </text:span><text:span text:style-name="T66"><text:line-break/></text:span><text:span text:style-name="T66">   </text:span><text:span text:style-name="T65">for</text:span><text:span text:style-name="T66"> (</text:span><text:span text:style-name="T65">const</text:span><text:span text:style-name="T66"> Node* curr=</text:span><text:span text:style-name="T65">this</text:span><text:span text:style-name="T66">; curr; curr=curr-&gt;next) </text:span><text:span text:style-name="T66"><text:line-break/></text:span><text:span text:style-name="T66">   { </text:span><text:span text:style-name="T66"><text:line-break/></text:span><text:span text:style-name="T66">      </text:span><text:span text:style-name="T65">if</text:span><text:span text:style-name="T66"> (curr==other) </text:span><text:span text:style-name="T65">return</text:span><text:span text:style-name="T66"> </text:span><text:span text:style-name="T65">true</text:span><text:span text:style-name="T66">; </text:span><text:span text:style-name="T66"><text:line-break/></text:span><text:span text:style-name="T66">   } </text:span><text:span text:style-name="T66"><text:line-break/></text:span><text:span text:style-name="T66">   </text:span><text:span text:style-name="T65">return</text:span><text:span text:style-name="T66"> </text:span><text:span text:style-name="T65">false</text:span><text:span text:style-name="T66">; </text:span><text:span text:style-name="T66"><text:line-break/></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 draw:text-style-name="P4" draw:layer="layout" svg:width="21.589cm" svg:height="4.689cm" svg:x="1.693cm" svg:y="5.927cm">
          <text:p text:style-name="P37"><text:span text:style-name="T65">class</text:span><text:span text:style-name="T66"> Node </text:span><text:span text:style-name="T66"><text:line-break/></text:span><text:span text:style-name="T66">{ </text:span><text:span text:style-name="T66"><text:line-break/></text:span><text:span text:style-name="T66">   Node* next; </text:span><text:span text:style-name="T66"><text:line-break/></text:span><text:span text:style-name="T65">public</text:span><text:span text:style-name="T66">: </text:span><text:span text:style-name="T66"><text:line-break/></text:span><text:span text:style-name="T66">   </text:span><text:span text:style-name="T65">bool</text:span><text:span text:style-name="T66"> isChild(</text:span><text:span text:style-name="T65">const</text:span><text:span text:style-name="T66"> Node*) </text:span><text:span text:style-name="T65">const</text:span><text:span text:style-name="T66">; </text:span><text:span text:style-name="T66"><text:line-break/></text:span><text:span text:style-name="T66">   </text:span><text:span text:style-name="T67">// ... </text:span><text:span text:style-name="T67"><text:line-break/></text:span><text:span text:style-name="T66">}</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TextBox 6" draw:style-name="gr25" draw:text-style-name="P38" draw:layer="layout" svg:width="10.481cm" svg:height="1.267cm" svg:x="12.54cm" svg:y="14.058cm">
          <text:p text:style-name="P22"><text:span text:style-name="T17">Type of “this”: const Node</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5" draw:text-style-name="P38" draw:layer="layout" svg:width="16.484cm" svg:height="2.283cm" svg:x="6.804cm" svg:y="15.645cm">
          <text:p text:style-name="P39"><text:span text:style-name="T17">But it is rvalue so you cannot write this=… </text:span></text:p>
          <text:p text:style-name="P39"><text:span text:style-name="T17">(same as ‘1’ type is 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8" presentation:class="page"/>
          <draw:frame draw:name="Notes Placeholder 2" presentation:style-name="pr15" draw:text-style-name="P5" draw:layer="layout" svg:width="14.463cm" svg:height="12.787cm" svg:x="2.628cm" svg:y="13.507cm" presentation:class="notes" presentation:placeholder="true" presentation:user-transformed="true">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structs and classes" draw:style-name="dp1" draw:master-page-name="כותרת_20_ותוכן" presentation:presentation-page-layout-name="AL2T11" xml:id="id48" draw:id="id48">
        <draw:frame draw:name="כותרת 1" presentation:style-name="pr4" draw:text-style-name="P3" draw:layer="layout" svg:width="23.706cm" svg:height="1.776cm" svg:x="0.847cm" svg:y="0.763cm" presentation:class="title" presentation:user-transformed="true">
          <draw:text-box>
            <text:p text:style-name="P6"><text:span text:style-name="T2">s</text:span><text:span text:style-name="T2">t</text:span><text:span text:style-name="T2">r</text:span><text:span text:style-name="T2">u</text:span><text:span text:style-name="T2">c</text:span><text:span text:style-name="T2">t</text:span><text:span text:style-name="T2">s</text:span><text:span text:style-name="T2"> </text:span><text:span text:style-name="T2">a</text:span><text:span text:style-name="T2">n</text:span><text:span text:style-name="T2">d</text:span><text:span text:style-name="T2"> </text:span><text:span text:style-name="T2">c</text:span><text:span text:style-name="T2">l</text:span><text:span text:style-name="T2">a</text:span><text:span text:style-name="T2">s</text:span><text:span text:style-name="T2">s</text:span><text:span text:style-name="T2">e</text:span><text:span text:style-name="T2">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1"><text:span text:style-name="T24">Where did </text:span><text:span text:style-name="T50">struct</text:span><text:span text:style-name="T24">s go? </text:span></text:p>
            <text:list text:style-name="L9">
              <text:list-item>
                <text:list>
                  <text:list-item>
                    <text:p text:style-name="P40"><text:span text:style-name="T68">In C++ </text:span><text:span text:style-name="T69">class</text:span><text:span text:style-name="T70">==</text:span><text:span text:style-name="T69">struct</text:span><text:span text:style-name="T68">, except that by default </text:span><text:span text:style-name="T69">struct </text:span><text:span text:style-name="T68">members are </text:span><text:span text:style-name="T71">public</text:span><text:span text:style-name="T68"> and </text:span><text:span text:style-name="T69">class </text:span><text:span text:style-name="T68">members </text:span><text:span text:style-name="T68">are </text:span><text:span text:style-name="T71">private </text:span><text:span text:style-name="T68">(also inheritance diff later):</text:span></text:p>
                  </text:list-item>
                </text:list>
              </text:list-item>
            </text:list>
          </draw:text-box>
        </draw:frame>
        <draw:custom-shape draw:name="Rectangle 3" draw:style-name="gr26" draw:text-style-name="P12" draw:layer="layout" svg:width="11.641cm" svg:height="10.159cm" svg:x="0.635cm" svg:y="8.043cm">
          <text:p text:style-name="P31"><text:span text:style-name="T50">struct</text:span><text:span text:style-name="T10"> MyStruct </text:span><text:span text:style-name="T10"><text:line-break/></text:span><text:span text:style-name="T10">{ </text:span><text:span text:style-name="T10"><text:line-break/></text:span><text:span text:style-name="T10">   </text:span><text:span text:style-name="T50">int</text:span><text:span text:style-name="T10"> x;</text:span><text:span text:style-name="T10"><text:line-break/></text:span><text:span text:style-name="T10">};</text:span></text:p>
          <text:p text:style-name="P31"><text:span text:style-name="T5">class </text:span><text:span text:style-name="T6">MyClass </text:span><text:span text:style-name="T6"><text:line-break/></text:span><text:span text:style-name="T6">{ </text:span><text:span text:style-name="T6"><text:line-break/></text:span><text:span text:style-name="T6">   </text:span><text:span text:style-name="T5">int</text:span><text:span text:style-name="T6"> x;</text:span><text:span text:style-name="T6"><text:line-break/></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6" draw:text-style-name="P12" draw:layer="layout" svg:width="12.487cm" svg:height="10.159cm" svg:x="12.277cm" svg:y="7.62cm">
          <text:p text:style-name="P31"><text:span text:style-name="T50">int</text:span><text:span text:style-name="T10"> main() </text:span><text:span text:style-name="T10"><text:line-break/></text:span><text:span text:style-name="T10">{ </text:span><text:span text:style-name="T10"><text:line-break/></text:span><text:span text:style-name="T10">  </text:span><text:span text:style-name="T6"> MyStruct s; </text:span><text:span text:style-name="T6"><text:line-break/></text:span><text:span text:style-name="T72"> <text:s text:c="2"/></text:span><text:span text:style-name="T6">s.x = </text:span><text:span text:style-name="T7">1</text:span><text:span text:style-name="T6">; </text:span><text:span text:style-name="T72">// ok</text:span><text:span text:style-name="T6"> </text:span><text:span text:style-name="T6"><text:line-break/></text:span><text:span text:style-name="T6">   MyClass c; </text:span><text:span text:style-name="T6"><text:line-break/></text:span><text:span text:style-name="T73"> <text:s text:c="2"/>c.x = 1; // error</text:span><text:span text:style-name="T6"> </text:span><text:span text:style-name="T6"><text:line-break/></text:span><text:span text:style-name="T6">} </text:span><text:span text:style-name="T6"><text:line-break/></text:span><text:span text:style-name="T6"><text:line-break/></text:span><text:span text:style-name="T6"/></text:p>
          <text:p text:style-name="P31"><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9"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structs &amp; classes" draw:style-name="dp1" draw:master-page-name="כותרת_20_ותוכן" presentation:presentation-page-layout-name="AL2T11" xml:id="id49" draw:id="id49">
        <draw:frame draw:name="כותרת 1" presentation:style-name="pr4" draw:text-style-name="P3" draw:layer="layout" svg:width="23.706cm" svg:height="1.776cm" svg:x="0.847cm" svg:y="0.763cm" presentation:class="title" presentation:user-transformed="true">
          <draw:text-box>
            <text:p text:style-name="P6"><text:span text:style-name="T2">s</text:span><text:span text:style-name="T2">t</text:span><text:span text:style-name="T2">r</text:span><text:span text:style-name="T2">u</text:span><text:span text:style-name="T2">c</text:span><text:span text:style-name="T2">t</text:span><text:span text:style-name="T2">s</text:span><text:span text:style-name="T2"> </text:span><text:span text:style-name="T2">&amp;</text:span><text:span text:style-name="T2"> </text:span><text:span text:style-name="T2">c</text:span><text:span text:style-name="T2">l</text:span><text:span text:style-name="T2">a</text:span><text:span text:style-name="T2">s</text:span><text:span text:style-name="T2">s</text:span><text:span text:style-name="T2">e</text:span><text:span text:style-name="T2">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1"><text:span text:style-name="T24">All of these are the same:</text:span></text:p>
            <text:p text:style-name="P31"><text:span text:style-name="T50">struct</text:span><text:span text:style-name="T10"> A</text:span><text:span text:style-name="T10"><text:line-break/></text:span><text:span text:style-name="T10">{ </text:span><text:span text:style-name="T10"><text:line-break/></text:span><text:span text:style-name="T10">   </text:span><text:span text:style-name="T50">int</text:span><text:span text:style-name="T10"> x;</text:span><text:span text:style-name="T10"><text:line-break/></text:span><text:span text:style-name="T10">};</text:span></text:p>
            <text:p text:style-name="P31"><text:span text:style-name="T50"/></text:p>
            <text:p text:style-name="P31"><text:span text:style-name="T50">struct</text:span><text:span text:style-name="T10"> A</text:span><text:span text:style-name="T10"><text:line-break/></text:span><text:span text:style-name="T10">{ </text:span><text:span text:style-name="T10"><text:line-break/></text:span><text:span text:style-name="T10">   </text:span><text:span text:style-name="T50">public:</text:span></text:p>
            <text:p text:style-name="P31"><text:span text:style-name="T50"><text:s text:c="3"/></text:span><text:span text:style-name="T50">int</text:span><text:span text:style-name="T10"> x;</text:span><text:span text:style-name="T10"><text:line-break/></text:span><text:span text:style-name="T10">};</text:span></text:p>
            <text:p text:style-name="P31"><text:span text:style-name="T10"/></text:p>
            <text:p text:style-name="P31"><text:span text:style-name="T50">class </text:span><text:span text:style-name="T10">A</text:span><text:span text:style-name="T10"><text:line-break/></text:span><text:span text:style-name="T10">{ </text:span><text:span text:style-name="T10"><text:line-break/></text:span><text:span text:style-name="T10">   </text:span><text:span text:style-name="T50">public:</text:span></text:p>
            <text:p text:style-name="P31"><text:span text:style-name="T50"><text:s text:c="3"/></text:span><text:span text:style-name="T50">int</text:span><text:span text:style-name="T10"> x;</text:span><text:span text:style-name="T10"><text:line-break/></text:span><text:span text:style-name="T10">};</text:span></text:p>
            <text:p text:style-name="P31"><text:span text:style-name="T10"/></text:p>
            <text:p text:style-name="P31"><text:span text:style-name="T24"/></text:p>
            <text:p text:style-name="P31"><text:span text:style-name="T24"/></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structs &amp; classes" draw:style-name="dp1" draw:master-page-name="כותרת_20_ותוכן" presentation:presentation-page-layout-name="AL2T11" xml:id="id50" draw:id="id50">
        <draw:frame draw:name="כותרת 1" presentation:style-name="pr4" draw:text-style-name="P3" draw:layer="layout" svg:width="23.706cm" svg:height="1.776cm" svg:x="0.847cm" svg:y="0.763cm" presentation:class="title" presentation:user-transformed="true">
          <draw:text-box>
            <text:p text:style-name="P6"><text:span text:style-name="T2">s</text:span><text:span text:style-name="T2">t</text:span><text:span text:style-name="T2">r</text:span><text:span text:style-name="T2">u</text:span><text:span text:style-name="T2">c</text:span><text:span text:style-name="T2">t</text:span><text:span text:style-name="T2">s</text:span><text:span text:style-name="T2"> </text:span><text:span text:style-name="T2">&amp;</text:span><text:span text:style-name="T2"> </text:span><text:span text:style-name="T2">c</text:span><text:span text:style-name="T2">l</text:span><text:span text:style-name="T2">a</text:span><text:span text:style-name="T2">s</text:span><text:span text:style-name="T2">s</text:span><text:span text:style-name="T2">e</text:span><text:span text:style-name="T2">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1"><text:span text:style-name="T24">All of these are the same (and useless):</text:span></text:p>
            <text:p text:style-name="P31"><text:span text:style-name="T50">class </text:span><text:span text:style-name="T10">A</text:span><text:span text:style-name="T10"><text:line-break/></text:span><text:span text:style-name="T10">{ </text:span></text:p>
            <text:p text:style-name="P31"><text:span text:style-name="T10"><text:s text:c="3"/></text:span><text:span text:style-name="T50">int</text:span><text:span text:style-name="T10"> x;</text:span><text:span text:style-name="T10"><text:line-break/></text:span><text:span text:style-name="T10">};</text:span></text:p>
            <text:p text:style-name="P31"><text:span text:style-name="T50"/></text:p>
            <text:p text:style-name="P31"><text:span text:style-name="T50">class </text:span><text:span text:style-name="T10">A</text:span><text:span text:style-name="T10"><text:line-break/></text:span><text:span text:style-name="T10">{ </text:span><text:span text:style-name="T10"><text:line-break/></text:span><text:span text:style-name="T10">   </text:span><text:span text:style-name="T50">private:</text:span></text:p>
            <text:p text:style-name="P31"><text:span text:style-name="T50"><text:s text:c="3"/></text:span><text:span text:style-name="T50">int</text:span><text:span text:style-name="T10"> x;</text:span><text:span text:style-name="T10"><text:line-break/></text:span><text:span text:style-name="T10">};</text:span></text:p>
            <text:p text:style-name="P31"><text:span text:style-name="T10"/></text:p>
            <text:p text:style-name="P31"><text:span text:style-name="T50">struct </text:span><text:span text:style-name="T10">A</text:span><text:span text:style-name="T10"><text:line-break/></text:span><text:span text:style-name="T10">{ </text:span><text:span text:style-name="T10"><text:line-break/></text:span><text:span text:style-name="T10">   </text:span><text:span text:style-name="T50">private:</text:span></text:p>
            <text:p text:style-name="P31"><text:span text:style-name="T50"><text:s text:c="3"/></text:span><text:span text:style-name="T50">int</text:span><text:span text:style-name="T10"> x;</text:span><text:span text:style-name="T10"><text:line-break/></text:span><text:span text:style-name="T10">};</text:span></text:p>
            <text:p text:style-name="P31"><text:span text:style-name="T10"/></text:p>
            <text:p text:style-name="P31"><text:span text:style-name="T24"/></text:p>
            <text:p text:style-name="P31"><text:span text:style-name="T24"/></text:p>
          </draw:text-box>
        </draw:frame>
        <anim:par presentation:node-type="timing-root">
          <anim:par smil:begin="id50.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1"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struct / class keyword" draw:style-name="dp5" draw:master-page-name="כותרת_20_ותוכן" presentation:presentation-page-layout-name="AL2T11" xml:id="id51" draw:id="id51">
        <draw:frame draw:name="כותרת 1" presentation:style-name="pr4" draw:text-style-name="P3" draw:layer="layout" svg:width="23.706cm" svg:height="1.776cm" svg:x="0.847cm" svg:y="0.763cm" presentation:class="title" presentation:user-transformed="true">
          <draw:text-box>
            <text:p text:style-name="P6"><text:span text:style-name="T2">s</text:span><text:span text:style-name="T2">t</text:span><text:span text:style-name="T2">r</text:span><text:span text:style-name="T2">u</text:span><text:span text:style-name="T2">c</text:span><text:span text:style-name="T2">t </text:span><text:span text:style-name="T2">/ </text:span><text:span text:style-name="T2">c</text:span><text:span text:style-name="T2">l</text:span><text:span text:style-name="T2">a</text:span><text:span text:style-name="T2">s</text:span><text:span text:style-name="T2">s</text:span><text:span text:style-name="T2"> </text:span><text:span text:style-name="T2">k</text:span><text:span text:style-name="T2">e</text:span><text:span text:style-name="T2">y</text:span><text:span text:style-name="T2">w</text:span><text:span text:style-name="T2">o</text:span><text:span text:style-name="T2">r</text:span><text:span text:style-name="T2">d</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12" draw:text-style-name="P10" draw:layer="layout" svg:width="23.706cm" svg:height="15.874cm" svg:x="0.847cm" svg:y="2.54cm" presentation:class="outline" presentation:user-transformed="true">
          <draw:text-box>
            <text:list text:style-name="L7">
              <text:list-item>
                <text:p text:style-name="P16"><text:span text:style-name="T64">No need to typdef the class declaration to avoid using </text:span><text:span text:style-name="T64">"</text:span><text:span text:style-name="T40">struct</text:span><text:span text:style-name="T41"> MyStruct</text:span><text:span text:style-name="T64">" or "</text:span><text:span text:style-name="T40">class </text:span><text:span text:style-name="T41">MyStruct</text:span><text:span text:style-name="T64">".</text:span></text:p>
              </text:list-item>
              <text:list-item>
                <text:p text:style-name="P16"><text:span text:style-name="T64">But, it is legal. (May be useful if you want to use the </text:span><text:span text:style-name="T64">same name for a variable and a class which itself is a </text:span><text:span text:style-name="T74">bad idea</text:span><text:span text:style-name="T64">).</text:span></text:p>
              </text:list-item>
            </text:list>
          </draw:text-box>
        </draw:frame>
        <draw:custom-shape draw:name="Rectangle 4" draw:style-name="gr26" draw:text-style-name="P12" draw:layer="layout" svg:width="12.487cm" svg:height="10.159cm" svg:x="7.408cm" svg:y="8.89cm">
          <text:p text:style-name="P31"><text:span text:style-name="T50">int</text:span><text:span text:style-name="T10"> main() </text:span><text:span text:style-name="T10"><text:line-break/></text:span><text:span text:style-name="T10">{ </text:span></text:p>
          <text:p text:style-name="P31"><text:span text:style-name="T72"><text:s text:c="3"/></text:span><text:span text:style-name="T72">//All legal:</text:span></text:p>
          <text:p text:style-name="P31"><text:span text:style-name="T6"><text:s text:c="3"/></text:span><text:span text:style-name="T5">struct</text:span><text:span text:style-name="T6"> MyStruct s1; </text:span><text:span text:style-name="T6"><text:line-break/></text:span><text:span text:style-name="T72"> <text:s text:c="2"/></text:span><text:span text:style-name="T5">class</text:span><text:span text:style-name="T72"> </text:span><text:span text:style-name="T6">MyClass c1; </text:span><text:span text:style-name="T6"><text:line-break/></text:span><text:span text:style-name="T6">   MyStruct s2; </text:span><text:span text:style-name="T6"><text:line-break/></text:span><text:span text:style-name="T72"> <text:s text:c="2"/></text:span><text:span text:style-name="T6">MyClass c2; </text:span><text:span text:style-name="T6"><text:line-break/></text:span><text:span text:style-name="T6">} </text:span><text:span text:style-name="T6"><text:line-break/></text:span><text:span text:style-name="T6"><text:line-break/></text:span><text:span text:style-name="T6"/></text:p>
          <text:p text:style-name="P31"><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2"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 member/static" draw:style-name="dp5" draw:master-page-name="כותרת_20_ותוכן" presentation:presentation-page-layout-name="AL2T11" xml:id="id52" draw:id="id52">
        <draw:frame draw:name="Title 1"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B</text:span><text:span text:style-name="T2">a</text:span><text:span text:style-name="T2">s</text:span><text:span text:style-name="T2">i</text:span><text:span text:style-name="T2">c</text:span><text:span text:style-name="T2">s</text:span><text:span text:style-name="T2"> </text:span><text:span text:style-name="T2">- </text:span><text:span text:style-name="T2">m</text:span><text:span text:style-name="T2">e</text:span><text:span text:style-name="T2">m</text:span><text:span text:style-name="T2">b</text:span><text:span text:style-name="T2">e</text:span><text:span text:style-name="T2">r</text:span><text:span text:style-name="T2">/</text:span><text:span text:style-name="T2">s</text:span><text:span text:style-name="T2">t</text:span><text:span text:style-name="T2">a</text:span><text:span text:style-name="T2">t</text:span><text:span text:style-name="T2">i</text:span><text:span text:style-name="T2">c</text:span></text:p>
          </draw:text-box>
        </draw:fram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2" draw:text-style-name="P10" draw:layer="layout" svg:width="23.706cm" svg:height="15.874cm" svg:x="0.847cm" svg:y="2.54cm" presentation:class="outline" presentation:user-transformed="true">
          <draw:text-box>
            <text:p text:style-name="P31"><text:span text:style-name="T75">class</text:span><text:span text:style-name="T76"> List </text:span><text:span text:style-name="T76"><text:line-break/></text:span><text:span text:style-name="T76">{ </text:span><text:span text:style-name="T76"><text:line-break/></text:span><text:span text:style-name="T75">public</text:span><text:span text:style-name="T76">: </text:span><text:span text:style-name="T76"><text:line-break/></text:span><text:span text:style-name="T76">   </text:span><text:span text:style-name="T75">static</text:span><text:span text:style-name="T76"> </text:span><text:span text:style-name="T75">int</text:span><text:span text:style-name="T76"> getMaxSize(); </text:span><text:span text:style-name="T76"><text:line-break/></text:span><text:span text:style-name="T76">   </text:span><text:span text:style-name="T75">int</text:span><text:span text:style-name="T76"> getSize(); </text:span><text:span text:style-name="T76"><text:line-break/></text:span><text:span text:style-name="T76">   </text:span><text:span text:style-name="T75">static</text:span><text:span text:style-name="T76"> </text:span><text:span text:style-name="T75">int</text:span><text:span text:style-name="T76"> max_size=</text:span><text:span text:style-name="T77">1000</text:span><text:span text:style-name="T76">; </text:span><text:span text:style-name="T78">//error! (only outside, below)</text:span><text:span text:style-name="T78"><text:line-break/></text:span><text:span text:style-name="T78"> <text:s text:c="2"/></text:span><text:span text:style-name="T75">int</text:span><text:span text:style-name="T76"> size=</text:span><text:span text:style-name="T77">0</text:span><text:span text:style-name="T76">; </text:span><text:span text:style-name="T78">//error! (only in ctor, coming slides)</text:span><text:span text:style-name="T78"><text:line-break/></text:span><text:span text:style-name="T76">}; </text:span></text:p>
            <text:p text:style-name="P31"><text:span text:style-name="T76"><text:line-break/></text:span><text:span text:style-name="T75">int</text:span><text:span text:style-name="T76"> List::max_size=</text:span><text:span text:style-name="T77">1000</text:span><text:span text:style-name="T76">; </text:span><text:span text:style-name="T78">//ok, in one cpp file </text:span><text:span text:style-name="T78"><text:line-break/></text:span><text:span text:style-name="T76"><text:line-break/></text:span><text:span text:style-name="T75">int</text:span><text:span text:style-name="T76"> main() </text:span><text:span text:style-name="T76"><text:line-break/></text:span><text:span text:style-name="T76">{ </text:span><text:span text:style-name="T76"><text:line-break/></text:span><text:span text:style-name="T76">   List l; </text:span><text:span text:style-name="T76"><text:line-break/></text:span><text:span text:style-name="T76">   l.getSize(); </text:span><text:span text:style-name="T76"><text:line-break/></text:span><text:span text:style-name="T76">   List::getMaxSize(); </text:span><text:span text:style-name="T76"><text:line-break/></text:span><text:span text:style-name="T76">   l.getMaxSize(); </text:span><text:span text:style-name="T78">//compiles ok, but bad style</text:span><text:span text:style-name="T76"> </text:span><text:span text:style-name="T76"><text:line-break/></text:span><text:span text:style-name="T76">} </text:span><text:span text:style-name="T76"><text:line-break/></text:span><text:span text:style-name="T76"/></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33" presentation:class="page"/>
          <draw:frame draw:name="Notes Placeholder 2" presentation:style-name="pr22" draw:text-style-name="P5" draw:layer="layout" svg:width="14.463cm" svg:height="12.787cm" svg:x="2.628cm" svg:y="13.507cm" presentation:class="notes" presentation:user-transformed="true">
            <draw:text-box>
              <text:p text:style-name="P32"><text:span text:style-name="T49">M</text:span><text:span text:style-name="T49">o</text:span><text:span text:style-name="T49">r</text:span><text:span text:style-name="T49">e</text:span><text:span text:style-name="T49"> </text:span><text:span text:style-name="T49">a</text:span><text:span text:style-name="T49">b</text:span><text:span text:style-name="T49">o</text:span><text:span text:style-name="T49">u</text:span><text:span text:style-name="T49">t</text:span><text:span text:style-name="T49"> </text:span><text:span text:style-name="T49">t</text:span><text:span text:style-name="T49">h</text:span><text:span text:style-name="T49">i</text:span><text:span text:style-name="T49">s</text:span><text:span text:style-name="T49"> </text:span><text:span text:style-name="T49">i</text:span><text:span text:style-name="T49">n</text:span><text:span text:style-name="T49"> </text:span><text:span text:style-name="T49"><text:s/></text:span><text:span text:style-name="T49">t</text:span><text:span text:style-name="T49">h</text:span><text:span text:style-name="T49">e</text:span><text:span text:style-name="T49"> </text:span><text:span text:style-name="T49">t</text:span><text:span text:style-name="T49">i</text:span><text:span text:style-name="T49">r</text:span><text:span text:style-name="T49">g</text:span><text:span text:style-name="T49">u</text:span><text:span text:style-name="T49">l</text:span></text:p>
            </draw:text-box>
          </draw:frame>
          <draw:frame draw:name="Slide Number Placeholder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this" draw:style-name="dp5" draw:master-page-name="כותרת_20_ותוכן" presentation:presentation-page-layout-name="AL2T11" xml:id="id53" draw:id="id53">
        <draw:frame draw:name="Title 1" presentation:style-name="pr4" draw:text-style-name="P3" draw:layer="layout" svg:width="23.706cm" svg:height="1.776cm" svg:x="0.847cm" svg:y="0.763cm" presentation:class="title" presentation:user-transformed="true">
          <draw:text-box>
            <text:p text:style-name="P6"><text:span text:style-name="T79">t</text:span><text:span text:style-name="T79">h</text:span><text:span text:style-name="T79">i</text:span><text:span text:style-name="T79">s</text:span></text:p>
          </draw:text-box>
        </draw:fram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2" draw:text-style-name="P10" draw:layer="layout" svg:width="23.706cm" svg:height="15.874cm" svg:x="0.847cm" svg:y="2.54cm" presentation:class="outline" presentation:user-transformed="true">
          <draw:text-box>
            <text:p text:style-name="P17"><text:span text:style-name="T75">static</text:span><text:span text:style-name="T76"> </text:span><text:span text:style-name="T75">int</text:span><text:span text:style-name="T76"> List::getMaxSize() </text:span><text:span text:style-name="T78">//no this! </text:span><text:span text:style-name="T78"><text:line-break/></text:span><text:span text:style-name="T76">{ </text:span><text:span text:style-name="T76"><text:line-break/></text:span><text:span text:style-name="T76">   </text:span><text:span text:style-name="T75">return</text:span><text:span text:style-name="T76"> </text:span><text:span text:style-name="T75">this</text:span><text:span text:style-name="T76">-&gt;size; </text:span><text:span text:style-name="T78">// compile error! </text:span><text:span text:style-name="T78"><text:line-break/></text:span><text:span text:style-name="T78"> <text:s text:c="2"/></text:span><text:span text:style-name="T75">return</text:span><text:span text:style-name="T76"> max_size; </text:span><text:span text:style-name="T78">// ok </text:span><text:span text:style-name="T78"><text:line-break/></text:span><text:span text:style-name="T76">} </text:span><text:span text:style-name="T76"><text:line-break/></text:span><text:span text:style-name="T75">int</text:span><text:span text:style-name="T76"> List::getSize() </text:span><text:span text:style-name="T76"><text:line-break/></text:span><text:span text:style-name="T76">{ </text:span><text:span text:style-name="T76"><text:line-break/></text:span><text:span text:style-name="T76">   </text:span><text:span text:style-name="T75">return</text:span><text:span text:style-name="T76"> </text:span><text:span text:style-name="T75">this</text:span><text:span text:style-name="T76">-&gt;size; </text:span><text:span text:style-name="T78">//ok </text:span><text:span text:style-name="T78"><text:line-break/></text:span><text:span text:style-name="T76">} </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4"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54" draw:id="id54">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B</text:span><text:span text:style-name="T2">a</text:span><text:span text:style-name="T2">s</text:span><text:span text:style-name="T2">i</text:span><text:span text:style-name="T2">c</text:span><text:span text:style-name="T2">s</text:span><text:span text:style-name="T2">: </text:span><text:span text:style-name="T2">C</text:span><text:span text:style-name="T2">o</text:span><text:span text:style-name="T2">n</text:span><text:span text:style-name="T2">s</text:span><text:span text:style-name="T2">t</text:span><text:span text:style-name="T2">r</text:span><text:span text:style-name="T2">u</text:span><text:span text:style-name="T2">c</text:span><text:span text:style-name="T2">t</text:span><text:span text:style-name="T2">o</text:span><text:span text:style-name="T2">r</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38">Initialize the class object upon construction</text:span></text:p>
            <text:p text:style-name="P17"><text:span text:style-name="T40">class</text:span><text:span text:style-name="T41"> MyClass </text:span><text:span text:style-name="T41"><text:line-break/></text:span><text:span text:style-name="T41">{ </text:span><text:span text:style-name="T41"><text:line-break/></text:span><text:span text:style-name="T40">public</text:span><text:span text:style-name="T41">: </text:span><text:span text:style-name="T41"><text:line-break/></text:span><text:span text:style-name="T41">   MyClass(); </text:span><text:span text:style-name="T41"><text:line-break/></text:span><text:span text:style-name="T41">   MyClass( </text:span><text:span text:style-name="T40">int</text:span><text:span text:style-name="T41"> i ); </text:span><text:span text:style-name="T41"><text:line-break/></text:span><text:span text:style-name="T41">   MyClass( </text:span><text:span text:style-name="T40">double</text:span><text:span text:style-name="T41"> x, </text:span><text:span text:style-name="T40">double</text:span><text:span text:style-name="T41"> y ); </text:span><text:span text:style-name="T41"><text:line-break/></text:span><text:span text:style-name="T41">   ...</text:span><text:span text:style-name="T41"><text:line-break/></text:span><text:span text:style-name="T41">}; </text:span><text:span text:style-name="T41"><text:line-break/></text:span><text:span text:style-name="T41"><text:line-break/></text:span><text:span text:style-name="T41">MyClass a; </text:span><text:span text:style-name="T42">// Calls 1</text:span><text:span text:style-name="T42"><text:line-break/></text:span><text:span text:style-name="T41">MyClass b(</text:span><text:span text:style-name="T80">5</text:span><text:span text:style-name="T41">); </text:span><text:span text:style-name="T42">// Calls 2</text:span><text:span text:style-name="T42"><text:line-break/></text:span><text:span text:style-name="T41">MyClass c( </text:span><text:span text:style-name="T80">1.0</text:span><text:span text:style-name="T41">, </text:span><text:span text:style-name="T80">0.0</text:span><text:span text:style-name="T41"> ); </text:span><text:span text:style-name="T42">// Calls 3 </text:span></text:p>
          </draw:text-box>
        </draw:frame>
        <draw:custom-shape draw:name="Oval 4" draw:style-name="gr27" draw:text-style-name="P12" draw:layer="layout" svg:width="0.978cm" svg:height="0.978cm" svg:x="0.366cm" svg:y="7.748cm">
          <text:p text:style-name="P22"><text:span text:style-name="T8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7" draw:text-style-name="P12" draw:layer="layout" svg:width="0.978cm" svg:height="0.978cm" svg:x="0.388cm" svg:y="8.881cm">
          <text:p text:style-name="P22"><text:span text:style-name="T8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7" draw:text-style-name="P12" draw:layer="layout" svg:width="0.978cm" svg:height="0.978cm" svg:x="0.41cm" svg:y="10.014cm">
          <text:p text:style-name="P22"><text:span text:style-name="T8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55" draw:id="id55">
        <draw:frame draw:name="Rectangle 2" presentation:style-name="pr4" draw:text-style-name="P3" draw:layer="layout" svg:width="23.706cm" svg:height="2.116cm" svg:x="0.847cm" svg:y="0.423cm" presentation:class="title" presentation:user-transformed="true">
          <draw:text-box>
            <text:p text:style-name="P6"><text:span text:style-name="T2">C</text:span><text:span text:style-name="T2">o</text:span><text:span text:style-name="T2">n</text:span><text:span text:style-name="T2">s</text:span><text:span text:style-name="T2">t</text:span><text:span text:style-name="T2">r</text:span><text:span text:style-name="T2">u</text:span><text:span text:style-name="T2">c</text:span><text:span text:style-name="T2">t</text:span><text:span text:style-name="T2">o</text:span><text:span text:style-name="T2">r</text:span><text:span text:style-name="T2">s</text:span><text:span text:style-name="T2"> </text:span><text:span text:style-name="T2">–</text:span><text:span text:style-name="T2"> </text:span><text:span text:style-name="T2">p</text:span><text:span text:style-name="T2">a</text:span><text:span text:style-name="T2">r</text:span><text:span text:style-name="T2">a</text:span><text:span text:style-name="T2">m</text:span><text:span text:style-name="T2">e</text:span><text:span text:style-name="T2">t</text:span><text:span text:style-name="T2">e</text:span><text:span text:style-name="T2">r</text:span><text:span text:style-name="T2">l</text:span><text:span text:style-name="T2">e</text:span><text:span text:style-name="T2">s</text:span><text:span text:style-name="T2">s</text:span><text:span text:style-name="T2"> </text:span><text:span text:style-name="T2">c</text:span><text:span text:style-name="T2">t</text:span><text:span text:style-name="T2">o</text:span><text:span text:style-name="T2">r</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50">class</text:span><text:span text:style-name="T10"> MyClass </text:span><text:span text:style-name="T10"><text:line-break/></text:span><text:span text:style-name="T10">{ </text:span><text:span text:style-name="T10"><text:line-break/></text:span><text:span text:style-name="T50">public</text:span><text:span text:style-name="T10">: </text:span><text:span text:style-name="T10"><text:line-break/></text:span><text:span text:style-name="T10">   MyClass(); </text:span><text:span text:style-name="T82">// parameterless ctor. </text:span><text:span text:style-name="T82"><text:line-break/></text:span><text:span text:style-name="T82">   //...</text:span><text:span text:style-name="T82"><text:line-break/></text:span><text:span text:style-name="T10">}; </text:span><text:span text:style-name="T10"><text:line-break/></text:span><text:span text:style-name="T82">//... </text:span><text:span text:style-name="T82"><text:line-break/></text:span><text:span text:style-name="T50">int</text:span><text:span text:style-name="T10"> main() </text:span><text:span text:style-name="T10"><text:line-break/></text:span><text:span text:style-name="T10">{ </text:span><text:span text:style-name="T10"><text:line-break/></text:span><text:span text:style-name="T10">   MyClass a; </text:span><text:span text:style-name="T82">// parameterless ctor called </text:span><text:span text:style-name="T82"><text:line-break/></text:span><text:span text:style-name="T82">   // ...</text:span></text:p>
          </draw:text-box>
        </draw:frame>
        <anim:par presentation:node-type="timing-root">
          <anim:par smil:begin="id5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6"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56" draw:id="id56">
        <draw:frame draw:name="Rectangle 2" presentation:style-name="pr4" draw:text-style-name="P3" draw:layer="layout" svg:width="23.706cm" svg:height="2.116cm" svg:x="0.847cm" svg:y="0.423cm" presentation:class="title" presentation:user-transformed="true">
          <draw:text-box>
            <text:p text:style-name="P6"><text:span text:style-name="T39">C</text:span><text:span text:style-name="T39">o</text:span><text:span text:style-name="T39">n</text:span><text:span text:style-name="T39">s</text:span><text:span text:style-name="T39">tr</text:span><text:span text:style-name="T39">u</text:span><text:span text:style-name="T39">c</text:span><text:span text:style-name="T39">t</text:span><text:span text:style-name="T39">o</text:span><text:span text:style-name="T39">r</text:span><text:span text:style-name="T39">s </text:span><text:span text:style-name="T39">– </text:span><text:span text:style-name="T39">d</text:span><text:span text:style-name="T39">e</text:span><text:span text:style-name="T39">f</text:span><text:span text:style-name="T39">a</text:span><text:span text:style-name="T39">u</text:span><text:span text:style-name="T39">lt </text:span><text:span text:style-name="T39">p</text:span><text:span text:style-name="T39">a</text:span><text:span text:style-name="T39">r</text:span><text:span text:style-name="T39">a</text:span><text:span text:style-name="T39">m</text:span><text:span text:style-name="T39">e</text:span><text:span text:style-name="T39">t</text:span><text:span text:style-name="T39">e</text:span><text:span text:style-name="T39">rl</text:span><text:span text:style-name="T39">e</text:span><text:span text:style-name="T39">s</text:span><text:span text:style-name="T39">s </text:span><text:span text:style-name="T39">c</text:span><text:span text:style-name="T39">t</text:span><text:span text:style-name="T39">o</text:span><text:span text:style-name="T39">r</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50">class</text:span><text:span text:style-name="T10"> MyClass </text:span><text:span text:style-name="T10"><text:line-break/></text:span><text:span text:style-name="T10">{ </text:span><text:span text:style-name="T10"><text:line-break/></text:span><text:span text:style-name="T50">public</text:span><text:span text:style-name="T10">: </text:span><text:span text:style-name="T10"><text:line-break/></text:span><text:span text:style-name="T10">   </text:span><text:span text:style-name="T82">// No ctors </text:span><text:span text:style-name="T82"><text:line-break/></text:span><text:span text:style-name="T82">   //...</text:span><text:span text:style-name="T82"><text:line-break/></text:span><text:span text:style-name="T10">}; </text:span><text:span text:style-name="T10"><text:line-break/></text:span><text:span text:style-name="T82">//... </text:span><text:span text:style-name="T82"><text:line-break/></text:span><text:span text:style-name="T50">int</text:span><text:span text:style-name="T10"> main() </text:span><text:span text:style-name="T10"><text:line-break/></text:span><text:span text:style-name="T10">{ </text:span><text:span text:style-name="T10"><text:line-break/></text:span><text:span text:style-name="T10">   MyClass a; </text:span><text:span text:style-name="T82">// </text:span><text:span text:style-name="T83">default</text:span><text:span text:style-name="T82"> parameterless</text:span></text:p>
            <text:p text:style-name="P17"><text:span text:style-name="T82"><text:tab/></text:span><text:span text:style-name="T82"><text:tab/></text:span><text:span text:style-name="T82"> <text:s text:c="4"/></text:span><text:span text:style-name="T82">// ctor called </text:span><text:span text:style-name="T82"><text:line-break/></text:span><text:span text:style-name="T82">   // ...</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57" draw:id="id57">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8.574cm" svg:height="15.874cm" svg:x="0.847cm" svg:y="2.54cm" presentation:class="outline" presentation:user-transformed="true">
          <draw:text-box>
            <text:p text:style-name="P17"><text:span text:style-name="T50">class</text:span><text:span text:style-name="T10"> MyClass </text:span><text:span text:style-name="T10"><text:line-break/></text:span><text:span text:style-name="T10">{ </text:span><text:span text:style-name="T10"><text:line-break/></text:span><text:span text:style-name="T50">public</text:span><text:span text:style-name="T10">: </text:span><text:span text:style-name="T10"><text:line-break/></text:span><text:span text:style-name="T10">   MyClass(</text:span><text:span text:style-name="T50">int</text:span><text:span text:style-name="T10"> x); </text:span><text:span text:style-name="T82">// no parameterless ctor. </text:span><text:span text:style-name="T82"><text:line-break/></text:span><text:span text:style-name="T10"><text:line-break/></text:span><text:span text:style-name="T10">}; </text:span><text:span text:style-name="T10"><text:line-break/></text:span><text:span text:style-name="T10"><text:line-break/></text:span><text:span text:style-name="T50">int</text:span><text:span text:style-name="T10"> main() </text:span><text:span text:style-name="T10"><text:line-break/></text:span><text:span text:style-name="T10">{ </text:span><text:span text:style-name="T10"><text:line-break/></text:span><text:span text:style-name="T10">   MyClass a; </text:span><text:span text:style-name="T84">// complier error – </text:span></text:p>
            <text:p text:style-name="P17"><text:span text:style-name="T84"><text:s text:c="14"/></text:span><text:span text:style-name="T84">// no parameterless ctor. </text:span></text:p>
          </draw:text-box>
        </draw:frame>
        <draw:frame draw:name="Rectangle 2" presentation:style-name="pr4" draw:text-style-name="P3" draw:layer="layout" svg:width="23.706cm" svg:height="2.116cm" svg:x="0.847cm" svg:y="0.423cm" presentation:class="title" presentation:user-transformed="true">
          <draw:text-box>
            <text:p text:style-name="P6"><text:span text:style-name="T39">C</text:span><text:span text:style-name="T39">o</text:span><text:span text:style-name="T39">n</text:span><text:span text:style-name="T39">s</text:span><text:span text:style-name="T39">tr</text:span><text:span text:style-name="T39">u</text:span><text:span text:style-name="T39">c</text:span><text:span text:style-name="T39">t</text:span><text:span text:style-name="T39">o</text:span><text:span text:style-name="T39">r</text:span><text:span text:style-name="T39">s </text:span><text:span text:style-name="T39">– </text:span><text:span text:style-name="T39">n</text:span><text:span text:style-name="T39">o </text:span><text:span text:style-name="T39">d</text:span><text:span text:style-name="T39">e</text:span><text:span text:style-name="T39">f</text:span><text:span text:style-name="T39">a</text:span><text:span text:style-name="T39">u</text:span><text:span text:style-name="T39">lt </text:span><text:span text:style-name="T39">p</text:span><text:span text:style-name="T39">a</text:span><text:span text:style-name="T39">r</text:span><text:span text:style-name="T39">a</text:span><text:span text:style-name="T39">m</text:span><text:span text:style-name="T39">e</text:span><text:span text:style-name="T39">t</text:span><text:span text:style-name="T39">e</text:span><text:span text:style-name="T39">rl</text:span><text:span text:style-name="T39">e</text:span><text:span text:style-name="T39">s</text:span><text:span text:style-name="T39">s </text:span><text:span text:style-name="T39">c</text:span><text:span text:style-name="T39">t</text:span><text:span text:style-name="T39">o</text:span><text:span text:style-name="T39">r</text:span></text:p>
          </draw:text-box>
        </draw:frame>
        <anim:par presentation:node-type="timing-root">
          <anim:par smil:begin="id57.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5"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Destructors" draw:style-name="dp1" draw:master-page-name="כותרת_20_ותוכן" presentation:presentation-page-layout-name="AL2T11" xml:id="id58" draw:id="id58">
        <draw:frame draw:name="Rectangle 2" presentation:style-name="pr4" draw:text-style-name="P3" draw:layer="layout" svg:width="23.706cm" svg:height="1.776cm" svg:x="0.847cm" svg:y="0.763cm" presentation:class="title" presentation:user-transformed="true">
          <draw:text-box>
            <text:p text:style-name="P6"><text:span text:style-name="T2">D</text:span><text:span text:style-name="T2">e</text:span><text:span text:style-name="T2">s</text:span><text:span text:style-name="T2">t</text:span><text:span text:style-name="T2">r</text:span><text:span text:style-name="T2">u</text:span><text:span text:style-name="T2">c</text:span><text:span text:style-name="T2">t</text:span><text:span text:style-name="T2">o</text:span><text:span text:style-name="T2">r</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10" draw:layer="layout" svg:width="24.129cm" svg:height="15.662cm" svg:x="0.635cm" svg:y="2.752cm" presentation:class="outline" presentation:user-transformed="true">
          <draw:text-box>
            <text:list text:style-name="L7">
              <text:list-item>
                <text:p text:style-name="P16"><text:span text:style-name="T4">Ensure propose “cleanup” when the object </text:span><text:span text:style-name="T4">is destructed</text:span></text:p>
              </text:list-item>
              <text:list-item>
                <text:p text:style-name="P16"><text:span text:style-name="T4">Use for freeing memory, notifying related </text:span><text:span text:style-name="T4">objects, etc.</text:span></text:p>
              </text:list-item>
            </text:list>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59" draw:id="id59">
        <draw:frame draw:name="Rectangle 2" presentation:style-name="pr17" draw:text-style-name="P3" draw:layer="layout" svg:width="24.129cm" svg:height="1.988cm" svg:x="0.635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 </text:span><text:span text:style-name="T2">B</text:span><text:span text:style-name="T2">a</text:span><text:span text:style-name="T2">s</text:span><text:span text:style-name="T2">i</text:span><text:span text:style-name="T2">c</text:span><text:span text:style-name="T2">s</text:span><text:span text:style-name="T2">: </text:span><text:span text:style-name="T2">D</text:span><text:span text:style-name="T2">e</text:span><text:span text:style-name="T2">s</text:span><text:span text:style-name="T2">t</text:span><text:span text:style-name="T2">r</text:span><text:span text:style-name="T2">u</text:span><text:span text:style-name="T2">c</text:span><text:span text:style-name="T2">t</text:span><text:span text:style-name="T2">o</text:span><text:span text:style-name="T2">r</text:span><text:span text:style-name="T2">s</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9" draw:text-style-name="P10" draw:layer="layout" svg:width="13.334cm" svg:height="15.451cm" svg:x="0.635cm" svg:y="2.752cm" presentation:class="outline" presentation:user-transformed="true">
          <draw:text-box>
            <text:p text:style-name="P41"><text:span text:style-name="T35">#include</text:span><text:span text:style-name="T36"> </text:span><text:span text:style-name="T85">&lt;cstdlib&gt;</text:span><text:span text:style-name="T36"> </text:span><text:span text:style-name="T36"><text:line-break/></text:span><text:span text:style-name="T35">class</text:span><text:span text:style-name="T36"> MyClass </text:span><text:span text:style-name="T36"><text:line-break/></text:span><text:span text:style-name="T36">{ </text:span><text:span text:style-name="T36"><text:line-break/></text:span><text:span text:style-name="T35">public</text:span><text:span text:style-name="T36">: </text:span><text:span text:style-name="T36"><text:line-break/></text:span><text:span text:style-name="T36">   MyClass(); </text:span><text:span text:style-name="T36"><text:line-break/></text:span><text:span text:style-name="T36">   ~MyClass(); </text:span><text:span text:style-name="T86">// destructor </text:span><text:span text:style-name="T86"><text:line-break/></text:span><text:span text:style-name="T35">private</text:span><text:span text:style-name="T36">: </text:span><text:span text:style-name="T36"><text:line-break/></text:span><text:span text:style-name="T36">   </text:span><text:span text:style-name="T35">char</text:span><text:span text:style-name="T36">* _mem; </text:span><text:span text:style-name="T36"><text:line-break/></text:span><text:span text:style-name="T36">}; </text:span><text:span text:style-name="T36"><text:line-break/></text:span><text:span text:style-name="T36">MyClass::MyClass() </text:span><text:span text:style-name="T36"><text:line-break/></text:span><text:span text:style-name="T36">{ </text:span><text:span text:style-name="T36"><text:line-break/></text:span><text:span text:style-name="T36">   _mem=(</text:span><text:span text:style-name="T35">char</text:span><text:span text:style-name="T36">*)malloc(</text:span><text:span text:style-name="T87">1000</text:span><text:span text:style-name="T36">); </text:span><text:span text:style-name="T36"><text:line-break/></text:span><text:span text:style-name="T36">} </text:span><text:span text:style-name="T36"><text:line-break/></text:span><text:span text:style-name="T36">MyClass::~MyClass() </text:span><text:span text:style-name="T36"><text:line-break/></text:span><text:span text:style-name="T36">{ </text:span><text:span text:style-name="T36"><text:line-break/></text:span><text:span text:style-name="T36">   free(_mem); </text:span><text:span text:style-name="T36"><text:line-break/></text:span><text:span text:style-name="T36">} </text:span></text:p>
          </draw:text-box>
        </draw:frame>
        <draw:frame draw:name="Rectangle 4" presentation:style-name="pr21" draw:text-style-name="P10" draw:layer="layout" svg:width="9.312cm" svg:height="15.451cm" svg:x="15.452cm" svg:y="2.752cm" presentation:class="outline" presentation:user-transformed="true">
          <draw:text-box>
            <text:p xml:id="id60" text:id="id60" text:style-name="P17"><text:span text:style-name="T45">int</text:span><text:span text:style-name="T46"> main() </text:span><text:span text:style-name="T46"><text:line-break/></text:span><text:span text:style-name="T46">{ </text:span><text:span text:style-name="T46"><text:line-break/></text:span><text:span text:style-name="T46">   MyClass a; </text:span><text:span text:style-name="T46"><text:line-break/></text:span><text:span text:style-name="T46">   </text:span><text:span text:style-name="T45">if</text:span><text:span text:style-name="T46">( ... ) </text:span><text:span text:style-name="T46"><text:line-break/></text:span><text:span text:style-name="T46">   { </text:span><text:span text:style-name="T46"><text:line-break/></text:span><text:span text:style-name="T46">      MyClass b; </text:span><text:span text:style-name="T46"><text:line-break/></text:span><text:span text:style-name="T46">       </text:span><text:span text:style-name="T46"><text:line-break/></text:span><text:span text:style-name="T46">   } </text:span><text:span text:style-name="T46"><text:line-break/></text:span><text:span text:style-name="T46">    </text:span><text:span text:style-name="T46"><text:line-break/></text:span><text:span text:style-name="T46">} </text:span></text:p>
          </draw:text-box>
        </draw:frame>
        <draw:custom-shape draw:name="AutoShape 5" draw:style-name="gr28" draw:text-style-name="P42" xml:id="id63" draw:id="id63" draw:layer="layout" svg:width="0.859cm" svg:height="0.674cm" svg:x="14.817cm" svg:y="12.449cm">
          <text:p text:style-name="P22"><text:span text:style-name="T1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9" draw:text-style-name="P43" xml:id="id64" draw:id="id64" draw:layer="layout" svg:width="0.859cm" svg:height="0.674cm" svg:x="14.817cm" svg:y="15.2cm">
          <text:p text:style-name="P22"><text:span text:style-name="T1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9" draw:text-style-name="P43" xml:id="id61" draw:id="id61" draw:layer="layout" svg:width="0.859cm" svg:height="0.674cm" svg:x="14.817cm" svg:y="5.927cm">
          <text:p text:style-name="P22"><text:span text:style-name="T1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8" draw:text-style-name="P42" xml:id="id62" draw:id="id62" draw:layer="layout" svg:width="0.859cm" svg:height="0.674cm" svg:x="14.817cm" svg:y="9.948cm">
          <text:p text:style-name="P22"><text:span text:style-name="T1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3" draw:text-style-name="P12" draw:layer="layout" svg:x1="14.605cm" svg:y1="3.175cm" svg:x2="14.64cm" svg:y2="17.877cm">
          <text:p/>
        </draw:line>
        <anim:par presentation:node-type="timing-root">
          <anim:par smil:begin="id5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xit" presentation:preset-id="ooo-exit-disappear">
                  <anim:set smil:begin="0s" smil:dur="0.001s" smil:fill="hold" smil:targetElement="id6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xit" presentation:preset-id="ooo-exit-disappear">
                  <anim:set smil:begin="0s" smil:dur="0.001s" smil:fill="hold" smil:targetElement="id6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xit" presentation:preset-id="ooo-exit-disappear">
                  <anim:set smil:begin="0s" smil:dur="0.001s" smil:fill="hold" smil:targetElement="id63" smil:attributeName="visibility" smil:to="hidden"/>
                </anim:par>
              </anim:par>
            </anim:par>
          </anim:seq>
        </anim:par>
        <presentation:notes draw:style-name="dp4">
          <draw:page-thumbnail draw:style-name="gr9" draw:layer="layout" svg:width="14.212cm" svg:height="10.659cm" svg:x="2.753cm" svg:y="2.16cm" draw:page-number="40" presentation:class="page"/>
          <draw:frame presentation:style-name="pr20" draw:text-style-name="P19" draw:layer="layout" svg:width="15.775cm" svg:height="12.792cm" svg:x="1.972cm" svg:y="13.503cm" presentation:class="notes" presentation:placeholder="true">
            <draw:text-box/>
          </draw:frame>
        </presentation:notes>
      </draw:page>
      <draw:page draw:name="C Interface" draw:style-name="dp5" draw:master-page-name="כותרת_20_ותוכן" presentation:presentation-page-layout-name="AL2T11" xml:id="id65" draw:id="id65">
        <draw:frame draw:name="כותרת 1" presentation:style-name="pr4" draw:text-style-name="P3" draw:layer="layout" svg:width="23.706cm" svg:height="1.776cm" svg:x="0.847cm" svg:y="0.763cm" presentation:class="title" presentation:user-transformed="true">
          <draw:text-box>
            <text:p text:style-name="P6"><text:span text:style-name="T2">C</text:span><text:span text:style-name="T2"> </text:span><text:span text:style-name="T2">I</text:span><text:span text:style-name="T2">n</text:span><text:span text:style-name="T2">t</text:span><text:span text:style-name="T2">e</text:span><text:span text:style-name="T2">r</text:span><text:span text:style-name="T2">f</text:span><text:span text:style-name="T2">a</text:span><text:span text:style-name="T2">c</text:span><text:span text:style-name="T2">e</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6" draw:text-style-name="P10" draw:layer="layout" svg:width="23.706cm" svg:height="15.874cm" svg:x="0.847cm" svg:y="2.54cm" presentation:class="outline" presentation:user-transformed="true">
          <draw:text-box>
            <text:p text:style-name="P17"><text:span text:style-name="T40">struct</text:span><text:span text:style-name="T41"> IntList; </text:span><text:span text:style-name="T41"><text:line-break/></text:span><text:span text:style-name="T40">typedef</text:span><text:span text:style-name="T41"> </text:span><text:span text:style-name="T40">struct</text:span><text:span text:style-name="T41"> IntList IntList; </text:span><text:span text:style-name="T41"><text:line-break/></text:span><text:span text:style-name="T41">IntList* intListNew(); </text:span><text:span text:style-name="T41"><text:line-break/></text:span><text:span text:style-name="T40">void</text:span><text:span text:style-name="T41"> intListFree( <text:s text:c="5"/>IntList* List ); </text:span><text:span text:style-name="T41"><text:line-break/></text:span><text:span text:style-name="T40">void</text:span><text:span text:style-name="T41"> intListPushFront( IntList* List, </text:span><text:span text:style-name="T40">int</text:span><text:span text:style-name="T41"> x); </text:span><text:span text:style-name="T41"><text:line-break/></text:span><text:span text:style-name="T40">void</text:span><text:span text:style-name="T41"> intListPushBack( <text:s/>IntList* List, </text:span><text:span text:style-name="T40">int</text:span><text:span text:style-name="T41"> x); </text:span><text:span text:style-name="T41"><text:line-break/></text:span><text:span text:style-name="T40">int </text:span><text:span text:style-name="T41"><text:s/>intListPopFront( <text:s/>IntList* List ); </text:span><text:span text:style-name="T41"><text:line-break/></text:span><text:span text:style-name="T40">int</text:span><text:span text:style-name="T41"> <text:s/>intListPopBack( <text:s text:c="2"/>IntList* List ); </text:span><text:span text:style-name="T41"><text:line-break/></text:span><text:span text:style-name="T40">int</text:span><text:span text:style-name="T41"> <text:s/>intListIsEmpty( <text:s text:c="2"/>IntList </text:span><text:span text:style-name="T40">const</text:span><text:span text:style-name="T41">* List); </text:span><text:span text:style-name="T88"><text:line-break/></text:span><text:span text:style-name="T88"/></text:p>
            <text:p text:style-name="P17"><text:span text:style-name="T40">typedef void</text:span><text:span text:style-name="T41"> (*funcInt)( </text:span><text:span text:style-name="T40">int</text:span><text:span text:style-name="T41"> x, </text:span><text:span text:style-name="T40">void</text:span><text:span text:style-name="T41">* Data ); </text:span><text:span text:style-name="T41"><text:line-break/></text:span><text:span text:style-name="T40">void</text:span><text:span text:style-name="T41"> intListMAPCAR( <text:s text:c="3"/>IntList* List,</text:span></text:p>
            <text:p text:style-name="P17"><text:span text:style-name="T41"><text:s text:c="22"/></text:span><text:span text:style-name="T41">funcInt Func, </text:span><text:span text:style-name="T40">void</text:span><text:span text:style-name="T41">* Data ); </text:span></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41"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9">P</text:span><text:span text:style-name="T49">r</text:span><text:span text:style-name="T49">e</text:span><text:span text:style-name="T49">l</text:span><text:span text:style-name="T49">u</text:span><text:span text:style-name="T49">d</text:span><text:span text:style-name="T49">e</text:span><text:span text:style-name="T49"> </text:span><text:span text:style-name="T49">t</text:span><text:span text:style-name="T49">o</text:span><text:span text:style-name="T49"> </text:span><text:span text:style-name="T49">s</text:span><text:span text:style-name="T49">l</text:span><text:span text:style-name="T49">i</text:span><text:span text:style-name="T49">d</text:span><text:span text:style-name="T49">e</text:span><text:span text:style-name="T49"> </text:span><text:span text:style-name="T49">m</text:span><text:span text:style-name="T49">a</text:span><text:span text:style-name="T49">l</text:span><text:span text:style-name="T49">l</text:span><text:span text:style-name="T49">o</text:span><text:span text:style-name="T49">c</text:span><text:span text:style-name="T49">/</text:span><text:span text:style-name="T49">f</text:span><text:span text:style-name="T49">r</text:span><text:span text:style-name="T49">e</text:span><text:span text:style-name="T49">e</text:span><text:span text:style-name="T49"> </text:span><text:span text:style-name="T49">v</text:span><text:span text:style-name="T49">s</text:span><text:span text:style-name="T49">.</text:span><text:span text:style-name="T49"> </text:span><text:span text:style-name="T49">n</text:span><text:span text:style-name="T49">e</text:span><text:span text:style-name="T49">w</text:span><text:span text:style-name="T49">/</text:span><text:span text:style-name="T49">d</text:span><text:span text:style-name="T49">e</text:span><text:span text:style-name="T49">l</text:span><text:span text:style-name="T49">e</text:span><text:span text:style-name="T49">t</text:span><text:span text:style-name="T49">e</text:span><text:span text:style-name="T49">,</text:span><text:span text:style-name="T49"> </text:span></text:p>
              <text:p text:style-name="P32"><text:span text:style-name="T49">B</text:span><text:span text:style-name="T49">U</text:span><text:span text:style-name="T49">T</text:span><text:span text:style-name="T49"> </text:span><text:span text:style-name="T49">–</text:span><text:span text:style-name="T49"> </text:span><text:span text:style-name="T49">a</text:span><text:span text:style-name="T49">l</text:span><text:span text:style-name="T49">s</text:span><text:span text:style-name="T49">o</text:span><text:span text:style-name="T49"> </text:span><text:span text:style-name="T49">a</text:span><text:span text:style-name="T49"> </text:span><text:span text:style-name="T49">c</text:span><text:span text:style-name="T49">h</text:span><text:span text:style-name="T49">a</text:span><text:span text:style-name="T49">n</text:span><text:span text:style-name="T49">c</text:span><text:span text:style-name="T49">e</text:span><text:span text:style-name="T49"> </text:span><text:span text:style-name="T49">t</text:span><text:span text:style-name="T49">o</text:span><text:span text:style-name="T49"> </text:span><text:span text:style-name="T49">c</text:span><text:span text:style-name="T49">o</text:span><text:span text:style-name="T49">m</text:span><text:span text:style-name="T49">p</text:span><text:span text:style-name="T49">a</text:span><text:span text:style-name="T49">r</text:span><text:span text:style-name="T49">e</text:span><text:span text:style-name="T49"> </text:span><text:span text:style-name="T49">c</text:span><text:span text:style-name="T49"> </text:span><text:span text:style-name="T49">s</text:span><text:span text:style-name="T49">t</text:span><text:span text:style-name="T49">y</text:span><text:span text:style-name="T49">l</text:span><text:span text:style-name="T49">e</text:span><text:span text:style-name="T49"> </text:span><text:span text:style-name="T49">i</text:span><text:span text:style-name="T49">n</text:span><text:span text:style-name="T49">t</text:span><text:span text:style-name="T49">e</text:span><text:span text:style-name="T49">r</text:span><text:span text:style-name="T49">f</text:span><text:span text:style-name="T49">a</text:span><text:span text:style-name="T49">c</text:span><text:span text:style-name="T49">e</text:span><text:span text:style-name="T49"> </text:span><text:span text:style-name="T49">w</text:span><text:span text:style-name="T49">i</text:span><text:span text:style-name="T49">t</text:span><text:span text:style-name="T49">h</text:span><text:span text:style-name="T49"> </text:span><text:span text:style-name="T49">c</text:span><text:span text:style-name="T49">+</text:span><text:span text:style-name="T49">+</text:span></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C++ Class" draw:style-name="dp1" draw:master-page-name="כותרת_20_ותוכן" presentation:presentation-page-layout-name="AL2T11" xml:id="id66" draw:id="id66">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text:span><text:span text:style-name="T2">+</text:span><text:span text:style-name="T2"> </text:span><text:span text:style-name="T2">C</text:span><text:span text:style-name="T2">l</text:span><text:span text:style-name="T2">a</text:span><text:span text:style-name="T2">s</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89">In header file:</text:span></text:p>
            <text:p text:style-name="P17"><text:span text:style-name="T40">class</text:span><text:span text:style-name="T41"> IntList </text:span><text:span text:style-name="T41"><text:line-break/></text:span><text:span text:style-name="T41">{ </text:span><text:span text:style-name="T41"><text:line-break/></text:span><text:span text:style-name="T40">public</text:span><text:span text:style-name="T41">: </text:span><text:span text:style-name="T41"><text:line-break/></text:span><text:span text:style-name="T41">  IntList(); </text:span><text:span text:style-name="T41"><text:line-break/></text:span><text:span text:style-name="T41">  ~IntList(); </text:span><text:span text:style-name="T41"><text:line-break/></text:span><text:span text:style-name="T41">  </text:span><text:span text:style-name="T40">void</text:span><text:span text:style-name="T41"> pushFront(</text:span><text:span text:style-name="T40">int </text:span><text:span text:style-name="T41">x); </text:span><text:span text:style-name="T41"><text:line-break/></text:span><text:span text:style-name="T41">  </text:span><text:span text:style-name="T40">void</text:span><text:span text:style-name="T41"> pushBack(</text:span><text:span text:style-name="T40">int</text:span><text:span text:style-name="T41"> x); </text:span><text:span text:style-name="T41"><text:line-break/></text:span><text:span text:style-name="T41">  </text:span><text:span text:style-name="T40">int</text:span><text:span text:style-name="T41"> popFront(); </text:span><text:span text:style-name="T41"><text:line-break/></text:span><text:span text:style-name="T41">  </text:span><text:span text:style-name="T40">int</text:span><text:span text:style-name="T41"> popBack(); </text:span><text:span text:style-name="T41"><text:line-break/></text:span><text:span text:style-name="T41">  </text:span><text:span text:style-name="T40">bool</text:span><text:span text:style-name="T41"> isEmpty() </text:span><text:span text:style-name="T40">const</text:span><text:span text:style-name="T41">; </text:span><text:span text:style-name="T41"><text:line-break/></text:span><text:span text:style-name="T41"><text:line-break/></text:span><text:span text:style-name="T41"/></text:p>
            <text:p text:style-name="P17"><text:span text:style-name="T41"/></text:p>
            <text:p text:style-name="P17"><text:span text:style-name="T41"><text:line-break/></text:span><text:span text:style-name="T40">private</text:span><text:span text:style-name="T41">: </text:span><text:span text:style-name="T41"><text:line-break/></text:span><text:span text:style-name="T41">  </text:span><text:span text:style-name="T40">struct</text:span><text:span text:style-name="T41"> Node </text:span><text:span text:style-name="T41"><text:line-break/></text:span><text:span text:style-name="T41">  { </text:span><text:span text:style-name="T41"><text:line-break/></text:span><text:span text:style-name="T41">      </text:span><text:span text:style-name="T40">int</text:span><text:span text:style-name="T41"> value; </text:span><text:span text:style-name="T41"><text:line-break/></text:span><text:span text:style-name="T41">      Node *next; </text:span><text:span text:style-name="T41"><text:line-break/></text:span><text:span text:style-name="T41">      Node *prev; </text:span><text:span text:style-name="T41"><text:line-break/></text:span><text:span text:style-name="T41">  }; </text:span><text:span text:style-name="T41"><text:line-break/></text:span><text:span text:style-name="T41">  Node* m_start; </text:span><text:span text:style-name="T41"><text:line-break/></text:span><text:span text:style-name="T41">  Node* m_end; </text:span><text:span text:style-name="T41"><text:line-break/></text:span><text:span text:style-name="T41">}; </text:span><text:span text:style-name="T41"><text:line-break/></text:span><text:span text:style-name="T41"/></text:p>
            <text:p text:style-name="P17"><text:span text:style-name="T41"><text:line-break/></text:span><text:span text:style-name="T41"/></text:p>
          </draw:text-box>
        </draw:frame>
        <anim:par presentation:node-type="timing-root">
          <anim:par smil:begin="id66.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42"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9">P</text:span><text:span text:style-name="T49">R</text:span><text:span text:style-name="T49">O</text:span><text:span text:style-name="T49">S</text:span><text:span text:style-name="T49"> </text:span><text:span text:style-name="T49">a</text:span><text:span text:style-name="T49">n</text:span><text:span text:style-name="T49">d</text:span><text:span text:style-name="T49"> </text:span><text:span text:style-name="T49">C</text:span><text:span text:style-name="T49">O</text:span><text:span text:style-name="T49">N</text:span><text:span text:style-name="T49">S</text:span><text:span text:style-name="T49">:</text:span></text:p>
              <text:p text:style-name="P32"><text:span text:style-name="T49">M</text:span><text:span text:style-name="T49">o</text:span><text:span text:style-name="T49">r</text:span><text:span text:style-name="T49">e</text:span><text:span text:style-name="T49"> </text:span><text:span text:style-name="T49">s</text:span><text:span text:style-name="T49">t</text:span><text:span text:style-name="T49">r</text:span><text:span text:style-name="T49">u</text:span><text:span text:style-name="T49">c</text:span><text:span text:style-name="T49">t</text:span><text:span text:style-name="T49">u</text:span><text:span text:style-name="T49">r</text:span><text:span text:style-name="T49">e</text:span><text:span text:style-name="T49">d</text:span><text:span text:style-name="T49">,</text:span><text:span text:style-name="T49"> </text:span><text:span text:style-name="T49">"</text:span><text:span text:style-name="T49">O</text:span><text:span text:style-name="T49">O</text:span><text:span text:style-name="T49">"</text:span></text:p>
              <text:p text:style-name="P32"><text:span text:style-name="T49">R</text:span><text:span text:style-name="T49">e</text:span><text:span text:style-name="T49">v</text:span><text:span text:style-name="T49">e</text:span><text:span text:style-name="T49">a</text:span><text:span text:style-name="T49">l</text:span><text:span text:style-name="T49">s</text:span><text:span text:style-name="T49"> </text:span><text:span text:style-name="T49">t</text:span><text:span text:style-name="T49">h</text:span><text:span text:style-name="T49">e</text:span><text:span text:style-name="T49"> </text:span><text:span text:style-name="T49">p</text:span><text:span text:style-name="T49">r</text:span><text:span text:style-name="T49">i</text:span><text:span text:style-name="T49">v</text:span><text:span text:style-name="T49">a</text:span><text:span text:style-name="T49">t</text:span><text:span text:style-name="T49">e</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a</text:span><text:span text:style-name="T49">t</text:span><text:span text:style-name="T49">i</text:span><text:span text:style-name="T49">o</text:span><text:span text:style-name="T49">n</text:span><text:span text:style-name="T49">!</text:span><text:span text:style-name="T49">!</text:span><text:span text:style-name="T49">!</text:span><text:span text:style-name="T49">!</text:span></text:p>
              <text:p text:style-name="P32"><text:span text:style-name="T49">It </text:span><text:span text:style-name="T49">i</text:span><text:span text:style-name="T49">s</text:span><text:span text:style-name="T49"> </text:span><text:span text:style-name="T49">p</text:span><text:span text:style-name="T49">r</text:span><text:span text:style-name="T49">o</text:span><text:span text:style-name="T49">t</text:span><text:span text:style-name="T49">e</text:span><text:span text:style-name="T49">c</text:span><text:span text:style-name="T49">t</text:span><text:span text:style-name="T49">e</text:span><text:span text:style-name="T49">d</text:span><text:span text:style-name="T49"> </text:span><text:span text:style-name="T49">f</text:span><text:span text:style-name="T49">r</text:span><text:span text:style-name="T49">o</text:span><text:span text:style-name="T49">m</text:span><text:span text:style-name="T49"> </text:span><text:span text:style-name="T49">c</text:span><text:span text:style-name="T49">h</text:span><text:span text:style-name="T49">a</text:span><text:span text:style-name="T49">n</text:span><text:span text:style-name="T49">g</text:span><text:span text:style-name="T49">e</text:span><text:span text:style-name="T49">,</text:span><text:span text:style-name="T49"> </text:span><text:span text:style-name="T49">b</text:span><text:span text:style-name="T49">u</text:span><text:span text:style-name="T49">t</text:span><text:span text:style-name="T49"> </text:span><text:span text:style-name="T49">i</text:span><text:span text:style-name="T49">f</text:span><text:span text:style-name="T49"> </text:span><text:span text:style-name="T49">y</text:span><text:span text:style-name="T49">o</text:span><text:span text:style-name="T49">u</text:span><text:span text:style-name="T49"> </text:span><text:span text:style-name="T49">w</text:span><text:span text:style-name="T49">a</text:span><text:span text:style-name="T49">n</text:span><text:span text:style-name="T49">t</text:span><text:span text:style-name="T49"> </text:span><text:span text:style-name="T49">t</text:span><text:span text:style-name="T49">o</text:span><text:span text:style-name="T49"> </text:span><text:span text:style-name="T49">c</text:span><text:span text:style-name="T49">h</text:span><text:span text:style-name="T49">a</text:span><text:span text:style-name="T49">n</text:span><text:span text:style-name="T49">g</text:span><text:span text:style-name="T49">e</text:span><text:span text:style-name="T49"> </text:span><text:span text:style-name="T49">t</text:span><text:span text:style-name="T49">h</text:span><text:span text:style-name="T49">e</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a</text:span><text:span text:style-name="T49">t</text:span><text:span text:style-name="T49">i</text:span><text:span text:style-name="T49">o</text:span><text:span text:style-name="T49">n</text:span><text:span text:style-name="T49"> </text:span><text:span text:style-name="T49">y</text:span><text:span text:style-name="T49">o</text:span><text:span text:style-name="T49">u</text:span><text:span text:style-name="T49"> </text:span><text:span text:style-name="T49">m</text:span><text:span text:style-name="T49">u</text:span><text:span text:style-name="T49">s</text:span><text:span text:style-name="T49">t</text:span><text:span text:style-name="T49"> </text:span><text:span text:style-name="T49">c</text:span><text:span text:style-name="T49">h</text:span><text:span text:style-name="T49">a</text:span><text:span text:style-name="T49">n</text:span><text:span text:style-name="T49">g</text:span><text:span text:style-name="T49">e</text:span><text:span text:style-name="T49"> </text:span><text:span text:style-name="T49">t</text:span><text:span text:style-name="T49">h</text:span><text:span text:style-name="T49">e</text:span><text:span text:style-name="T49"> </text:span><text:span text:style-name="T49">h</text:span><text:span text:style-name="T49">e</text:span><text:span text:style-name="T49">a</text:span><text:span text:style-name="T49">d</text:span><text:span text:style-name="T49">e</text:span><text:span text:style-name="T49">r</text:span><text:span text:style-name="T49"> </text:span><text:span text:style-name="T49">f</text:span><text:span text:style-name="T49">i</text:span><text:span text:style-name="T49">l</text:span><text:span text:style-name="T49">e</text:span><text:span text:style-name="T49">.</text:span></text:p>
              <text:p text:style-name="P32"><text:span text:style-name="T49"/></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Classes &amp; Memory allocation" draw:style-name="dp1" draw:master-page-name="שני_20_תכנים" presentation:presentation-page-layout-name="AL3T3" xml:id="id67" draw:id="id67">
        <draw:frame draw:name="Rectangle 2" presentation:style-name="pr17" draw:text-style-name="P3" draw:layer="layout" svg:width="24.129cm" svg:height="1.988cm" svg:x="0.635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e</text:span><text:span text:style-name="T2">s</text:span><text:span text:style-name="T2"> </text:span><text:span text:style-name="T2">&amp;</text:span><text:span text:style-name="T2"> </text:span><text:span text:style-name="T2">M</text:span><text:span text:style-name="T2">e</text:span><text:span text:style-name="T2">m</text:span><text:span text:style-name="T2">o</text:span><text:span text:style-name="T2">r</text:span><text:span text:style-name="T2">y</text:span><text:span text:style-name="T2"> </text:span><text:span text:style-name="T2">a</text:span><text:span text:style-name="T2">ll</text:span><text:span text:style-name="T2">o</text:span><text:span text:style-name="T2">c</text:span><text:span text:style-name="T2">a</text:span><text:span text:style-name="T2">t</text:span><text:span text:style-name="T2">i</text:span><text:span text:style-name="T2">o</text:span><text:span text:style-name="T2">n</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10" draw:layer="layout" svg:width="24.129cm" svg:height="15.662cm" svg:x="0.635cm" svg:y="2.752cm" presentation:class="outline" presentation:user-transformed="true">
          <draw:text-box>
            <text:p text:style-name="P31"><text:span text:style-name="T64">Consider this C++ code</text:span></text:p>
            <text:p text:style-name="P31"><text:span text:style-name="T64"/></text:p>
            <text:p text:style-name="P17"><text:span text:style-name="T11">main() </text:span><text:span text:style-name="T11"><text:line-break/></text:span><text:span text:style-name="T11">{ </text:span><text:span text:style-name="T11"><text:line-break/></text:span><text:span text:style-name="T11">   IntList L; </text:span><text:span text:style-name="T11"><text:line-break/></text:span><text:span text:style-name="T11">    </text:span><text:span text:style-name="T11"><text:line-break/></text:span><text:span text:style-name="T11">} </text:span><text:span text:style-name="T46"><text:line-break/></text:span><text:span text:style-name="T46"/></text:p>
            <text:p text:style-name="P31"><text:span text:style-name="T64">What is the difference?</text:span></text:p>
          </draw:text-box>
        </draw:frame>
        <draw:frame draw:name="Rectangle 4" presentation:style-name="pr19" draw:text-style-name="P10" draw:layer="layout" svg:width="24.129cm" svg:height="15.662cm" svg:x="0.635cm" svg:y="2.752cm" presentation:class="outline" presentation:user-transformed="true">
          <draw:text-box>
            <text:p text:style-name="P31"><text:span text:style-name="T38">Compare to C style:</text:span></text:p>
            <text:p text:style-name="P17"><text:span text:style-name="T10">main() </text:span><text:span text:style-name="T10"><text:line-break/></text:span><text:span text:style-name="T10">{ </text:span><text:span text:style-name="T10"><text:line-break/></text:span><text:span text:style-name="T10">   IntList* L = <text:s text:c="2"/></text:span></text:p>
            <text:p text:style-name="P17"><text:span text:style-name="T10"><text:s text:c="3"/></text:span><text:span text:style-name="T10">intListNew()</text:span><text:span text:style-name="T10"><text:line-break/></text:span><text:span text:style-name="T10">} </text:span><text:span text:style-name="T10"><text:line-break/></text:span><text:span text:style-name="T41"><text:line-break/></text:span><text:span text:style-name="T41"/></text:p>
            <text:p text:style-name="P17"><text:span text:style-name="T41"><text:line-break/></text:span><text:span text:style-name="T41"/></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20" draw:text-style-name="P1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68" draw:id="id68">
        <draw:frame draw:name="Rectangle 2" presentation:style-name="pr4" draw:text-style-name="P3" draw:layer="layout" svg:width="23.706cm" svg:height="1.776cm" svg:x="0.847cm" svg:y="0.763cm" presentation:class="title" presentation:user-transformed="true">
          <draw:text-box>
            <text:p text:style-name="P6"><text:span text:style-name="T2">C</text:span><text:span text:style-name="T2">l</text:span><text:span text:style-name="T2">a</text:span><text:span text:style-name="T2">s</text:span><text:span text:style-name="T2">s</text:span><text:span text:style-name="T2">e</text:span><text:span text:style-name="T2">s</text:span><text:span text:style-name="T2"> </text:span><text:span text:style-name="T2">&amp;</text:span><text:span text:style-name="T2"> </text:span><text:span text:style-name="T2">M</text:span><text:span text:style-name="T2">e</text:span><text:span text:style-name="T2">m</text:span><text:span text:style-name="T2">o</text:span><text:span text:style-name="T2">r</text:span><text:span text:style-name="T2">y</text:span><text:span text:style-name="T2"> </text:span><text:span text:style-name="T2">a</text:span><text:span text:style-name="T2">ll</text:span><text:span text:style-name="T2">o</text:span><text:span text:style-name="T2">c</text:span><text:span text:style-name="T2">a</text:span><text:span text:style-name="T2">t</text:span><text:span text:style-name="T2">i</text:span><text:span text:style-name="T2">o</text:span><text:span text:style-name="T2">n</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662cm" svg:x="0.635cm" svg:y="2.752cm" presentation:class="outline" presentation:user-transformed="true">
          <draw:text-box>
            <text:p text:style-name="P17"><text:span text:style-name="T11">IntList* L = (IntList*)malloc(</text:span><text:span text:style-name="T59">sizeof</text:span><text:span text:style-name="T11">(IntList)); </text:span></text:p>
            <text:p text:style-name="P17"><text:span text:style-name="T4">Does not call constructor!</text:span></text:p>
            <text:p text:style-name="P31"><text:span text:style-name="T4">Internal data members are not initialized</text:span></text:p>
            <text:p text:style-name="P31"><text:span text:style-name="T4"/></text:p>
            <text:p xml:id="id69" text:id="id69" text:style-name="P17"><text:span text:style-name="T11">free(L); </text:span><text:span text:style-name="T11"><text:line-break/></text:span><text:span text:style-name="T4">Does not call destructor!</text:span></text:p>
            <text:p xml:id="id70" text:id="id70" text:style-name="P31"><text:span text:style-name="T4">Internal data members are not freed</text:span></text:p>
            <text:p text:style-name="P31"><text:span text:style-name="T4"/></text:p>
            <text:p text:style-name="P31"><text:span text:style-name="T4"/></text:p>
          </draw:text-box>
        </draw:frame>
        <anim:par presentation:node-type="timing-root">
          <anim:par smil:begin="id68.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44"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9">W</text:span><text:span text:style-name="T49">h</text:span><text:span text:style-name="T49">a</text:span><text:span text:style-name="T49">t</text:span><text:span text:style-name="T49"> </text:span><text:span text:style-name="T49">s</text:span><text:span text:style-name="T49">h</text:span><text:span text:style-name="T49">o</text:span><text:span text:style-name="T49">u</text:span><text:span text:style-name="T49">l</text:span><text:span text:style-name="T49">d</text:span><text:span text:style-name="T49"> </text:span><text:span text:style-name="T49">w</text:span><text:span text:style-name="T49">e</text:span><text:span text:style-name="T49"> </text:span><text:span text:style-name="T49">d</text:span><text:span text:style-name="T49">o</text:span><text:span text:style-name="T49">?</text:span><text:span text:style-name="T49"> </text:span></text:p>
              <text:p text:style-name="P32"><text:span text:style-name="T49">cr</text:span><text:span text:style-name="T49">e</text:span><text:span text:style-name="T49">a</text:span><text:span text:style-name="T49">t</text:span><text:span text:style-name="T49">e</text:span><text:span text:style-name="T49">O</text:span><text:span text:style-name="T49">b</text:span><text:span text:style-name="T49">j</text:span><text:span text:style-name="T49"> </text:span><text:span text:style-name="T49">a</text:span><text:span text:style-name="T49">n</text:span><text:span text:style-name="T49">d</text:span><text:span text:style-name="T49"> </text:span><text:span text:style-name="T49">f</text:span><text:span text:style-name="T49">r</text:span><text:span text:style-name="T49">e</text:span><text:span text:style-name="T49">e</text:span><text:span text:style-name="T49">O</text:span><text:span text:style-name="T49">b</text:span><text:span text:style-name="T49">j</text:span><text:span text:style-name="T49"> </text:span><text:span text:style-name="T49">f</text:span><text:span text:style-name="T49">u</text:span><text:span text:style-name="T49">n</text:span><text:span text:style-name="T49">c</text:span><text:span text:style-name="T49">t</text:span><text:span text:style-name="T49">i</text:span><text:span text:style-name="T49">o</text:span><text:span text:style-name="T49">n</text:span><text:span text:style-name="T49">s</text:span></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new &amp; delete" draw:style-name="dp1" draw:master-page-name="כותרת_20_ותוכן" presentation:presentation-page-layout-name="AL2T11" xml:id="id71" draw:id="id71">
        <draw:frame draw:name="Rectangle 2" presentation:style-name="pr4" draw:text-style-name="P3" draw:layer="layout" svg:width="23.706cm" svg:height="1.776cm" svg:x="0.847cm" svg:y="0.763cm" presentation:class="title" presentation:user-transformed="true">
          <draw:text-box>
            <text:p text:style-name="P6"><text:span text:style-name="T2">n</text:span><text:span text:style-name="T2">e</text:span><text:span text:style-name="T2">w</text:span><text:span text:style-name="T2"> </text:span><text:span text:style-name="T2">&amp;</text:span><text:span text:style-name="T2"> </text:span><text:span text:style-name="T2">d</text:span><text:span text:style-name="T2">e</text:span><text:span text:style-name="T2">l</text:span><text:span text:style-name="T2">e</text:span><text:span text:style-name="T2">t</text:span><text:span text:style-name="T2">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662cm" svg:x="0.635cm" svg:y="2.752cm" presentation:class="outline" presentation:user-transformed="true">
          <draw:text-box>
            <text:p text:style-name="P31"><text:span text:style-name="T4">Special operators:</text:span></text:p>
            <text:p text:style-name="P31"><text:span text:style-name="T4"/></text:p>
            <text:p text:style-name="P17"><text:span text:style-name="T11">IntList *L = </text:span><text:span text:style-name="T59">new</text:span><text:span text:style-name="T11"> IntList; </text:span></text:p>
            <text:list text:style-name="L7">
              <text:list-item>
                <text:p text:style-name="P17"><text:span text:style-name="T4">Allocate memory</text:span></text:p>
              </text:list-item>
              <text:list-item>
                <text:p text:style-name="P17"><text:span text:style-name="T4">Call constructor</text:span></text:p>
              </text:list-item>
              <text:list-item>
                <text:p text:style-name="P17"><text:span text:style-name="T4">Return pointer to the constructed object</text:span></text:p>
              </text:list-item>
            </text:list>
            <text:p text:style-name="P31"><text:span text:style-name="T4"/></text:p>
            <text:p text:style-name="P17"><text:span text:style-name="T59">delete</text:span><text:span text:style-name="T11"> L;</text:span></text:p>
            <text:list text:style-name="L10">
              <text:list-item>
                <text:p text:style-name="P17"><text:span text:style-name="T90">Call destructor</text:span></text:p>
              </text:list-item>
              <text:list-item>
                <text:p text:style-name="P31"><text:span text:style-name="T90">Free memory</text:span></text:p>
              </text:list-item>
            </text:list>
            <text:p text:style-name="P31"><text:span text:style-name="T4"/></text:p>
            <text:p text:style-name="P31"><text:span text:style-name="T4"/></text:p>
          </draw:text-box>
        </draw:frame>
        <anim:par presentation:node-type="timing-root">
          <anim:par smil:begin="id71.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1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72" draw:id="id72">
        <draw:frame draw:name="Rectangle 2" presentation:style-name="pr4" draw:text-style-name="P3" draw:layer="layout" svg:width="23.706cm" svg:height="1.776cm" svg:x="0.847cm" svg:y="0.763cm" presentation:class="title" presentation:user-transformed="true">
          <draw:text-box>
            <text:p text:style-name="P6"><text:span text:style-name="T2">n</text:span><text:span text:style-name="T2">e</text:span><text:span text:style-name="T2">w</text:span><text:span text:style-name="T2"> </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4">Can be used with any type:</text:span></text:p>
            <text:p text:style-name="P17"><text:span text:style-name="T59">int</text:span><text:span text:style-name="T11"> *i = </text:span><text:span text:style-name="T59">new</text:span><text:span text:style-name="T11"> </text:span><text:span text:style-name="T59">int</text:span><text:span text:style-name="T11">; </text:span><text:span text:style-name="T11"><text:line-break/></text:span><text:span text:style-name="T59">char</text:span><text:span text:style-name="T11"> **p = </text:span><text:span text:style-name="T59">new</text:span><text:span text:style-name="T11"> (</text:span><text:span text:style-name="T59">char</text:span><text:span text:style-name="T11"> *); </text:span></text:p>
            <text:list text:style-name="L11">
              <text:list-item>
                <text:p text:style-name="P31"><text:span text:style-name="T24">new is a global operator</text:span></text:p>
              </text:list-item>
              <text:list-item>
                <text:p text:style-name="P31"><text:span text:style-name="T24">new </text:span><text:span text:style-name="T91">expression</text:span><text:span text:style-name="T92"> </text:span><text:span text:style-name="T24">invokes the new </text:span><text:span text:style-name="T91">operator</text:span><text:span text:style-name="T92"> <text:s/></text:span><text:span text:style-name="T24">to </text:span><text:span text:style-name="T24">allocate memory, and then calls ctor</text:span></text:p>
              </text:list-item>
              <text:list-item>
                <text:p text:style-name="P31"><text:span text:style-name="T24">Can be overloaded (or </text:span><text:span text:style-name="T92">replaced</text:span><text:span text:style-name="T24">)</text:span></text:p>
              </text:list-item>
              <text:list-item>
                <text:p text:style-name="P31"><text:span text:style-name="T24">By default, failure throws exception. Can be </text:span><text:span text:style-name="T24">changed.</text:span></text:p>
              </text:list-item>
              <text:list-item>
                <text:p text:style-name="P31"><text:span text:style-name="T24">See &lt;new&gt; header</text:span></text:p>
              </text:list-item>
            </text:list>
          </draw:text-box>
        </draw:frame>
        <anim:par presentation:node-type="timing-root">
          <anim:par smil:begin="id7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46" presentation:class="page"/>
          <draw:frame draw:name="מציין מיקום של הערות 2" presentation:style-name="pr15" draw:text-style-name="P5" draw:layer="layout" svg:width="14.463cm" svg:height="12.787cm" svg:x="2.628cm" svg:y="13.507cm" presentation:class="notes" presentation:user-transformed="true">
            <draw:text-box>
              <text:p text:style-name="P32"><text:span text:style-name="T49">R</text:span><text:span text:style-name="T49">e</text:span><text:span text:style-name="T49">p</text:span><text:span text:style-name="T49">l</text:span><text:span text:style-name="T49">a</text:span><text:span text:style-name="T49">c</text:span><text:span text:style-name="T49">i</text:span><text:span text:style-name="T49">n</text:span><text:span text:style-name="T49">g</text:span><text:span text:style-name="T49"> </text:span><text:span text:style-name="T49">–</text:span><text:span text:style-name="T49"> </text:span><text:span text:style-name="T49">t</text:span><text:span text:style-name="T49">h</text:span><text:span text:style-name="T49">e</text:span><text:span text:style-name="T49"> </text:span><text:span text:style-name="T49">g</text:span><text:span text:style-name="T49">l</text:span><text:span text:style-name="T49">o</text:span><text:span text:style-name="T49">b</text:span><text:span text:style-name="T49">a</text:span><text:span text:style-name="T49">l</text:span><text:span text:style-name="T49"> </text:span><text:span text:style-name="T49">o</text:span><text:span text:style-name="T49">p</text:span><text:span text:style-name="T49">e</text:span><text:span text:style-name="T49">r</text:span><text:span text:style-name="T49">a</text:span><text:span text:style-name="T49">t</text:span><text:span text:style-name="T49">o</text:span><text:span text:style-name="T49">r</text:span><text:span text:style-name="T49"> </text:span><text:span text:style-name="T49">n</text:span><text:span text:style-name="T49">e</text:span><text:span text:style-name="T49">w</text:span><text:span text:style-name="T49">(</text:span><text:span text:style-name="T49">)</text:span><text:span text:style-name="T49"> </text:span><text:span text:style-name="T49">i</text:span><text:span text:style-name="T49">s</text:span><text:span text:style-name="T49">n</text:span><text:span text:style-name="T49">'</text:span><text:span text:style-name="T49">t</text:span><text:span text:style-name="T49"> </text:span><text:span text:style-name="T49">o</text:span><text:span text:style-name="T49">v</text:span><text:span text:style-name="T49">e</text:span><text:span text:style-name="T49">r</text:span><text:span text:style-name="T49">l</text:span><text:span text:style-name="T49">o</text:span><text:span text:style-name="T49">a</text:span><text:span text:style-name="T49">d</text:span><text:span text:style-name="T49">e</text:span><text:span text:style-name="T49">d</text:span><text:span text:style-name="T49"> </text:span><text:span text:style-name="T49">b</text:span><text:span text:style-name="T49">u</text:span><text:span text:style-name="T49">t</text:span><text:span text:style-name="T49"> </text:span><text:span text:style-name="T49">s</text:span><text:span text:style-name="T49">p</text:span><text:span text:style-name="T49">e</text:span><text:span text:style-name="T49">c</text:span><text:span text:style-name="T49">i</text:span><text:span text:style-name="T49">a</text:span><text:span text:style-name="T49">l</text:span><text:span text:style-name="T49"> </text:span><text:span text:style-name="T49">b</text:span><text:span text:style-name="T49">e</text:span><text:span text:style-name="T49">h</text:span><text:span text:style-name="T49">a</text:span><text:span text:style-name="T49">v</text:span><text:span text:style-name="T49">i</text:span><text:span text:style-name="T49">o</text:span><text:span text:style-name="T49">r</text:span><text:span text:style-name="T49"> </text:span><text:span text:style-name="T49">–</text:span><text:span text:style-name="T49"> </text:span><text:span text:style-name="T49">u</text:span><text:span text:style-name="T49">s</text:span><text:span text:style-name="T49">e</text:span><text:span text:style-name="T49">r</text:span><text:span text:style-name="T49"> </text:span><text:span text:style-name="T49">d</text:span><text:span text:style-name="T49">e</text:span><text:span text:style-name="T49">f</text:span><text:span text:style-name="T49">i</text:span><text:span text:style-name="T49">n</text:span><text:span text:style-name="T49">e</text:span><text:span text:style-name="T49">d</text:span><text:span text:style-name="T49"> </text:span><text:span text:style-name="T49">f</text:span><text:span text:style-name="T49">u</text:span><text:span text:style-name="T49">n</text:span><text:span text:style-name="T49">c</text:span><text:span text:style-name="T49">t</text:span><text:span text:style-name="T49">i</text:span><text:span text:style-name="T49">o</text:span><text:span text:style-name="T49">n</text:span><text:span text:style-name="T49"> </text:span><text:span text:style-name="T49">w</text:span><text:span text:style-name="T49">i</text:span><text:span text:style-name="T49">l</text:span><text:span text:style-name="T49">l</text:span><text:span text:style-name="T49"> </text:span><text:span text:style-name="T49">r</text:span><text:span text:style-name="T49">e</text:span><text:span text:style-name="T49">p</text:span><text:span text:style-name="T49">l</text:span><text:span text:style-name="T49">a</text:span><text:span text:style-name="T49">c</text:span><text:span text:style-name="T49">e</text:span><text:span text:style-name="T49"> </text:span><text:span text:style-name="T49">(</text:span><text:span text:style-name="T49">e</text:span><text:span text:style-name="T49">f</text:span><text:span text:style-name="T49">f</text:span><text:span text:style-name="T49">e</text:span><text:span text:style-name="T49">c</text:span><text:span text:style-name="T49">t</text:span><text:span text:style-name="T49">i</text:span><text:span text:style-name="T49">v</text:span><text:span text:style-name="T49">e</text:span><text:span text:style-name="T49">l</text:span><text:span text:style-name="T49">y</text:span><text:span text:style-name="T49"> </text:span><text:span text:style-name="T49">h</text:span><text:span text:style-name="T49">i</text:span><text:span text:style-name="T49">d</text:span><text:span text:style-name="T49">e</text:span><text:span text:style-name="T49">)</text:span><text:span text:style-name="T49"> </text:span><text:span text:style-name="T49">t</text:span><text:span text:style-name="T49">h</text:span><text:span text:style-name="T49">e</text:span><text:span text:style-name="T49"> </text:span><text:span text:style-name="T49">p</text:span><text:span text:style-name="T49">r</text:span><text:span text:style-name="T49">e</text:span><text:span text:style-name="T49"> </text:span><text:span text:style-name="T49">d</text:span><text:span text:style-name="T49">e</text:span><text:span text:style-name="T49">f</text:span><text:span text:style-name="T49">i</text:span><text:span text:style-name="T49">n</text:span><text:span text:style-name="T49">e</text:span><text:span text:style-name="T49">d</text:span><text:span text:style-name="T49">.</text:span><text:span text:style-name="T49"> </text:span><text:span text:style-name="T49">B</text:span><text:span text:style-name="T49">y</text:span><text:span text:style-name="T49"> </text:span><text:span text:style-name="T49">s</text:span><text:span text:style-name="T49">t</text:span><text:span text:style-name="T49">a</text:span><text:span text:style-name="T49">n</text:span><text:span text:style-name="T49">d</text:span><text:span text:style-name="T49">a</text:span><text:span text:style-name="T49">r</text:span><text:span text:style-name="T49">d</text:span><text:span text:style-name="T49">,</text:span><text:span text:style-name="T49"> </text:span><text:span text:style-name="T49">e</text:span><text:span text:style-name="T49">a</text:span><text:span text:style-name="T49">c</text:span><text:span text:style-name="T49">h</text:span><text:span text:style-name="T49"> </text:span><text:span text:style-name="T49">c</text:span><text:span text:style-name="T49">+</text:span><text:span text:style-name="T49">+</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a</text:span><text:span text:style-name="T49">t</text:span><text:span text:style-name="T49">i</text:span><text:span text:style-name="T49">o</text:span><text:span text:style-name="T49">n</text:span><text:span text:style-name="T49"> </text:span><text:span text:style-name="T49">s</text:span><text:span text:style-name="T49">h</text:span><text:span text:style-name="T49">o</text:span><text:span text:style-name="T49">u</text:span><text:span text:style-name="T49">l</text:span><text:span text:style-name="T49">d</text:span><text:span text:style-name="T49"> </text:span><text:span text:style-name="T49">p</text:span><text:span text:style-name="T49">r</text:span><text:span text:style-name="T49">o</text:span><text:span text:style-name="T49">v</text:span><text:span text:style-name="T49">i</text:span><text:span text:style-name="T49">d</text:span><text:span text:style-name="T49">e</text:span><text:span text:style-name="T49"> </text:span><text:span text:style-name="T49">a</text:span><text:span text:style-name="T49"> </text:span><text:span text:style-name="T49">g</text:span><text:span text:style-name="T49">l</text:span><text:span text:style-name="T49">o</text:span><text:span text:style-name="T49">b</text:span><text:span text:style-name="T49">a</text:span><text:span text:style-name="T49">l</text:span><text:span text:style-name="T49"> </text:span><text:span text:style-name="T49">o</text:span><text:span text:style-name="T49">p</text:span><text:span text:style-name="T49">e</text:span><text:span text:style-name="T49">r</text:span><text:span text:style-name="T49">a</text:span><text:span text:style-name="T49">t</text:span><text:span text:style-name="T49">o</text:span><text:span text:style-name="T49">r</text:span><text:span text:style-name="T49"> </text:span><text:span text:style-name="T49">n</text:span><text:span text:style-name="T49">e</text:span><text:span text:style-name="T49">w</text:span><text:span text:style-name="T49">(</text:span><text:span text:style-name="T49">)</text:span><text:span text:style-name="T49"> </text:span><text:span text:style-name="T49">f</text:span><text:span text:style-name="T49">u</text:span><text:span text:style-name="T49">n</text:span><text:span text:style-name="T49">c</text:span><text:span text:style-name="T49">t</text:span><text:span text:style-name="T49">i</text:span><text:span text:style-name="T49">o</text:span><text:span text:style-name="T49">n</text:span><text:span text:style-name="T49"> </text:span><text:span text:style-name="T49">t</text:span><text:span text:style-name="T49">h</text:span><text:span text:style-name="T49">a</text:span><text:span text:style-name="T49">t</text:span><text:span text:style-name="T49"> </text:span><text:span text:style-name="T49">c</text:span><text:span text:style-name="T49">a</text:span><text:span text:style-name="T49">n</text:span><text:span text:style-name="T49"> </text:span><text:span text:style-name="T49">b</text:span><text:span text:style-name="T49">e</text:span><text:span text:style-name="T49"> </text:span><text:span text:style-name="T49">r</text:span><text:span text:style-name="T49">e</text:span><text:span text:style-name="T49">p</text:span><text:span text:style-name="T49">l</text:span><text:span text:style-name="T49">a</text:span><text:span text:style-name="T49">c</text:span><text:span text:style-name="T49">e</text:span><text:span text:style-name="T49">d</text:span><text:span text:style-name="T49">.</text:span></text:p>
              <text:p text:style-name="P32"><text:span text:style-name="T49">O</text:span><text:span text:style-name="T49">v</text:span><text:span text:style-name="T49">e</text:span><text:span text:style-name="T49">r</text:span><text:span text:style-name="T49">l</text:span><text:span text:style-name="T49">o</text:span><text:span text:style-name="T49">a</text:span><text:span text:style-name="T49">d</text:span><text:span text:style-name="T49">e</text:span><text:span text:style-name="T49">d</text:span><text:span text:style-name="T49"> </text:span><text:span text:style-name="T49">–</text:span><text:span text:style-name="T49"> </text:span><text:span text:style-name="T49">i</text:span><text:span text:style-name="T49">n</text:span><text:span text:style-name="T49">s</text:span><text:span text:style-name="T49">i</text:span><text:span text:style-name="T49">d</text:span><text:span text:style-name="T49">e</text:span><text:span text:style-name="T49"> </text:span><text:span text:style-name="T49">a</text:span><text:span text:style-name="T49"> </text:span><text:span text:style-name="T49">s</text:span><text:span text:style-name="T49">p</text:span><text:span text:style-name="T49">e</text:span><text:span text:style-name="T49">c</text:span><text:span text:style-name="T49">i</text:span><text:span text:style-name="T49">f</text:span><text:span text:style-name="T49">i</text:span><text:span text:style-name="T49">c</text:span><text:span text:style-name="T49"> </text:span><text:span text:style-name="T49">c</text:span><text:span text:style-name="T49">l</text:span><text:span text:style-name="T49">a</text:span><text:span text:style-name="T49">s</text:span><text:span text:style-name="T49">s</text:span><text:span text:style-name="T49"> </text:span><text:span text:style-name="T49">y</text:span><text:span text:style-name="T49">o</text:span><text:span text:style-name="T49">u</text:span><text:span text:style-name="T49"> </text:span><text:span text:style-name="T49">c</text:span><text:span text:style-name="T49">a</text:span><text:span text:style-name="T49">n</text:span><text:span text:style-name="T49"> </text:span><text:span text:style-name="T49">o</text:span><text:span text:style-name="T49">v</text:span><text:span text:style-name="T49">e</text:span><text:span text:style-name="T49">r</text:span><text:span text:style-name="T49">l</text:span><text:span text:style-name="T49">o</text:span><text:span text:style-name="T49">a</text:span><text:span text:style-name="T49">d</text:span><text:span text:style-name="T49"> </text:span><text:span text:style-name="T49">t</text:span><text:span text:style-name="T49">h</text:span><text:span text:style-name="T49">e</text:span><text:span text:style-name="T49"> </text:span><text:span text:style-name="T49">o</text:span><text:span text:style-name="T49">p</text:span><text:span text:style-name="T49">e</text:span><text:span text:style-name="T49">r</text:span><text:span text:style-name="T49">a</text:span><text:span text:style-name="T49">t</text:span><text:span text:style-name="T49">o</text:span><text:span text:style-name="T49">r</text:span><text:span text:style-name="T49"> </text:span><text:span text:style-name="T49">f</text:span><text:span text:style-name="T49">o</text:span><text:span text:style-name="T49">r</text:span><text:span text:style-name="T49"> </text:span><text:span text:style-name="T49">t</text:span><text:span text:style-name="T49">h</text:span><text:span text:style-name="T49">a</text:span><text:span text:style-name="T49">t</text:span><text:span text:style-name="T49"> </text:span><text:span text:style-name="T49">c</text:span><text:span text:style-name="T49">l</text:span><text:span text:style-name="T49">a</text:span><text:span text:style-name="T49">s</text:span><text:span text:style-name="T49">s</text:span><text:span text:style-name="T49">.</text:span></text:p>
            </draw:text-box>
          </draw:frame>
          <draw:frame draw:name="מציין מיקום של מספר שקופית 3" presentation:style-name="pr16" draw:text-style-name="P34" draw:layer="layout" svg:width="8.545cm" svg:height="1.419cm" svg:x="11.174cm" svg:y="27.01cm" presentation:class="page-number" presentation:user-transformed="true">
            <draw:text-box>
              <text:p text:style-name="P33"><text:span text:style-name="T44"><text:page-number>&lt;number&gt;</text:page-number></text:span></text:p>
            </draw:text-box>
          </draw:frame>
        </presentation:notes>
      </draw:page>
      <draw:page draw:name="Global operator new (simplified)" draw:style-name="dp5" draw:master-page-name="כותרת_20_ותוכן" presentation:presentation-page-layout-name="AL2T11" xml:id="id73" draw:id="id73">
        <draw:frame draw:name="כותרת 1" presentation:style-name="pr4" draw:text-style-name="P3" draw:layer="layout" svg:width="23.706cm" svg:height="1.776cm" svg:x="0.847cm" svg:y="0.763cm" presentation:class="title" presentation:user-transformed="true">
          <draw:text-box>
            <text:p text:style-name="P6"><text:span text:style-name="T2">G</text:span><text:span text:style-name="T2">l</text:span><text:span text:style-name="T2">o</text:span><text:span text:style-name="T2">b</text:span><text:span text:style-name="T2">a</text:span><text:span text:style-name="T2">l </text:span><text:span text:style-name="T93">o</text:span><text:span text:style-name="T93">p</text:span><text:span text:style-name="T93">e</text:span><text:span text:style-name="T93">r</text:span><text:span text:style-name="T93">a</text:span><text:span text:style-name="T93">t</text:span><text:span text:style-name="T93">o</text:span><text:span text:style-name="T93">r</text:span><text:span text:style-name="T2"> </text:span><text:span text:style-name="T2">n</text:span><text:span text:style-name="T2">e</text:span><text:span text:style-name="T2">w</text:span><text:span text:style-name="T2"> </text:span><text:span text:style-name="T2">(</text:span><text:span text:style-name="T2">s</text:span><text:span text:style-name="T2">i</text:span><text:span text:style-name="T2">m</text:span><text:span text:style-name="T2">p</text:span><text:span text:style-name="T2">li</text:span><text:span text:style-name="T2">f</text:span><text:span text:style-name="T2">i</text:span><text:span text:style-name="T2">e</text:span><text:span text:style-name="T2">d</text:span><text:span text:style-name="T2">)</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6" draw:text-style-name="P10" draw:layer="layout" svg:width="23.706cm" svg:height="15.874cm" svg:x="0.847cm" svg:y="2.54cm" presentation:class="outline" presentation:user-transformed="true">
          <draw:text-box>
            <text:p text:style-name="P44"><text:span text:style-name="T45">void</text:span><text:span text:style-name="T46"> *</text:span><text:span text:style-name="T45">operator</text:span><text:span text:style-name="T46"> </text:span><text:span text:style-name="T45">new</text:span><text:span text:style-name="T46">(size_t size)</text:span></text:p>
            <text:p text:style-name="P44"><text:span text:style-name="T46">{ </text:span><text:span text:style-name="T46"><text:line-break/></text:span><text:span text:style-name="T46">  <text:s/></text:span><text:span text:style-name="T45">void</text:span><text:span text:style-name="T46"> *p; </text:span><text:span text:style-name="T46"><text:line-break/></text:span><text:span text:style-name="T46">   </text:span><text:span text:style-name="T45">if</text:span><text:span text:style-name="T46">((p = malloc(size)) == </text:span><text:span text:style-name="T94">0</text:span><text:span text:style-name="T46">) </text:span><text:span text:style-name="T46"><text:line-break/></text:span><text:span text:style-name="T46"> <text:s text:c="2"/>{ </text:span></text:p>
            <text:p text:style-name="P44"><text:span text:style-name="T46"><text:s text:c="6"/></text:span><text:span text:style-name="T45">throw</text:span><text:span text:style-name="T46"> std::bad_alloc;</text:span></text:p>
            <text:p text:style-name="P44"><text:span text:style-name="T46">   </text:span><text:span text:style-name="T46">} </text:span><text:span text:style-name="T46"><text:line-break/></text:span><text:span text:style-name="T46">   </text:span><text:span text:style-name="T45">return</text:span><text:span text:style-name="T46"> p; </text:span><text:span text:style-name="T46"><text:line-break/></text:span><text:span text:style-name="T46">}</text:span></text:p>
            <text:p text:style-name="P44"><text:span text:style-name="T46"/></text:p>
          </draw:text-box>
        </draw:frame>
        <anim:par presentation:node-type="timing-root">
          <anim:par smil:begin="id73.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7" presentation:class="page"/>
          <draw:frame presentation:style-name="pr13" draw:text-style-name="P19"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74" draw:id="id74">
        <draw:frame draw:name="Rectangle 2" presentation:style-name="pr4" draw:text-style-name="P3" draw:layer="layout" svg:width="23.706cm" svg:height="1.776cm" svg:x="0.847cm" svg:y="0.763cm" presentation:class="title" presentation:user-transformed="true">
          <draw:text-box>
            <text:p text:style-name="P6"><text:span text:style-name="T2">N</text:span><text:span text:style-name="T2">e</text:span><text:span text:style-name="T2">w</text:span><text:span text:style-name="T2"> </text:span><text:span text:style-name="T2">&amp;</text:span><text:span text:style-name="T2"> </text:span><text:span text:style-name="T2">C</text:span><text:span text:style-name="T2">o</text:span><text:span text:style-name="T2">n</text:span><text:span text:style-name="T2">s</text:span><text:span text:style-name="T2">t</text:span><text:span text:style-name="T2">r</text:span><text:span text:style-name="T2">u</text:span><text:span text:style-name="T2">c</text:span><text:span text:style-name="T2">t</text:span><text:span text:style-name="T2">o</text:span><text:span text:style-name="T2">r</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40">class</text:span><text:span text:style-name="T41"> MyClass </text:span><text:span text:style-name="T41"><text:line-break/></text:span><text:span text:style-name="T41">{ </text:span><text:span text:style-name="T41"><text:line-break/></text:span><text:span text:style-name="T40">public</text:span><text:span text:style-name="T41">: </text:span><text:span text:style-name="T41"><text:line-break/></text:span><text:span text:style-name="T41">   MyClass(); </text:span><text:span text:style-name="T41"><text:line-break/></text:span><text:span text:style-name="T41">   MyClass( </text:span><text:span text:style-name="T40">int</text:span><text:span text:style-name="T41"> i ); </text:span><text:span text:style-name="T41"><text:line-break/></text:span><text:span text:style-name="T41">   MyClass( </text:span><text:span text:style-name="T40">double</text:span><text:span text:style-name="T41"> x, </text:span><text:span text:style-name="T40">double</text:span><text:span text:style-name="T41"> y ); </text:span><text:span text:style-name="T41"><text:line-break/></text:span><text:span text:style-name="T41">    </text:span><text:span text:style-name="T41"><text:line-break/></text:span><text:span text:style-name="T41">}; </text:span><text:span text:style-name="T41"><text:line-break/></text:span><text:span text:style-name="T41"><text:line-break/></text:span><text:span text:style-name="T41">MyClass* a; </text:span><text:span text:style-name="T41"><text:line-break/></text:span><text:span text:style-name="T41">a = </text:span><text:span text:style-name="T40">new</text:span><text:span text:style-name="T41"> MyClass; </text:span><text:span text:style-name="T42">// Calls </text:span><text:span text:style-name="T42"><text:line-break/></text:span><text:span text:style-name="T41">a = </text:span><text:span text:style-name="T40">new</text:span><text:span text:style-name="T41"> MyClass(</text:span><text:span text:style-name="T80">5</text:span><text:span text:style-name="T41">); </text:span><text:span text:style-name="T42">// Calls </text:span><text:span text:style-name="T42"><text:line-break/></text:span><text:span text:style-name="T41">a = </text:span><text:span text:style-name="T40">new</text:span><text:span text:style-name="T41"> MyClass( </text:span><text:span text:style-name="T80">1.0</text:span><text:span text:style-name="T41">, </text:span><text:span text:style-name="T80">0.0</text:span><text:span text:style-name="T41"> ); </text:span><text:span text:style-name="T42">// Calls </text:span><text:span text:style-name="T42"><text:line-break/></text:span><text:span text:style-name="T41"><text:line-break/></text:span><text:span text:style-name="T41"/></text:p>
            <text:p text:style-name="P17"><text:span text:style-name="T41"><text:line-break/></text:span><text:span text:style-name="T41"/></text:p>
          </draw:text-box>
        </draw:frame>
        <draw:custom-shape draw:name="Oval 4" draw:style-name="gr27" draw:text-style-name="P12" draw:layer="layout" svg:width="0.978cm" svg:height="0.978cm" svg:x="1.094cm" svg:y="6.491cm">
          <text:p text:style-name="P45"><text:span text:style-name="T8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7" draw:text-style-name="P12" draw:layer="layout" svg:width="0.978cm" svg:height="0.978cm" svg:x="1.116cm" svg:y="7.624cm">
          <text:p text:style-name="P45"><text:span text:style-name="T8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7" draw:text-style-name="P12" draw:layer="layout" svg:width="0.978cm" svg:height="0.978cm" svg:x="1.138cm" svg:y="8.758cm">
          <text:p text:style-name="P45"><text:span text:style-name="T8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7" draw:text-style-name="P12" draw:layer="layout" svg:width="0.978cm" svg:height="0.978cm" svg:x="13.335cm" svg:y="14.817cm">
          <text:p text:style-name="P45"><text:span text:style-name="T8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7" draw:text-style-name="P12" draw:layer="layout" svg:width="0.978cm" svg:height="0.978cm" svg:x="14.393cm" svg:y="16.166cm">
          <text:p text:style-name="P45"><text:span text:style-name="T8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7" draw:text-style-name="P12" draw:layer="layout" svg:width="0.978cm" svg:height="0.978cm" svg:x="18.627cm" svg:y="17.436cm">
          <text:p text:style-name="P45"><text:span text:style-name="T8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7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8" presentation:class="page"/>
          <draw:frame presentation:style-name="pr13" draw:text-style-name="P1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75" draw:id="id75">
        <draw:frame draw:name="Rectangle 2" presentation:style-name="pr4" draw:text-style-name="P3" draw:layer="layout" svg:width="23.706cm" svg:height="1.776cm" svg:x="0.847cm" svg:y="0.763cm" presentation:class="title" presentation:user-transformed="true">
          <draw:text-box>
            <text:p text:style-name="P6"><text:span text:style-name="T2">N</text:span><text:span text:style-name="T2">e</text:span><text:span text:style-name="T2">w</text:span><text:span text:style-name="T2"> </text:span><text:span text:style-name="T2">&amp;</text:span><text:span text:style-name="T2"> </text:span><text:span text:style-name="T2">a</text:span><text:span text:style-name="T2">r</text:span><text:span text:style-name="T2">r</text:span><text:span text:style-name="T2">a</text:span><text:span text:style-name="T2">y</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4">To allocate arrays, use</text:span></text:p>
            <text:p text:style-name="P31"><text:span text:style-name="T4"/></text:p>
            <text:p text:style-name="P17"><text:span text:style-name="T59">int</text:span><text:span text:style-name="T11"> *a = </text:span><text:span text:style-name="T59">new</text:span><text:span text:style-name="T11"> </text:span><text:span text:style-name="T59">int</text:span><text:span text:style-name="T11">[</text:span><text:span text:style-name="T53">10</text:span><text:span text:style-name="T11">]; </text:span><text:span text:style-name="T60">// array of 10 <text:s text:c="2"/></text:span></text:p>
            <text:p text:style-name="P17"><text:span text:style-name="T60"><text:s text:c="22"/></text:span><text:span text:style-name="T60">//ints </text:span><text:span text:style-name="T60"><text:line-break/></text:span><text:span text:style-name="T59">size_t</text:span><text:span text:style-name="T11"> n = </text:span><text:span text:style-name="T53">4</text:span><text:span text:style-name="T11">;</text:span></text:p>
            <text:p text:style-name="P17"><text:span text:style-name="T11">IntList *b = </text:span><text:span text:style-name="T59">new</text:span><text:span text:style-name="T11"> IntList[n]; </text:span><text:span text:style-name="T11"><text:line-break/></text:span><text:span text:style-name="T11"> <text:s text:c="12"/></text:span><text:span text:style-name="T60">// array of n IntLists </text:span><text:span text:style-name="T60"><text:line-break/></text:span><text:span text:style-name="T60"/></text:p>
            <text:p text:style-name="P31"><text:span text:style-name="T4">Objects in allocated array must have an </text:span><text:span text:style-name="T4">argument-less constructor!</text:span></text:p>
          </draw:text-box>
        </draw:frame>
        <anim:par presentation:node-type="timing-root">
          <anim:par smil:begin="id7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9" presentation:class="page"/>
          <draw:frame presentation:style-name="pr13" draw:text-style-name="P1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76" draw:id="id76">
        <draw:frame draw:name="Rectangle 2" presentation:style-name="pr4" draw:text-style-name="P3" draw:layer="layout" svg:width="23.706cm" svg:height="1.776cm" svg:x="0.847cm" svg:y="0.763cm" presentation:class="title" presentation:user-transformed="true">
          <draw:text-box>
            <text:p text:style-name="P6"><text:span text:style-name="T2">D</text:span><text:span text:style-name="T2">e</text:span><text:span text:style-name="T2">l</text:span><text:span text:style-name="T2">e</text:span><text:span text:style-name="T2">t</text:span><text:span text:style-name="T2">e</text:span><text:span text:style-name="T2"> </text:span><text:span text:style-name="T2">&amp;</text:span><text:span text:style-name="T2"> </text:span><text:span text:style-name="T2">a</text:span><text:span text:style-name="T2">r</text:span><text:span text:style-name="T2">r</text:span><text:span text:style-name="T2">a</text:span><text:span text:style-name="T2">y</text:span><text:span text:style-name="T2">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4">Special operation to delete arrays</text:span></text:p>
            <text:p text:style-name="P31"><text:span text:style-name="T4"/></text:p>
            <text:p text:style-name="P17"><text:span text:style-name="T59">int</text:span><text:span text:style-name="T11"> *a = </text:span><text:span text:style-name="T59">new</text:span><text:span text:style-name="T11"> </text:span><text:span text:style-name="T59">int</text:span><text:span text:style-name="T11">[</text:span><text:span text:style-name="T53">10</text:span><text:span text:style-name="T11">]; </text:span><text:span text:style-name="T11"><text:line-break/></text:span><text:span text:style-name="T59">int</text:span><text:span text:style-name="T11"> *b = </text:span><text:span text:style-name="T59">new</text:span><text:span text:style-name="T11"> </text:span><text:span text:style-name="T59">int</text:span><text:span text:style-name="T11">[</text:span><text:span text:style-name="T53">10</text:span><text:span text:style-name="T11">]; </text:span><text:span text:style-name="T11"><text:line-break/></text:span><text:span text:style-name="T11"><text:line-break/></text:span><text:span text:style-name="T11">delete [] a; </text:span><text:span text:style-name="T60">// proper delete command </text:span><text:span text:style-name="T60"><text:line-break/></text:span><text:span text:style-name="T11">delete b; <text:s text:c="3"/></text:span><text:span text:style-name="T60">// may work, but may <text:s text:c="2"/></text:span></text:p>
            <text:p text:style-name="P17"><text:span text:style-name="T60"><text:s text:c="13"/></text:span><text:span text:style-name="T60">// cause memory leak! </text:span><text:span text:style-name="T60"><text:line-break/></text:span><text:span text:style-name="T11"><text:line-break/></text:span><text:span text:style-name="T11"/></text:p>
            <text:p text:style-name="P17"><text:span text:style-name="T11"><text:line-break/></text:span><text:span text:style-name="T11"/></text:p>
          </draw:text-box>
        </draw:frame>
        <anim:par presentation:node-type="timing-root">
          <anim:par smil:begin="id7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50" presentation:class="page"/>
          <draw:frame presentation:style-name="pr13" draw:text-style-name="P1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77" draw:id="id77">
        <draw:frame draw:name="Rectangle 2" presentation:style-name="pr4" draw:text-style-name="P3" draw:layer="layout" svg:width="23.706cm" svg:height="1.776cm" svg:x="0.847cm" svg:y="0.763cm" presentation:class="title" presentation:user-transformed="true">
          <draw:text-box>
            <text:p text:style-name="P6"><text:span text:style-name="T2">A</text:span><text:span text:style-name="T2">ll</text:span><text:span text:style-name="T2">o</text:span><text:span text:style-name="T2">c</text:span><text:span text:style-name="T2">a</text:span><text:span text:style-name="T2">t</text:span><text:span text:style-name="T2">e</text:span><text:span text:style-name="T2"> </text:span><text:span text:style-name="T2">a</text:span><text:span text:style-name="T2">r</text:span><text:span text:style-name="T2">r</text:span><text:span text:style-name="T2">a</text:span><text:span text:style-name="T2">y</text:span><text:span text:style-name="T2"> </text:span><text:span text:style-name="T2">o</text:span><text:span text:style-name="T2">f </text:span><text:span text:style-name="T2">o</text:span><text:span text:style-name="T2">b</text:span><text:span text:style-name="T2">j</text:span><text:span text:style-name="T2">e</text:span><text:span text:style-name="T2">c</text:span><text:span text:style-name="T2">t</text:span><text:span text:style-name="T2">s</text:span><text:span text:style-name="T2"> </text:span><text:span text:style-name="T2">w</text:span><text:span text:style-name="T2">/</text:span><text:span text:style-name="T2">o</text:span><text:span text:style-name="T2"> </text:span><text:span text:style-name="T2">d</text:span><text:span text:style-name="T2">e</text:span><text:span text:style-name="T2">f</text:span><text:span text:style-name="T2">. </text:span><text:span text:style-name="T2">c</text:span><text:span text:style-name="T2">o</text:span><text:span text:style-name="T2">n</text:span><text:span text:style-name="T2">s</text:span><text:span text:style-name="T2">.</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1"><text:span text:style-name="T95">size_t </text:span><text:span text:style-name="T96">n = </text:span><text:span text:style-name="T97">4</text:span><text:span text:style-name="T96">; </text:span><text:span text:style-name="T96"><text:line-break/></text:span><text:span text:style-name="T96">MyClass **arr = </text:span><text:span text:style-name="T95">new</text:span><text:span text:style-name="T96"> MyClass *[n]; </text:span><text:span text:style-name="T96"><text:line-break/></text:span><text:span text:style-name="T98">// array of n pointers to MyClass (no </text:span></text:p>
            <text:p text:style-name="P31"><text:span text:style-name="T98">// cons. is invoked) </text:span></text:p>
            <text:p text:style-name="P31"><text:span text:style-name="T98"><text:line-break/></text:span><text:span text:style-name="T95">for</text:span><text:span text:style-name="T96"> (</text:span><text:span text:style-name="T95">size_t </text:span><text:span text:style-name="T96">i=</text:span><text:span text:style-name="T97">0</text:span><text:span text:style-name="T96">; i&lt;n; ++i) </text:span><text:span text:style-name="T96"><text:line-break/></text:span><text:span text:style-name="T96">{ </text:span><text:span text:style-name="T96"><text:line-break/></text:span><text:span text:style-name="T96">   arr[i] = </text:span><text:span text:style-name="T95">new</text:span><text:span text:style-name="T96"> MyClass (i); </text:span><text:span text:style-name="T96"><text:line-break/></text:span><text:span text:style-name="T96">   </text:span><text:span text:style-name="T98">// each pointer points to a MyClass </text:span></text:p>
            <text:p text:style-name="P31"><text:span text:style-name="T98"><text:s text:c="3"/></text:span><text:span text:style-name="T98">// object allocated on the heap, and </text:span></text:p>
            <text:p text:style-name="P31"><text:span text:style-name="T98"><text:s text:c="3"/></text:span><text:span text:style-name="T98">// the cons. is invoked. </text:span><text:span text:style-name="T98"><text:line-break/></text:span><text:span text:style-name="T96">} </text:span></text:p>
          </draw:text-box>
        </draw:frame>
        <anim:par presentation:node-type="timing-root">
          <anim:par smil:begin="id7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51" presentation:class="page"/>
          <draw:frame presentation:style-name="pr13" draw:text-style-name="P1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78" draw:id="id78">
        <draw:frame draw:name="Rectangle 2" presentation:style-name="pr10" draw:text-style-name="P3" draw:layer="layout" svg:width="23.706cm" svg:height="2.199cm" svg:x="0.847cm" svg:y="1.058cm" presentation:class="title" presentation:user-transformed="true">
          <draw:text-box>
            <text:p text:style-name="P6"><text:span text:style-name="T39">F</text:span><text:span text:style-name="T39">r</text:span><text:span text:style-name="T39">e</text:span><text:span text:style-name="T39">e </text:span><text:span text:style-name="T39">a</text:span><text:span text:style-name="T39">n </text:span><text:span text:style-name="T39">a</text:span><text:span text:style-name="T39">ll</text:span><text:span text:style-name="T39">o</text:span><text:span text:style-name="T39">c</text:span><text:span text:style-name="T39">a</text:span><text:span text:style-name="T39">t</text:span><text:span text:style-name="T39">e</text:span><text:span text:style-name="T39">d </text:span><text:span text:style-name="T39">a</text:span><text:span text:style-name="T39">r</text:span><text:span text:style-name="T39">r</text:span><text:span text:style-name="T39">a</text:span><text:span text:style-name="T39">y </text:span><text:span text:style-name="T39">o</text:span><text:span text:style-name="T39">f </text:span><text:span text:style-name="T39">p</text:span><text:span text:style-name="T39">o</text:span><text:span text:style-name="T39">i</text:span><text:span text:style-name="T39">n</text:span><text:span text:style-name="T39">t</text:span><text:span text:style-name="T39">e</text:span><text:span text:style-name="T39">r</text:span><text:span text:style-name="T39">s </text:span><text:span text:style-name="T39">t</text:span><text:span text:style-name="T39">o </text:span><text:span text:style-name="T39">o</text:span><text:span text:style-name="T39">b</text:span><text:span text:style-name="T39">j</text:span><text:span text:style-name="T39">e</text:span><text:span text:style-name="T39">c</text:span><text:span text:style-name="T39">t</text:span><text:span text:style-name="T39">s </text:span><text:span text:style-name="T39">o</text:span><text:span text:style-name="T39">n </text:span><text:span text:style-name="T39">t</text:span><text:span text:style-name="T39">h</text:span><text:span text:style-name="T39">e </text:span><text:span text:style-name="T39">h</text:span><text:span text:style-name="T39">e</text:span><text:span text:style-name="T39">a</text:span><text:span text:style-name="T39">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3.706cm" svg:height="15.874cm" svg:x="0.847cm" svg:y="3.175cm" presentation:class="outline" presentation:user-transformed="true">
          <draw:text-box>
            <text:p text:style-name="P31"><text:span text:style-name="T95">size_t </text:span><text:span text:style-name="T96">n = </text:span><text:span text:style-name="T97">4</text:span><text:span text:style-name="T96">; </text:span><text:span text:style-name="T96"><text:line-break/></text:span><text:span text:style-name="T95">for</text:span><text:span text:style-name="T96"> (</text:span><text:span text:style-name="T95">size_t </text:span><text:span text:style-name="T96">i=</text:span><text:span text:style-name="T97">0</text:span><text:span text:style-name="T96">; i&lt;n; ++i) </text:span><text:span text:style-name="T96"><text:line-break/></text:span><text:span text:style-name="T96">{ </text:span><text:span text:style-name="T96"><text:line-break/></text:span><text:span text:style-name="T96">   delete (arr[i]); </text:span><text:span text:style-name="T96"><text:line-break/></text:span><text:span text:style-name="T96">   </text:span><text:span text:style-name="T98">// invoked the dest. of each MyClass </text:span></text:p>
            <text:p text:style-name="P31"><text:span text:style-name="T98"><text:s text:c="3"/></text:span><text:span text:style-name="T98">// object allocated on the heap, and </text:span></text:p>
            <text:p text:style-name="P31"><text:span text:style-name="T98"><text:s text:c="3"/></text:span><text:span text:style-name="T98">// free the memory. </text:span><text:span text:style-name="T98"><text:line-break/></text:span><text:span text:style-name="T96">} </text:span><text:span text:style-name="T96"><text:line-break/></text:span><text:span text:style-name="T96">delete [] arr; </text:span><text:span text:style-name="T96"><text:line-break/></text:span><text:span text:style-name="T98">// free the memory allocated for the </text:span></text:p>
            <text:p text:style-name="P31"><text:span text:style-name="T98">// array of pointers. No dest. is invoked </text:span></text:p>
          </draw:text-box>
        </draw:frame>
        <anim:par presentation:node-type="timing-root">
          <anim:par smil:begin="id7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52" presentation:class="page"/>
          <draw:frame presentation:style-name="pr13" draw:text-style-name="P19" draw:layer="layout" svg:width="15.775cm" svg:height="12.792cm" svg:x="1.972cm" svg:y="13.503cm" presentation:class="notes" presentation:placeholder="true">
            <draw:text-box/>
          </draw:frame>
        </presentation:notes>
      </draw:page>
      <draw:page draw:name="page53" draw:style-name="dp5" draw:master-page-name="כותרת_20_ותוכן" presentation:presentation-page-layout-name="AL2T11" xml:id="id79" draw:id="id79">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Rectangle 4" draw:style-name="gr30" draw:text-style-name="P12"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3" draw:layer="layout" svg:width="24.901cm" svg:height="6.561cm" svg:x="0.423cm" svg:y="0cm" presentation:class="title" presentation:user-transformed="true">
          <draw:text-box>
            <text:p text:style-name="P6"><text:span text:style-name="T23">W</text:span><text:span text:style-name="T23">e</text:span><text:span text:style-name="T23"> </text:span><text:span text:style-name="T23">w</text:span><text:span text:style-name="T23">i</text:span><text:span text:style-name="T23">l</text:span><text:span text:style-name="T23">l </text:span><text:span text:style-name="T23">s</text:span><text:span text:style-name="T23">e</text:span><text:span text:style-name="T23">e</text:span><text:span text:style-name="T23"> </text:span><text:span text:style-name="T23">d</text:span><text:span text:style-name="T23">i</text:span><text:span text:style-name="T23">f</text:span><text:span text:style-name="T23">f</text:span><text:span text:style-name="T23">e</text:span><text:span text:style-name="T23">r</text:span><text:span text:style-name="T23">e</text:span><text:span text:style-name="T23">n</text:span><text:span text:style-name="T23">t </text:span><text:span text:style-name="T23">(</text:span><text:span text:style-name="T23">a</text:span><text:span text:style-name="T23">n</text:span><text:span text:style-name="T23">d</text:span><text:span text:style-name="T23"> </text:span><text:span text:style-name="T23">i</text:span><text:span text:style-name="T23">n</text:span><text:span text:style-name="T23"> </text:span><text:span text:style-name="T23">m</text:span><text:span text:style-name="T23">a</text:span><text:span text:style-name="T23">n</text:span><text:span text:style-name="T23">y</text:span><text:span text:style-name="T23"> </text:span><text:span text:style-name="T23">c</text:span><text:span text:style-name="T23">a</text:span><text:span text:style-name="T23">s</text:span><text:span text:style-name="T23">e</text:span><text:span text:style-name="T23">s</text:span><text:span text:style-name="T23"> </text:span><text:span text:style-name="T23">b</text:span><text:span text:style-name="T23">e</text:span><text:span text:style-name="T23">t</text:span><text:span text:style-name="T23">t</text:span><text:span text:style-name="T23">e</text:span><text:span text:style-name="T23">r</text:span><text:span text:style-name="T23">) </text:span><text:span text:style-name="T23">a</text:span><text:span text:style-name="T23">l</text:span><text:span text:style-name="T23">t</text:span><text:span text:style-name="T23">e</text:span><text:span text:style-name="T23">r</text:span><text:span text:style-name="T23">n</text:span><text:span text:style-name="T23">a</text:span><text:span text:style-name="T23">t</text:span><text:span text:style-name="T23">i</text:span><text:span text:style-name="T23">v</text:span><text:span text:style-name="T23">e</text:span><text:span text:style-name="T23">s</text:span><text:span text:style-name="T23"> </text:span><text:span text:style-name="T23">t</text:span><text:span text:style-name="T23">o</text:span><text:span text:style-name="T23"> </text:span><text:span text:style-name="T23"><text:line-break/></text:span><text:span text:style-name="T23">d</text:span><text:span text:style-name="T23">i</text:span><text:span text:style-name="T23">r</text:span><text:span text:style-name="T23">e</text:span><text:span text:style-name="T23">c</text:span><text:span text:style-name="T23">t</text:span><text:span text:style-name="T23">l</text:span><text:span text:style-name="T23">y</text:span><text:span text:style-name="T23"> </text:span><text:span text:style-name="T23">u</text:span><text:span text:style-name="T23">s</text:span><text:span text:style-name="T23">i</text:span><text:span text:style-name="T23">n</text:span><text:span text:style-name="T23">g</text:span><text:span text:style-name="T23"> </text:span><text:span text:style-name="T23">n</text:span><text:span text:style-name="T23">e</text:span><text:span text:style-name="T23">w</text:span><text:span text:style-name="T23">!</text:span></text:p>
          </draw:text-box>
        </draw:frame>
        <anim:par presentation:node-type="timing-root">
          <anim:par smil:begin="id79.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53" presentation:class="page"/>
          <draw:frame presentation:style-name="pr13" draw:text-style-name="P1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01000000001D32C84ABC71FCAFD.png" xlink:type="simple" xlink:show="embed" xlink:actuate="onLoad"/>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text:span><text:span text:style-name="MT4">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text:span><text:span text:style-name="MT4"> </text:span><text:span text:style-name="MT4">ס</text:span><text:span text:style-name="MT4">ג</text:span><text:span text:style-name="MT4">נ</text:span><text:span text:style-name="MT4">ו</text:span><text:span text:style-name="MT4">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text:span><text:span text:style-name="MT4">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51</meta:editing-cycles>
    <meta:print-date>1999-11-04T13:06:28</meta:print-date>
    <meta:creation-date>1999-10-10T10:49:40</meta:creation-date>
    <dc:date>2018-02-12T13:04:35.876461388</dc:date>
    <meta:editing-duration>P26DT14H24M8S</meta:editing-duration>
    <meta:generator>LibreOffice/5.1.6.2$Linux_X86_64 LibreOffice_project/10m0$Build-2</meta:generator>
    <meta:document-statistic meta:object-count="4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